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m20h0" table:style-name="ta1">
        <table:shapes>
          <draw:frame draw:z-index="0" draw:style-name="gr1" draw:text-style-name="P1" svg:width="160.06mm" svg:height="90.04mm" svg:x="199.59mm" svg:y="107.58mm">
            <draw:object draw:notify-on-update-of-ranges="Toom20h0.K2:Toom20h0.K21 Toom20h0.M2:Toom20h0.M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7.71mm" svg:y="203.67mm">
            <draw:object draw:notify-on-update-of-ranges="Toom20h0.K2:Toom20h0.K21 Toom20h0.S2:Toom20h0.S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75.89mm" svg:y="106.44mm">
            <draw:object draw:notify-on-update-of-ranges="Toom20h0.K2:Toom20h0.K21 Toom20h0.U2:Toom20h0.U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N=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-0.979338" calcext:value-type="float">
            <text:p>-0.979338</text:p>
          </table:table-cell>
          <table:table-cell office:value-type="float" office:value="0.979338" calcext:value-type="float">
            <text:p>0.979338</text:p>
          </table:table-cell>
          <table:table-cell office:value-type="float" office:value="0.959206" calcext:value-type="float">
            <text:p>0.959206</text:p>
          </table:table-cell>
          <table:table-cell office:value-type="float" office:value="0.920466" calcext:value-type="float">
            <text:p>0.920466</text:p>
          </table:table-cell>
          <table:table-cell office:value-type="float" office:value="0.0410011" calcext:value-type="float">
            <text:p>0.0410011</text:p>
          </table:table-cell>
          <table:table-cell office:value-type="float" office:value="309.174" calcext:value-type="float">
            <text:p>309.174</text:p>
          </table:table-cell>
          <table:table-cell office:value-type="float" office:value="0.666525" calcext:value-type="float">
            <text:p>0.666525</text:p>
          </table:table-cell>
          <table:table-cell/>
          <table:table-cell table:formula="of:=LN([.R2])" office:value-type="float" office:value="5.73390422520872" calcext:value-type="float">
            <text:p>5.7339042252087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0.0497243" calcext:value-type="float">
            <text:p>0.049724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58169" calcext:value-type="float">
            <text:p>0.958169</text:p>
          </table:table-cell>
          <table:table-cell office:value-type="float" office:value="0.918295" calcext:value-type="float">
            <text:p>0.918295</text:p>
          </table:table-cell>
          <table:table-cell office:value-type="float" office:value="0.844023" calcext:value-type="float">
            <text:p>0.844023</text:p>
          </table:table-cell>
          <table:table-cell office:value-type="float" office:value="0.0828421" calcext:value-type="float">
            <text:p>0.0828421</text:p>
          </table:table-cell>
          <table:table-cell office:value-type="float" office:value="212.806" calcext:value-type="float">
            <text:p>212.806</text:p>
          </table:table-cell>
          <table:table-cell office:value-type="float" office:value="0.666367" calcext:value-type="float">
            <text:p>0.666367</text:p>
          </table:table-cell>
          <table:table-cell/>
          <table:table-cell table:formula="of:=LN([.R3])" office:value-type="float" office:value="5.36038095255873" calcext:value-type="float">
            <text:p>5.360380952558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2458" calcext:value-type="float">
            <text:p>0.422458</text:p>
          </table:table-cell>
          <table:table-cell table:number-columns-repeated="2" office:value-type="string" calcext:value-type="string">
            <text:p>-nan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-0.933208" calcext:value-type="float">
            <text:p>-0.933208</text:p>
          </table:table-cell>
          <table:table-cell office:value-type="float" office:value="0.933208" calcext:value-type="float">
            <text:p>0.933208</text:p>
          </table:table-cell>
          <table:table-cell office:value-type="float" office:value="0.871212" calcext:value-type="float">
            <text:p>0.871212</text:p>
          </table:table-cell>
          <table:table-cell office:value-type="float" office:value="0.760171" calcext:value-type="float">
            <text:p>0.760171</text:p>
          </table:table-cell>
          <table:table-cell office:value-type="float" office:value="0.13322" calcext:value-type="float">
            <text:p>0.13322</text:p>
          </table:table-cell>
          <table:table-cell office:value-type="float" office:value="163.441" calcext:value-type="float">
            <text:p>163.441</text:p>
          </table:table-cell>
          <table:table-cell office:value-type="float" office:value="0.666157" calcext:value-type="float">
            <text:p>0.666157</text:p>
          </table:table-cell>
          <table:table-cell/>
          <table:table-cell table:formula="of:=LN([.R4])" office:value-type="float" office:value="5.0964520689439" calcext:value-type="float">
            <text:p>5.096452068943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75" calcext:value-type="float">
            <text:p>0.0075</text:p>
          </table:table-cell>
          <table:table-cell office:value-type="float" office:value="0.0001875" calcext:value-type="float">
            <text:p>0.0001875</text:p>
          </table:table-cell>
          <table:table-cell office:value-type="float" office:value="0.0000000553125" calcext:value-type="float">
            <text:p>5.53125E-08</text:p>
          </table:table-cell>
          <table:table-cell office:value-type="float" office:value="3.0979" calcext:value-type="float">
            <text:p>3.0979</text:p>
          </table:table-cell>
          <table:table-cell office:value-type="string" calcext:value-type="string">
            <text:p>-nan</text:p>
          </table:table-cell>
          <table:table-cell office:value-type="float" office:value="0.475556" calcext:value-type="float">
            <text:p>0.47555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10965" calcext:value-type="float">
            <text:p>0.910965</text:p>
          </table:table-cell>
          <table:table-cell office:value-type="float" office:value="0.830311" calcext:value-type="float">
            <text:p>0.830311</text:p>
          </table:table-cell>
          <table:table-cell office:value-type="float" office:value="0.690913" calcext:value-type="float">
            <text:p>0.690913</text:p>
          </table:table-cell>
          <table:table-cell office:value-type="float" office:value="0.181151" calcext:value-type="float">
            <text:p>0.181151</text:p>
          </table:table-cell>
          <table:table-cell office:value-type="float" office:value="136.82" calcext:value-type="float">
            <text:p>136.82</text:p>
          </table:table-cell>
          <table:table-cell office:value-type="float" office:value="0.665943" calcext:value-type="float">
            <text:p>0.665943</text:p>
          </table:table-cell>
          <table:table-cell/>
          <table:table-cell table:formula="of:=LN([.R5])" office:value-type="float" office:value="4.91866619333285" calcext:value-type="float">
            <text:p>4.9186661933328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-0.04375" calcext:value-type="float">
            <text:p>-0.04375</text:p>
          </table:table-cell>
          <table:table-cell office:value-type="float" office:value="0.04375" calcext:value-type="float">
            <text:p>0.04375</text:p>
          </table:table-cell>
          <table:table-cell office:value-type="float" office:value="0.00213125" calcext:value-type="float">
            <text:p>0.00213125</text:p>
          </table:table-cell>
          <table:table-cell office:value-type="float" office:value="0.00000614891" calcext:value-type="float">
            <text:p>6.14891E-06</text:p>
          </table:table-cell>
          <table:table-cell office:value-type="float" office:value="6.03965" calcext:value-type="float">
            <text:p>6.03965</text:p>
          </table:table-cell>
          <table:table-cell office:value-type="string" calcext:value-type="string">
            <text:p>-nan</text:p>
          </table:table-cell>
          <table:table-cell office:value-type="float" office:value="0.54876" calcext:value-type="float">
            <text:p>0.5487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38" calcext:value-type="float">
            <text:p>0.88438</text:p>
          </table:table-cell>
          <table:table-cell office:value-type="float" office:value="0.782742" calcext:value-type="float">
            <text:p>0.782742</text:p>
          </table:table-cell>
          <table:table-cell office:value-type="float" office:value="0.614594" calcext:value-type="float">
            <text:p>0.614594</text:p>
          </table:table-cell>
          <table:table-cell office:value-type="float" office:value="0.24427" calcext:value-type="float">
            <text:p>0.24427</text:p>
          </table:table-cell>
          <table:table-cell office:value-type="float" office:value="114.386" calcext:value-type="float">
            <text:p>114.386</text:p>
          </table:table-cell>
          <table:table-cell office:value-type="float" office:value="0.665628" calcext:value-type="float">
            <text:p>0.665628</text:p>
          </table:table-cell>
          <table:table-cell/>
          <table:table-cell table:formula="of:=LN([.R6])" office:value-type="float" office:value="4.73957869383457" calcext:value-type="float">
            <text:p>4.7395786938345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-0.04125" calcext:value-type="float">
            <text:p>-0.04125</text:p>
          </table:table-cell>
          <table:table-cell office:value-type="float" office:value="0.04125" calcext:value-type="float">
            <text:p>0.04125</text:p>
          </table:table-cell>
          <table:table-cell office:value-type="float" office:value="0.00191875" calcext:value-type="float">
            <text:p>0.00191875</text:p>
          </table:table-cell>
          <table:table-cell office:value-type="float" office:value="0.00000472844" calcext:value-type="float">
            <text:p>4.72844E-06</text:p>
          </table:table-cell>
          <table:table-cell office:value-type="float" office:value="2.26112" calcext:value-type="float">
            <text:p>2.26112</text:p>
          </table:table-cell>
          <table:table-cell office:value-type="string" calcext:value-type="string">
            <text:p>-nan</text:p>
          </table:table-cell>
          <table:table-cell office:value-type="float" office:value="0.571886" calcext:value-type="float">
            <text:p>0.571886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54228" calcext:value-type="float">
            <text:p>0.854228</text:p>
          </table:table-cell>
          <table:table-cell office:value-type="float" office:value="0.730546" calcext:value-type="float">
            <text:p>0.730546</text:p>
          </table:table-cell>
          <table:table-cell office:value-type="float" office:value="0.536125" calcext:value-type="float">
            <text:p>0.536125</text:p>
          </table:table-cell>
          <table:table-cell office:value-type="float" office:value="0.331195" calcext:value-type="float">
            <text:p>0.331195</text:p>
          </table:table-cell>
          <table:table-cell office:value-type="float" office:value="94.8862" calcext:value-type="float">
            <text:p>94.8862</text:p>
          </table:table-cell>
          <table:table-cell office:value-type="float" office:value="0.665151" calcext:value-type="float">
            <text:p>0.665151</text:p>
          </table:table-cell>
          <table:table-cell/>
          <table:table-cell table:formula="of:=LN([.R7])" office:value-type="float" office:value="4.55267827881431" calcext:value-type="float">
            <text:p>4.5526782788143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office:value-type="float" office:value="-0.221875" calcext:value-type="float">
            <text:p>-0.221875</text:p>
          </table:table-cell>
          <table:table-cell office:value-type="float" office:value="0.221875" calcext:value-type="float">
            <text:p>0.221875</text:p>
          </table:table-cell>
          <table:table-cell office:value-type="float" office:value="0.0574328" calcext:value-type="float">
            <text:p>0.0574328</text:p>
          </table:table-cell>
          <table:table-cell office:value-type="float" office:value="0.00499562" calcext:value-type="float">
            <text:p>0.00499562</text:p>
          </table:table-cell>
          <table:table-cell office:value-type="float" office:value="1.5175" calcext:value-type="float">
            <text:p>1.5175</text:p>
          </table:table-cell>
          <table:table-cell office:value-type="float" office:value="12.0183" calcext:value-type="float">
            <text:p>12.0183</text:p>
          </table:table-cell>
          <table:table-cell office:value-type="float" office:value="0.495167" calcext:value-type="float">
            <text:p>0.495167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19366" calcext:value-type="float">
            <text:p>0.819366</text:p>
          </table:table-cell>
          <table:table-cell office:value-type="float" office:value="0.672555" calcext:value-type="float">
            <text:p>0.672555</text:p>
          </table:table-cell>
          <table:table-cell office:value-type="float" office:value="0.455483" calcext:value-type="float">
            <text:p>0.455483</text:p>
          </table:table-cell>
          <table:table-cell office:value-type="float" office:value="0.465317" calcext:value-type="float">
            <text:p>0.465317</text:p>
          </table:table-cell>
          <table:table-cell office:value-type="float" office:value="76.7858" calcext:value-type="float">
            <text:p>76.7858</text:p>
          </table:table-cell>
          <table:table-cell office:value-type="float" office:value="0.664343" calcext:value-type="float">
            <text:p>0.664343</text:p>
          </table:table-cell>
          <table:table-cell/>
          <table:table-cell table:formula="of:=LN([.R8])" office:value-type="float" office:value="4.34101972722495" calcext:value-type="float">
            <text:p>4.3410197272249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 office:value-type="float" office:value="-0.584063" calcext:value-type="float">
            <text:p>-0.584063</text:p>
          </table:table-cell>
          <table:table-cell office:value-type="float" office:value="0.584063" calcext:value-type="float">
            <text:p>0.584063</text:p>
          </table:table-cell>
          <table:table-cell office:value-type="float" office:value="0.347734" calcext:value-type="float">
            <text:p>0.347734</text:p>
          </table:table-cell>
          <table:table-cell office:value-type="float" office:value="0.128091" calcext:value-type="float">
            <text:p>0.128091</text:p>
          </table:table-cell>
          <table:table-cell office:value-type="float" office:value="0.935853" calcext:value-type="float">
            <text:p>0.935853</text:p>
          </table:table-cell>
          <table:table-cell office:value-type="float" office:value="38.8348" calcext:value-type="float">
            <text:p>38.8348</text:p>
          </table:table-cell>
          <table:table-cell office:value-type="float" office:value="0.646895" calcext:value-type="float">
            <text:p>0.646895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76858" calcext:value-type="float">
            <text:p>0.776858</text:p>
          </table:table-cell>
          <table:table-cell office:value-type="float" office:value="0.605343" calcext:value-type="float">
            <text:p>0.605343</text:p>
          </table:table-cell>
          <table:table-cell office:value-type="float" office:value="0.370733" calcext:value-type="float">
            <text:p>0.370733</text:p>
          </table:table-cell>
          <table:table-cell office:value-type="float" office:value="0.692972" calcext:value-type="float">
            <text:p>0.692972</text:p>
          </table:table-cell>
          <table:table-cell office:value-type="float" office:value="59.6607" calcext:value-type="float">
            <text:p>59.6607</text:p>
          </table:table-cell>
          <table:table-cell office:value-type="float" office:value="0.662762" calcext:value-type="float">
            <text:p>0.662762</text:p>
          </table:table-cell>
          <table:table-cell/>
          <table:table-cell table:formula="of:=LN([.R9])" office:value-type="float" office:value="4.08867351217231" calcext:value-type="float">
            <text:p>4.0886735121723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" calcext:value-type="float">
            <text:p>7</text:p>
          </table:table-cell>
          <table:table-cell office:value-type="float" office:value="-0.820156" calcext:value-type="float">
            <text:p>-0.820156</text:p>
          </table:table-cell>
          <table:table-cell office:value-type="float" office:value="0.820156" calcext:value-type="float">
            <text:p>0.820156</text:p>
          </table:table-cell>
          <table:table-cell office:value-type="float" office:value="0.695807" calcext:value-type="float">
            <text:p>0.695807</text:p>
          </table:table-cell>
          <table:table-cell office:value-type="float" office:value="0.545818" calcext:value-type="float">
            <text:p>0.545818</text:p>
          </table:table-cell>
          <table:table-cell office:value-type="float" office:value="0.737287" calcext:value-type="float">
            <text:p>0.737287</text:p>
          </table:table-cell>
          <table:table-cell office:value-type="float" office:value="62.018" calcext:value-type="float">
            <text:p>62.018</text:p>
          </table:table-cell>
          <table:table-cell office:value-type="float" office:value="0.624206" calcext:value-type="float">
            <text:p>0.624206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21968" calcext:value-type="float">
            <text:p>0.721968</text:p>
          </table:table-cell>
          <table:table-cell office:value-type="float" office:value="0.524503" calcext:value-type="float">
            <text:p>0.524503</text:p>
          </table:table-cell>
          <table:table-cell office:value-type="float" office:value="0.281459" calcext:value-type="float">
            <text:p>0.281459</text:p>
          </table:table-cell>
          <table:table-cell office:value-type="float" office:value="1.13009" calcext:value-type="float">
            <text:p>1.13009</text:p>
          </table:table-cell>
          <table:table-cell office:value-type="float" office:value="43.4323" calcext:value-type="float">
            <text:p>43.4323</text:p>
          </table:table-cell>
          <table:table-cell office:value-type="float" office:value="0.658966" calcext:value-type="float">
            <text:p>0.658966</text:p>
          </table:table-cell>
          <table:table-cell/>
          <table:table-cell table:formula="of:=LN([.R10])" office:value-type="float" office:value="3.77120340392871" calcext:value-type="float">
            <text:p>3.7712034039287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-0.978574" calcext:value-type="float">
            <text:p>-0.978574</text:p>
          </table:table-cell>
          <table:table-cell office:value-type="float" office:value="0.978574" calcext:value-type="float">
            <text:p>0.978574</text:p>
          </table:table-cell>
          <table:table-cell office:value-type="float" office:value="0.957716" calcext:value-type="float">
            <text:p>0.957716</text:p>
          </table:table-cell>
          <table:table-cell office:value-type="float" office:value="0.917632" calcext:value-type="float">
            <text:p>0.917632</text:p>
          </table:table-cell>
          <table:table-cell office:value-type="float" office:value="0.0422642" calcext:value-type="float">
            <text:p>0.0422642</text:p>
          </table:table-cell>
          <table:table-cell office:value-type="float" office:value="304.282" calcext:value-type="float">
            <text:p>304.282</text:p>
          </table:table-cell>
          <table:table-cell office:value-type="float" office:value="0.666517" calcext:value-type="float">
            <text:p>0.6665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4939" calcext:value-type="float">
            <text:p>0.64939</text:p>
          </table:table-cell>
          <table:table-cell office:value-type="float" office:value="0.427628" calcext:value-type="float">
            <text:p>0.427628</text:p>
          </table:table-cell>
          <table:table-cell office:value-type="float" office:value="0.191883" calcext:value-type="float">
            <text:p>0.191883</text:p>
          </table:table-cell>
          <table:table-cell office:value-type="float" office:value="1.88994" calcext:value-type="float">
            <text:p>1.88994</text:p>
          </table:table-cell>
          <table:table-cell office:value-type="float" office:value="30.2388" calcext:value-type="float">
            <text:p>30.2388</text:p>
          </table:table-cell>
          <table:table-cell office:value-type="float" office:value="0.650228" calcext:value-type="float">
            <text:p>0.650228</text:p>
          </table:table-cell>
          <table:table-cell/>
          <table:table-cell table:formula="of:=LN([.R11])" office:value-type="float" office:value="3.40912586798428" calcext:value-type="float">
            <text:p>3.4091258679842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-0.980156" calcext:value-type="float">
            <text:p>-0.980156</text:p>
          </table:table-cell>
          <table:table-cell office:value-type="float" office:value="0.980156" calcext:value-type="float">
            <text:p>0.980156</text:p>
          </table:table-cell>
          <table:table-cell office:value-type="float" office:value="0.960804" calcext:value-type="float">
            <text:p>0.960804</text:p>
          </table:table-cell>
          <table:table-cell office:value-type="float" office:value="0.923516" calcext:value-type="float">
            <text:p>0.923516</text:p>
          </table:table-cell>
          <table:table-cell office:value-type="float" office:value="0.0403223" calcext:value-type="float">
            <text:p>0.0403223</text:p>
          </table:table-cell>
          <table:table-cell office:value-type="float" office:value="312.025" calcext:value-type="float">
            <text:p>312.025</text:p>
          </table:table-cell>
          <table:table-cell office:value-type="float" office:value="0.666532" calcext:value-type="float">
            <text:p>0.666532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69122" calcext:value-type="float">
            <text:p>0.569122</text:p>
          </table:table-cell>
          <table:table-cell office:value-type="float" office:value="0.332505" calcext:value-type="float">
            <text:p>0.332505</text:p>
          </table:table-cell>
          <table:table-cell office:value-type="float" office:value="0.120497" calcext:value-type="float">
            <text:p>0.120497</text:p>
          </table:table-cell>
          <table:table-cell office:value-type="float" office:value="2.65774" calcext:value-type="float">
            <text:p>2.65774</text:p>
          </table:table-cell>
          <table:table-cell office:value-type="float" office:value="22.3835" calcext:value-type="float">
            <text:p>22.3835</text:p>
          </table:table-cell>
          <table:table-cell office:value-type="float" office:value="0.636707" calcext:value-type="float">
            <text:p>0.636707</text:p>
          </table:table-cell>
          <table:table-cell/>
          <table:table-cell table:formula="of:=LN([.R12])" office:value-type="float" office:value="3.1083240802898" calcext:value-type="float">
            <text:p>3.108324080289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-0.979238" calcext:value-type="float">
            <text:p>-0.979238</text:p>
          </table:table-cell>
          <table:table-cell office:value-type="float" office:value="0.979238" calcext:value-type="float">
            <text:p>0.979238</text:p>
          </table:table-cell>
          <table:table-cell office:value-type="float" office:value="0.95901" calcext:value-type="float">
            <text:p>0.95901</text:p>
          </table:table-cell>
          <table:table-cell office:value-type="float" office:value="0.920092" calcext:value-type="float">
            <text:p>0.920092</text:p>
          </table:table-cell>
          <table:table-cell office:value-type="float" office:value="0.0405778" calcext:value-type="float">
            <text:p>0.0405778</text:p>
          </table:table-cell>
          <table:table-cell office:value-type="float" office:value="310.75" calcext:value-type="float">
            <text:p>310.75</text:p>
          </table:table-cell>
          <table:table-cell office:value-type="float" office:value="0.666525" calcext:value-type="float">
            <text:p>0.66652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89956" calcext:value-type="float">
            <text:p>0.489956</text:p>
          </table:table-cell>
          <table:table-cell office:value-type="float" office:value="0.250313" calcext:value-type="float">
            <text:p>0.250313</text:p>
          </table:table-cell>
          <table:table-cell office:value-type="float" office:value="0.0716244" calcext:value-type="float">
            <text:p>0.0716244</text:p>
          </table:table-cell>
          <table:table-cell office:value-type="float" office:value="3.19557" calcext:value-type="float">
            <text:p>3.19557</text:p>
          </table:table-cell>
          <table:table-cell office:value-type="float" office:value="17.6032" calcext:value-type="float">
            <text:p>17.6032</text:p>
          </table:table-cell>
          <table:table-cell office:value-type="float" office:value="0.618957" calcext:value-type="float">
            <text:p>0.618957</text:p>
          </table:table-cell>
          <table:table-cell/>
          <table:table-cell table:formula="of:=LN([.R13])" office:value-type="float" office:value="2.868080703699" calcext:value-type="float">
            <text:p>2.86808070369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office:value-type="float" office:value="-0.979585" calcext:value-type="float">
            <text:p>-0.979585</text:p>
          </table:table-cell>
          <table:table-cell office:value-type="float" office:value="0.979585" calcext:value-type="float">
            <text:p>0.979585</text:p>
          </table:table-cell>
          <table:table-cell office:value-type="float" office:value="0.959689" calcext:value-type="float">
            <text:p>0.959689</text:p>
          </table:table-cell>
          <table:table-cell office:value-type="float" office:value="0.921395" calcext:value-type="float">
            <text:p>0.921395</text:p>
          </table:table-cell>
          <table:table-cell office:value-type="float" office:value="0.0406111" calcext:value-type="float">
            <text:p>0.0406111</text:p>
          </table:table-cell>
          <table:table-cell office:value-type="float" office:value="310.733" calcext:value-type="float">
            <text:p>310.733</text:p>
          </table:table-cell>
          <table:table-cell office:value-type="float" office:value="0.666525" calcext:value-type="float">
            <text:p>0.66652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6054" calcext:value-type="float">
            <text:p>0.426054</text:p>
          </table:table-cell>
          <table:table-cell office:value-type="float" office:value="0.192113" calcext:value-type="float">
            <text:p>0.192113</text:p>
          </table:table-cell>
          <table:table-cell office:value-type="float" office:value="0.0440214" calcext:value-type="float">
            <text:p>0.0440214</text:p>
          </table:table-cell>
          <table:table-cell office:value-type="float" office:value="3.33453" calcext:value-type="float">
            <text:p>3.33453</text:p>
          </table:table-cell>
          <table:table-cell office:value-type="float" office:value="15.0071" calcext:value-type="float">
            <text:p>15.0071</text:p>
          </table:table-cell>
          <table:table-cell office:value-type="float" office:value="0.602415" calcext:value-type="float">
            <text:p>0.602415</text:p>
          </table:table-cell>
          <table:table-cell/>
          <table:table-cell table:formula="of:=LN([.R14])" office:value-type="float" office:value="2.70852342244866" calcext:value-type="float">
            <text:p>2.7085234224486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-0.979362" calcext:value-type="float">
            <text:p>-0.979362</text:p>
          </table:table-cell>
          <table:table-cell office:value-type="float" office:value="0.979362" calcext:value-type="float">
            <text:p>0.979362</text:p>
          </table:table-cell>
          <table:table-cell office:value-type="float" office:value="0.959251" calcext:value-type="float">
            <text:p>0.959251</text:p>
          </table:table-cell>
          <table:table-cell office:value-type="float" office:value="0.920549" calcext:value-type="float">
            <text:p>0.920549</text:p>
          </table:table-cell>
          <table:table-cell office:value-type="float" office:value="0.0418673" calcext:value-type="float">
            <text:p>0.0418673</text:p>
          </table:table-cell>
          <table:table-cell office:value-type="float" office:value="305.965" calcext:value-type="float">
            <text:p>305.965</text:p>
          </table:table-cell>
          <table:table-cell office:value-type="float" office:value="0.666526" calcext:value-type="float">
            <text:p>0.666526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3519" calcext:value-type="float">
            <text:p>0.383519</text:p>
          </table:table-cell>
          <table:table-cell office:value-type="float" office:value="0.156813" calcext:value-type="float">
            <text:p>0.156813</text:p>
          </table:table-cell>
          <table:table-cell office:value-type="float" office:value="0.0300313" calcext:value-type="float">
            <text:p>0.0300313</text:p>
          </table:table-cell>
          <table:table-cell office:value-type="float" office:value="3.23924" calcext:value-type="float">
            <text:p>3.23924</text:p>
          </table:table-cell>
          <table:table-cell office:value-type="float" office:value="13.6969" calcext:value-type="float">
            <text:p>13.6969</text:p>
          </table:table-cell>
          <table:table-cell office:value-type="float" office:value="0.592912" calcext:value-type="float">
            <text:p>0.592912</text:p>
          </table:table-cell>
          <table:table-cell/>
          <table:table-cell table:formula="of:=LN([.R15])" office:value-type="float" office:value="2.61716952985723" calcext:value-type="float">
            <text:p>2.6171695298572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" calcext:value-type="float">
            <text:p>13</text:p>
          </table:table-cell>
          <table:table-cell office:value-type="float" office:value="-0.979417" calcext:value-type="float">
            <text:p>-0.979417</text:p>
          </table:table-cell>
          <table:table-cell office:value-type="float" office:value="0.979417" calcext:value-type="float">
            <text:p>0.979417</text:p>
          </table:table-cell>
          <table:table-cell office:value-type="float" office:value="0.959357" calcext:value-type="float">
            <text:p>0.959357</text:p>
          </table:table-cell>
          <table:table-cell office:value-type="float" office:value="0.92075" calcext:value-type="float">
            <text:p>0.92075</text:p>
          </table:table-cell>
          <table:table-cell office:value-type="float" office:value="0.0404227" calcext:value-type="float">
            <text:p>0.0404227</text:p>
          </table:table-cell>
          <table:table-cell office:value-type="float" office:value="311.402" calcext:value-type="float">
            <text:p>311.402</text:p>
          </table:table-cell>
          <table:table-cell office:value-type="float" office:value="0.666528" calcext:value-type="float">
            <text:p>0.66652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9977" calcext:value-type="float">
            <text:p>0.349977</text:p>
          </table:table-cell>
          <table:table-cell office:value-type="float" office:value="0.131226" calcext:value-type="float">
            <text:p>0.131226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3.05519" calcext:value-type="float">
            <text:p>3.05519</text:p>
          </table:table-cell>
          <table:table-cell office:value-type="float" office:value="12.8569" calcext:value-type="float">
            <text:p>12.8569</text:p>
          </table:table-cell>
          <table:table-cell office:value-type="float" office:value="0.586127" calcext:value-type="float">
            <text:p>0.586127</text:p>
          </table:table-cell>
          <table:table-cell/>
          <table:table-cell table:formula="of:=LN([.R16])" office:value-type="float" office:value="2.55388063220767" calcext:value-type="float">
            <text:p>2.5538806322076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4" calcext:value-type="float">
            <text:p>14</text:p>
          </table:table-cell>
          <table:table-cell office:value-type="float" office:value="-0.979364" calcext:value-type="float">
            <text:p>-0.979364</text:p>
          </table:table-cell>
          <table:table-cell office:value-type="float" office:value="0.979364" calcext:value-type="float">
            <text:p>0.979364</text:p>
          </table:table-cell>
          <table:table-cell office:value-type="float" office:value="0.959258" calcext:value-type="float">
            <text:p>0.959258</text:p>
          </table:table-cell>
          <table:table-cell office:value-type="float" office:value="0.920571" calcext:value-type="float">
            <text:p>0.920571</text:p>
          </table:table-cell>
          <table:table-cell office:value-type="float" office:value="0.040796" calcext:value-type="float">
            <text:p>0.040796</text:p>
          </table:table-cell>
          <table:table-cell office:value-type="float" office:value="309.958" calcext:value-type="float">
            <text:p>309.958</text:p>
          </table:table-cell>
          <table:table-cell office:value-type="float" office:value="0.666524" calcext:value-type="float">
            <text:p>0.66652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603" calcext:value-type="float">
            <text:p>0.326603</text:p>
          </table:table-cell>
          <table:table-cell office:value-type="float" office:value="0.11446" calcext:value-type="float">
            <text:p>0.11446</text:p>
          </table:table-cell>
          <table:table-cell office:value-type="float" office:value="0.0163643" calcext:value-type="float">
            <text:p>0.0163643</text:p>
          </table:table-cell>
          <table:table-cell office:value-type="float" office:value="2.80797" calcext:value-type="float">
            <text:p>2.80797</text:p>
          </table:table-cell>
          <table:table-cell office:value-type="float" office:value="12.5042" calcext:value-type="float">
            <text:p>12.5042</text:p>
          </table:table-cell>
          <table:table-cell office:value-type="float" office:value="0.583639" calcext:value-type="float">
            <text:p>0.583639</text:p>
          </table:table-cell>
          <table:table-cell/>
          <table:table-cell table:formula="of:=LN([.R17])" office:value-type="float" office:value="2.5260645878729" calcext:value-type="float">
            <text:p>2.526064587872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5" calcext:value-type="float">
            <text:p>15</text:p>
          </table:table-cell>
          <table:table-cell office:value-type="float" office:value="-0.979352" calcext:value-type="float">
            <text:p>-0.979352</text:p>
          </table:table-cell>
          <table:table-cell office:value-type="float" office:value="0.979352" calcext:value-type="float">
            <text:p>0.979352</text:p>
          </table:table-cell>
          <table:table-cell office:value-type="float" office:value="0.959232" calcext:value-type="float">
            <text:p>0.959232</text:p>
          </table:table-cell>
          <table:table-cell office:value-type="float" office:value="0.920513" calcext:value-type="float">
            <text:p>0.920513</text:p>
          </table:table-cell>
          <table:table-cell office:value-type="float" office:value="0.0411164" calcext:value-type="float">
            <text:p>0.0411164</text:p>
          </table:table-cell>
          <table:table-cell office:value-type="float" office:value="308.744" calcext:value-type="float">
            <text:p>308.744</text:p>
          </table:table-cell>
          <table:table-cell office:value-type="float" office:value="0.666527" calcext:value-type="float">
            <text:p>0.666527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0186" calcext:value-type="float">
            <text:p>0.310186</text:p>
          </table:table-cell>
          <table:table-cell office:value-type="float" office:value="0.103326" calcext:value-type="float">
            <text:p>0.103326</text:p>
          </table:table-cell>
          <table:table-cell office:value-type="float" office:value="0.0133816" calcext:value-type="float">
            <text:p>0.0133816</text:p>
          </table:table-cell>
          <table:table-cell office:value-type="float" office:value="2.59376" calcext:value-type="float">
            <text:p>2.59376</text:p>
          </table:table-cell>
          <table:table-cell office:value-type="float" office:value="12.3519" calcext:value-type="float">
            <text:p>12.3519</text:p>
          </table:table-cell>
          <table:table-cell office:value-type="float" office:value="0.582198" calcext:value-type="float">
            <text:p>0.582198</text:p>
          </table:table-cell>
          <table:table-cell/>
          <table:table-cell table:formula="of:=LN([.R18])" office:value-type="float" office:value="2.51380989739473" calcext:value-type="float">
            <text:p>2.513809897394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 office:value-type="float" office:value="-0.979319" calcext:value-type="float">
            <text:p>-0.979319</text:p>
          </table:table-cell>
          <table:table-cell office:value-type="float" office:value="0.979319" calcext:value-type="float">
            <text:p>0.979319</text:p>
          </table:table-cell>
          <table:table-cell office:value-type="float" office:value="0.959169" calcext:value-type="float">
            <text:p>0.959169</text:p>
          </table:table-cell>
          <table:table-cell office:value-type="float" office:value="0.920397" calcext:value-type="float">
            <text:p>0.920397</text:p>
          </table:table-cell>
          <table:table-cell office:value-type="float" office:value="0.0411143" calcext:value-type="float">
            <text:p>0.0411143</text:p>
          </table:table-cell>
          <table:table-cell office:value-type="float" office:value="308.742" calcext:value-type="float">
            <text:p>308.742</text:p>
          </table:table-cell>
          <table:table-cell office:value-type="float" office:value="0.666525" calcext:value-type="float">
            <text:p>0.666525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7509" calcext:value-type="float">
            <text:p>0.297509</text:p>
          </table:table-cell>
          <table:table-cell office:value-type="float" office:value="0.0950379" calcext:value-type="float">
            <text:p>0.0950379</text:p>
          </table:table-cell>
          <table:table-cell office:value-type="float" office:value="0.0113334" calcext:value-type="float">
            <text:p>0.0113334</text:p>
          </table:table-cell>
          <table:table-cell office:value-type="float" office:value="2.39701" calcext:value-type="float">
            <text:p>2.39701</text:p>
          </table:table-cell>
          <table:table-cell office:value-type="float" office:value="12.3208" calcext:value-type="float">
            <text:p>12.3208</text:p>
          </table:table-cell>
          <table:table-cell office:value-type="float" office:value="0.581742" calcext:value-type="float">
            <text:p>0.581742</text:p>
          </table:table-cell>
          <table:table-cell/>
          <table:table-cell table:formula="of:=LN([.R19])" office:value-type="float" office:value="2.51128889106212" calcext:value-type="float">
            <text:p>2.5112888910621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-0.979299" calcext:value-type="float">
            <text:p>-0.979299</text:p>
          </table:table-cell>
          <table:table-cell office:value-type="float" office:value="0.979299" calcext:value-type="float">
            <text:p>0.979299</text:p>
          </table:table-cell>
          <table:table-cell office:value-type="float" office:value="0.959129" calcext:value-type="float">
            <text:p>0.959129</text:p>
          </table:table-cell>
          <table:table-cell office:value-type="float" office:value="0.92032" calcext:value-type="float">
            <text:p>0.92032</text:p>
          </table:table-cell>
          <table:table-cell office:value-type="float" office:value="0.0411793" calcext:value-type="float">
            <text:p>0.0411793</text:p>
          </table:table-cell>
          <table:table-cell office:value-type="float" office:value="308.491" calcext:value-type="float">
            <text:p>308.491</text:p>
          </table:table-cell>
          <table:table-cell office:value-type="float" office:value="0.666525" calcext:value-type="float">
            <text:p>0.666525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9329" calcext:value-type="float">
            <text:p>0.289329</text:p>
          </table:table-cell>
          <table:table-cell office:value-type="float" office:value="0.0897002" calcext:value-type="float">
            <text:p>0.0897002</text:p>
          </table:table-cell>
          <table:table-cell office:value-type="float" office:value="0.0100575" calcext:value-type="float">
            <text:p>0.0100575</text:p>
          </table:table-cell>
          <table:table-cell office:value-type="float" office:value="2.23119" calcext:value-type="float">
            <text:p>2.23119</text:p>
          </table:table-cell>
          <table:table-cell office:value-type="float" office:value="12.4124" calcext:value-type="float">
            <text:p>12.4124</text:p>
          </table:table-cell>
          <table:table-cell office:value-type="float" office:value="0.58334" calcext:value-type="float">
            <text:p>0.58334</text:p>
          </table:table-cell>
          <table:table-cell/>
          <table:table-cell table:formula="of:=LN([.R20])" office:value-type="float" office:value="2.51869597294407" calcext:value-type="float">
            <text:p>2.5186959729440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" calcext:value-type="float">
            <text:p>18</text:p>
          </table:table-cell>
          <table:table-cell office:value-type="float" office:value="-0.979345" calcext:value-type="float">
            <text:p>-0.979345</text:p>
          </table:table-cell>
          <table:table-cell office:value-type="float" office:value="0.979345" calcext:value-type="float">
            <text:p>0.979345</text:p>
          </table:table-cell>
          <table:table-cell office:value-type="float" office:value="0.95922" calcext:value-type="float">
            <text:p>0.95922</text:p>
          </table:table-cell>
          <table:table-cell office:value-type="float" office:value="0.920496" calcext:value-type="float">
            <text:p>0.920496</text:p>
          </table:table-cell>
          <table:table-cell office:value-type="float" office:value="0.0411287" calcext:value-type="float">
            <text:p>0.0411287</text:p>
          </table:table-cell>
          <table:table-cell office:value-type="float" office:value="308.696" calcext:value-type="float">
            <text:p>308.696</text:p>
          </table:table-cell>
          <table:table-cell office:value-type="float" office:value="0.666524" calcext:value-type="float">
            <text:p>0.66652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2965" calcext:value-type="float">
            <text:p>0.282965</text:p>
          </table:table-cell>
          <table:table-cell office:value-type="float" office:value="0.0856338" calcext:value-type="float">
            <text:p>0.0856338</text:p>
          </table:table-cell>
          <table:table-cell office:value-type="float" office:value="0.00911886" calcext:value-type="float">
            <text:p>0.00911886</text:p>
          </table:table-cell>
          <table:table-cell office:value-type="float" office:value="2.09298" calcext:value-type="float">
            <text:p>2.09298</text:p>
          </table:table-cell>
          <table:table-cell office:value-type="float" office:value="12.529" calcext:value-type="float">
            <text:p>12.529</text:p>
          </table:table-cell>
          <table:table-cell office:value-type="float" office:value="0.585496" calcext:value-type="float">
            <text:p>0.585496</text:p>
          </table:table-cell>
          <table:table-cell/>
          <table:table-cell table:formula="of:=LN([.R21])" office:value-type="float" office:value="2.52804595726342" calcext:value-type="float">
            <text:p>2.5280459572634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" calcext:value-type="float">
            <text:p>19</text:p>
          </table:table-cell>
          <table:table-cell office:value-type="float" office:value="-0.979338" calcext:value-type="float">
            <text:p>-0.979338</text:p>
          </table:table-cell>
          <table:table-cell office:value-type="float" office:value="0.979338" calcext:value-type="float">
            <text:p>0.979338</text:p>
          </table:table-cell>
          <table:table-cell office:value-type="float" office:value="0.959206" calcext:value-type="float">
            <text:p>0.959206</text:p>
          </table:table-cell>
          <table:table-cell office:value-type="float" office:value="0.920466" calcext:value-type="float">
            <text:p>0.920466</text:p>
          </table:table-cell>
          <table:table-cell office:value-type="float" office:value="0.0410011" calcext:value-type="float">
            <text:p>0.0410011</text:p>
          </table:table-cell>
          <table:table-cell office:value-type="float" office:value="309.174" calcext:value-type="float">
            <text:p>309.174</text:p>
          </table:table-cell>
          <table:table-cell office:value-type="float" office:value="0.666525" calcext:value-type="float">
            <text:p>0.666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0.0000178506" calcext:value-type="float">
            <text:p>1.78506E-05</text:p>
          </table:table-cell>
          <table:table-cell office:value-type="float" office:value="0.691561" calcext:value-type="float">
            <text:p>0.691561</text:p>
          </table:table-cell>
          <table:table-cell office:value-type="float" office:value="3.84046" calcext:value-type="float">
            <text:p>3.84046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13625" calcext:value-type="float">
            <text:p>0.013625</text:p>
          </table:table-cell>
          <table:table-cell office:value-type="float" office:value="0.000206801" calcext:value-type="float">
            <text:p>0.000206801</text:p>
          </table:table-cell>
          <table:table-cell office:value-type="float" office:value="1.15656" calcext:value-type="float">
            <text:p>1.15656</text:p>
          </table:table-cell>
          <table:table-cell office:value-type="float" office:value="6.15822" calcext:value-type="float">
            <text:p>6.15822</text:p>
          </table:table-cell>
          <table:table-cell office:value-type="float" office:value="0.628672" calcext:value-type="float">
            <text:p>0.628672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-0.1225" calcext:value-type="float">
            <text:p>-0.12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157375" calcext:value-type="float">
            <text:p>0.0157375</text:p>
          </table:table-cell>
          <table:table-cell office:value-type="float" office:value="0.000293668" calcext:value-type="float">
            <text:p>0.000293668</text:p>
          </table:table-cell>
          <table:table-cell office:value-type="float" office:value="0.247374" calcext:value-type="float">
            <text:p>0.247374</text:p>
          </table:table-cell>
          <table:table-cell office:value-type="float" office:value="15.8035" calcext:value-type="float">
            <text:p>15.8035</text:p>
          </table:table-cell>
          <table:table-cell office:value-type="float" office:value="0.604758" calcext:value-type="float">
            <text:p>0.604758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040875" calcext:value-type="float">
            <text:p>0.0040875</text:p>
          </table:table-cell>
          <table:table-cell office:value-type="float" office:value="0.0000430341" calcext:value-type="float">
            <text:p>4.30341E-05</text:p>
          </table:table-cell>
          <table:table-cell office:value-type="float" office:value="1.61111" calcext:value-type="float">
            <text:p>1.61111</text:p>
          </table:table-cell>
          <table:table-cell office:value-type="float" office:value="0.38924" calcext:value-type="float">
            <text:p>0.38924</text:p>
          </table:table-cell>
          <table:table-cell office:value-type="float" office:value="0.14143" calcext:value-type="float">
            <text:p>0.14143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-0.2275" calcext:value-type="float">
            <text:p>-0.227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0531562" calcext:value-type="float">
            <text:p>0.0531562</text:p>
          </table:table-cell>
          <table:table-cell office:value-type="float" office:value="0.00308713" calcext:value-type="float">
            <text:p>0.00308713</text:p>
          </table:table-cell>
          <table:table-cell office:value-type="float" office:value="1.3201" calcext:value-type="float">
            <text:p>1.3201</text:p>
          </table:table-cell>
          <table:table-cell office:value-type="float" office:value="12.4229" calcext:value-type="float">
            <text:p>12.4229</text:p>
          </table:table-cell>
          <table:table-cell office:value-type="float" office:value="0.635812" calcext:value-type="float">
            <text:p>0.635812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-0.064375" calcext:value-type="float">
            <text:p>-0.064375</text:p>
          </table:table-cell>
          <table:table-cell office:value-type="float" office:value="0.064375" calcext:value-type="float">
            <text:p>0.064375</text:p>
          </table:table-cell>
          <table:table-cell office:value-type="float" office:value="0.0144219" calcext:value-type="float">
            <text:p>0.0144219</text:p>
          </table:table-cell>
          <table:table-cell office:value-type="float" office:value="0.00059798" calcext:value-type="float">
            <text:p>0.00059798</text:p>
          </table:table-cell>
          <table:table-cell office:value-type="float" office:value="2.62481" calcext:value-type="float">
            <text:p>2.62481</text:p>
          </table:table-cell>
          <table:table-cell office:value-type="float" office:value="3.49805" calcext:value-type="float">
            <text:p>3.49805</text:p>
          </table:table-cell>
          <table:table-cell office:value-type="float" office:value="0.0416548" calcext:value-type="float">
            <text:p>0.0416548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41094" calcext:value-type="float">
            <text:p>0.141094</text:p>
          </table:table-cell>
          <table:table-cell office:value-type="float" office:value="0.0209484" calcext:value-type="float">
            <text:p>0.0209484</text:p>
          </table:table-cell>
          <table:table-cell office:value-type="float" office:value="0.000506859" calcext:value-type="float">
            <text:p>0.000506859</text:p>
          </table:table-cell>
          <table:table-cell office:value-type="float" office:value="0.962917" calcext:value-type="float">
            <text:p>0.962917</text:p>
          </table:table-cell>
          <table:table-cell office:value-type="float" office:value="8.87037" calcext:value-type="float">
            <text:p>8.87037</text:p>
          </table:table-cell>
          <table:table-cell office:value-type="float" office:value="0.614998" calcext:value-type="float">
            <text:p>0.614998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972266" calcext:value-type="float">
            <text:p>0.0972266</text:p>
          </table:table-cell>
          <table:table-cell office:value-type="float" office:value="0.0326592" calcext:value-type="float">
            <text:p>0.0326592</text:p>
          </table:table-cell>
          <table:table-cell office:value-type="float" office:value="0.00352951" calcext:value-type="float">
            <text:p>0.00352951</text:p>
          </table:table-cell>
          <table:table-cell office:value-type="float" office:value="1.00814" calcext:value-type="float">
            <text:p>1.00814</text:p>
          </table:table-cell>
          <table:table-cell office:value-type="float" office:value="11.0528" calcext:value-type="float">
            <text:p>11.0528</text:p>
          </table:table-cell>
          <table:table-cell office:value-type="float" office:value="-0.103017" calcext:value-type="float">
            <text:p>-0.103017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09219" calcext:value-type="float">
            <text:p>0.809219</text:p>
          </table:table-cell>
          <table:table-cell office:value-type="float" office:value="0.699096" calcext:value-type="float">
            <text:p>0.699096</text:p>
          </table:table-cell>
          <table:table-cell office:value-type="float" office:value="0.578301" calcext:value-type="float">
            <text:p>0.578301</text:p>
          </table:table-cell>
          <table:table-cell office:value-type="float" office:value="1.22212" calcext:value-type="float">
            <text:p>1.22212</text:p>
          </table:table-cell>
          <table:table-cell office:value-type="float" office:value="48.2424" calcext:value-type="float">
            <text:p>48.2424</text:p>
          </table:table-cell>
          <table:table-cell office:value-type="float" office:value="0.605579" calcext:value-type="float">
            <text:p>0.605579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57207" calcext:value-type="float">
            <text:p>0.957207</text:p>
          </table:table-cell>
          <table:table-cell office:value-type="float" office:value="0.916468" calcext:value-type="float">
            <text:p>0.916468</text:p>
          </table:table-cell>
          <table:table-cell office:value-type="float" office:value="0.840723" calcext:value-type="float">
            <text:p>0.840723</text:p>
          </table:table-cell>
          <table:table-cell office:value-type="float" office:value="0.0858429" calcext:value-type="float">
            <text:p>0.0858429</text:p>
          </table:table-cell>
          <table:table-cell office:value-type="float" office:value="208.845" calcext:value-type="float">
            <text:p>208.845</text:p>
          </table:table-cell>
          <table:table-cell office:value-type="float" office:value="0.666345" calcext:value-type="float">
            <text:p>0.666345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577" calcext:value-type="float">
            <text:p>0.9577</text:p>
          </table:table-cell>
          <table:table-cell office:value-type="float" office:value="0.917391" calcext:value-type="float">
            <text:p>0.917391</text:p>
          </table:table-cell>
          <table:table-cell office:value-type="float" office:value="0.842343" calcext:value-type="float">
            <text:p>0.842343</text:p>
          </table:table-cell>
          <table:table-cell office:value-type="float" office:value="0.0836343" calcext:value-type="float">
            <text:p>0.0836343</text:p>
          </table:table-cell>
          <table:table-cell office:value-type="float" office:value="211.691" calcext:value-type="float">
            <text:p>211.691</text:p>
          </table:table-cell>
          <table:table-cell office:value-type="float" office:value="0.666375" calcext:value-type="float">
            <text:p>0.666375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577" calcext:value-type="float">
            <text:p>0.9577</text:p>
          </table:table-cell>
          <table:table-cell office:value-type="float" office:value="0.917394" calcext:value-type="float">
            <text:p>0.917394</text:p>
          </table:table-cell>
          <table:table-cell office:value-type="float" office:value="0.842357" calcext:value-type="float">
            <text:p>0.842357</text:p>
          </table:table-cell>
          <table:table-cell office:value-type="float" office:value="0.0852758" calcext:value-type="float">
            <text:p>0.0852758</text:p>
          </table:table-cell>
          <table:table-cell office:value-type="float" office:value="209.644" calcext:value-type="float">
            <text:p>209.644</text:p>
          </table:table-cell>
          <table:table-cell office:value-type="float" office:value="0.666371" calcext:value-type="float">
            <text:p>0.666371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58309" calcext:value-type="float">
            <text:p>0.958309</text:p>
          </table:table-cell>
          <table:table-cell office:value-type="float" office:value="0.918557" calcext:value-type="float">
            <text:p>0.918557</text:p>
          </table:table-cell>
          <table:table-cell office:value-type="float" office:value="0.844479" calcext:value-type="float">
            <text:p>0.844479</text:p>
          </table:table-cell>
          <table:table-cell office:value-type="float" office:value="0.0841281" calcext:value-type="float">
            <text:p>0.0841281</text:p>
          </table:table-cell>
          <table:table-cell office:value-type="float" office:value="211.203" calcext:value-type="float">
            <text:p>211.203</text:p>
          </table:table-cell>
          <table:table-cell office:value-type="float" office:value="0.666378" calcext:value-type="float">
            <text:p>0.666378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58061" calcext:value-type="float">
            <text:p>0.958061</text:p>
          </table:table-cell>
          <table:table-cell office:value-type="float" office:value="0.918089" calcext:value-type="float">
            <text:p>0.918089</text:p>
          </table:table-cell>
          <table:table-cell office:value-type="float" office:value="0.843647" calcext:value-type="float">
            <text:p>0.843647</text:p>
          </table:table-cell>
          <table:table-cell office:value-type="float" office:value="0.0842048" calcext:value-type="float">
            <text:p>0.0842048</text:p>
          </table:table-cell>
          <table:table-cell office:value-type="float" office:value="211.053" calcext:value-type="float">
            <text:p>211.053</text:p>
          </table:table-cell>
          <table:table-cell office:value-type="float" office:value="0.666366" calcext:value-type="float">
            <text:p>0.666366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58078" calcext:value-type="float">
            <text:p>0.958078</text:p>
          </table:table-cell>
          <table:table-cell office:value-type="float" office:value="0.918117" calcext:value-type="float">
            <text:p>0.918117</text:p>
          </table:table-cell>
          <table:table-cell office:value-type="float" office:value="0.843685" calcext:value-type="float">
            <text:p>0.843685</text:p>
          </table:table-cell>
          <table:table-cell office:value-type="float" office:value="0.0837018" calcext:value-type="float">
            <text:p>0.0837018</text:p>
          </table:table-cell>
          <table:table-cell office:value-type="float" office:value="211.69" calcext:value-type="float">
            <text:p>211.69</text:p>
          </table:table-cell>
          <table:table-cell office:value-type="float" office:value="0.666372" calcext:value-type="float">
            <text:p>0.666372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58249" calcext:value-type="float">
            <text:p>0.958249</text:p>
          </table:table-cell>
          <table:table-cell office:value-type="float" office:value="0.918447" calcext:value-type="float">
            <text:p>0.918447</text:p>
          </table:table-cell>
          <table:table-cell office:value-type="float" office:value="0.844299" calcext:value-type="float">
            <text:p>0.844299</text:p>
          </table:table-cell>
          <table:table-cell office:value-type="float" office:value="0.0832122" calcext:value-type="float">
            <text:p>0.0832122</text:p>
          </table:table-cell>
          <table:table-cell office:value-type="float" office:value="212.35" calcext:value-type="float">
            <text:p>212.35</text:p>
          </table:table-cell>
          <table:table-cell office:value-type="float" office:value="0.666369" calcext:value-type="float">
            <text:p>0.666369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58119" calcext:value-type="float">
            <text:p>0.958119</text:p>
          </table:table-cell>
          <table:table-cell office:value-type="float" office:value="0.9182" calcext:value-type="float">
            <text:p>0.9182</text:p>
          </table:table-cell>
          <table:table-cell office:value-type="float" office:value="0.843847" calcext:value-type="float">
            <text:p>0.843847</text:p>
          </table:table-cell>
          <table:table-cell office:value-type="float" office:value="0.0828036" calcext:value-type="float">
            <text:p>0.0828036</text:p>
          </table:table-cell>
          <table:table-cell office:value-type="float" office:value="212.844" calcext:value-type="float">
            <text:p>212.844</text:p>
          </table:table-cell>
          <table:table-cell office:value-type="float" office:value="0.666367" calcext:value-type="float">
            <text:p>0.666367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58151" calcext:value-type="float">
            <text:p>0.958151</text:p>
          </table:table-cell>
          <table:table-cell office:value-type="float" office:value="0.918261" calcext:value-type="float">
            <text:p>0.918261</text:p>
          </table:table-cell>
          <table:table-cell office:value-type="float" office:value="0.843961" calcext:value-type="float">
            <text:p>0.843961</text:p>
          </table:table-cell>
          <table:table-cell office:value-type="float" office:value="0.0832043" calcext:value-type="float">
            <text:p>0.0832043</text:p>
          </table:table-cell>
          <table:table-cell office:value-type="float" office:value="212.338" calcext:value-type="float">
            <text:p>212.338</text:p>
          </table:table-cell>
          <table:table-cell office:value-type="float" office:value="0.666367" calcext:value-type="float">
            <text:p>0.666367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58104" calcext:value-type="float">
            <text:p>0.958104</text:p>
          </table:table-cell>
          <table:table-cell office:value-type="float" office:value="0.918171" calcext:value-type="float">
            <text:p>0.918171</text:p>
          </table:table-cell>
          <table:table-cell office:value-type="float" office:value="0.843798" calcext:value-type="float">
            <text:p>0.843798</text:p>
          </table:table-cell>
          <table:table-cell office:value-type="float" office:value="0.0830358" calcext:value-type="float">
            <text:p>0.0830358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0.666366" calcext:value-type="float">
            <text:p>0.666366</text:p>
          </table:table-cell>
          <table:table-cell table:number-columns-repeated="1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58169" calcext:value-type="float">
            <text:p>0.958169</text:p>
          </table:table-cell>
          <table:table-cell office:value-type="float" office:value="0.918295" calcext:value-type="float">
            <text:p>0.918295</text:p>
          </table:table-cell>
          <table:table-cell office:value-type="float" office:value="0.844023" calcext:value-type="float">
            <text:p>0.844023</text:p>
          </table:table-cell>
          <table:table-cell office:value-type="float" office:value="0.0828421" calcext:value-type="float">
            <text:p>0.0828421</text:p>
          </table:table-cell>
          <table:table-cell office:value-type="float" office:value="212.806" calcext:value-type="float">
            <text:p>212.806</text:p>
          </table:table-cell>
          <table:table-cell office:value-type="float" office:value="0.666367" calcext:value-type="float">
            <text:p>0.6663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0.0718278" calcext:value-type="float">
            <text:p>0.0718278</text:p>
          </table:table-cell>
          <table:table-cell office:value-type="float" office:value="6.40202" calcext:value-type="float">
            <text:p>6.40202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75" calcext:value-type="float">
            <text:p>0.0475</text:p>
          </table:table-cell>
          <table:table-cell office:value-type="float" office:value="0.0027625" calcext:value-type="float">
            <text:p>0.0027625</text:p>
          </table:table-cell>
          <table:table-cell office:value-type="float" office:value="0.0000122003" calcext:value-type="float">
            <text:p>1.22003E-05</text:p>
          </table:table-cell>
          <table:table-cell office:value-type="float" office:value="0.695101" calcext:value-type="float">
            <text:p>0.695101</text:p>
          </table:table-cell>
          <table:table-cell office:value-type="float" office:value="2.45444" calcext:value-type="float">
            <text:p>2.45444</text:p>
          </table:table-cell>
          <table:table-cell office:value-type="float" office:value="0.467101" calcext:value-type="float">
            <text:p>0.467101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75" calcext:value-type="float">
            <text:p>0.0775</text:p>
          </table:table-cell>
          <table:table-cell office:value-type="float" office:value="0.0060375" calcext:value-type="float">
            <text:p>0.0060375</text:p>
          </table:table-cell>
          <table:table-cell office:value-type="float" office:value="0.0000372028" calcext:value-type="float">
            <text:p>3.72028E-05</text:p>
          </table:table-cell>
          <table:table-cell office:value-type="float" office:value="10.0901" calcext:value-type="float">
            <text:p>10.0901</text:p>
          </table:table-cell>
          <table:table-cell office:value-type="string" calcext:value-type="string">
            <text:p>-nan</text:p>
          </table:table-cell>
          <table:table-cell office:value-type="float" office:value="0.659795" calcext:value-type="float">
            <text:p>0.659795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91875" calcext:value-type="float">
            <text:p>0.091875</text:p>
          </table:table-cell>
          <table:table-cell office:value-type="float" office:value="0.00886563" calcext:value-type="float">
            <text:p>0.00886563</text:p>
          </table:table-cell>
          <table:table-cell office:value-type="float" office:value="0.0000935591" calcext:value-type="float">
            <text:p>9.35591E-05</text:p>
          </table:table-cell>
          <table:table-cell office:value-type="float" office:value="36.8216" calcext:value-type="float">
            <text:p>36.8216</text:p>
          </table:table-cell>
          <table:table-cell office:value-type="string" calcext:value-type="string">
            <text:p>-nan</text:p>
          </table:table-cell>
          <table:table-cell office:value-type="float" office:value="0.603223" calcext:value-type="float">
            <text:p>0.603223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0875" calcext:value-type="float">
            <text:p>0.20875</text:p>
          </table:table-cell>
          <table:table-cell office:value-type="float" office:value="0.0443469" calcext:value-type="float">
            <text:p>0.0443469</text:p>
          </table:table-cell>
          <table:table-cell office:value-type="float" office:value="0.00209094" calcext:value-type="float">
            <text:p>0.00209094</text:p>
          </table:table-cell>
          <table:table-cell office:value-type="float" office:value="77.0551" calcext:value-type="float">
            <text:p>77.0551</text:p>
          </table:table-cell>
          <table:table-cell office:value-type="string" calcext:value-type="string">
            <text:p>-nan</text:p>
          </table:table-cell>
          <table:table-cell office:value-type="float" office:value="0.645599" calcext:value-type="float">
            <text:p>0.645599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02031" calcext:value-type="float">
            <text:p>0.302031</text:p>
          </table:table-cell>
          <table:table-cell office:value-type="float" office:value="0.0933992" calcext:value-type="float">
            <text:p>0.0933992</text:p>
          </table:table-cell>
          <table:table-cell office:value-type="float" office:value="0.0095146" calcext:value-type="float">
            <text:p>0.0095146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-nan</text:p>
          </table:table-cell>
          <table:table-cell office:value-type="float" office:value="0.636435" calcext:value-type="float">
            <text:p>0.636435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7188" calcext:value-type="float">
            <text:p>0.307188</text:p>
          </table:table-cell>
          <table:table-cell office:value-type="float" office:value="0.113726" calcext:value-type="float">
            <text:p>0.113726</text:p>
          </table:table-cell>
          <table:table-cell office:value-type="float" office:value="0.0219505" calcext:value-type="float">
            <text:p>0.0219505</text:p>
          </table:table-cell>
          <table:table-cell office:value-type="float" office:value="99.2115" calcext:value-type="float">
            <text:p>99.2115</text:p>
          </table:table-cell>
          <table:table-cell office:value-type="string" calcext:value-type="string">
            <text:p>-nan</text:p>
          </table:table-cell>
          <table:table-cell office:value-type="float" office:value="0.434275" calcext:value-type="float">
            <text:p>0.434275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03125" calcext:value-type="float">
            <text:p>0.303125</text:p>
          </table:table-cell>
          <table:table-cell office:value-type="float" office:value="0.103275" calcext:value-type="float">
            <text:p>0.103275</text:p>
          </table:table-cell>
          <table:table-cell office:value-type="float" office:value="0.0164369" calcext:value-type="float">
            <text:p>0.0164369</text:p>
          </table:table-cell>
          <table:table-cell office:value-type="float" office:value="99.0713" calcext:value-type="float">
            <text:p>99.0713</text:p>
          </table:table-cell>
          <table:table-cell office:value-type="string" calcext:value-type="string">
            <text:p>-nan</text:p>
          </table:table-cell>
          <table:table-cell office:value-type="float" office:value="0.486306" calcext:value-type="float">
            <text:p>0.486306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134414" calcext:value-type="float">
            <text:p>0.134414</text:p>
          </table:table-cell>
          <table:table-cell office:value-type="float" office:value="0.032316" calcext:value-type="float">
            <text:p>0.032316</text:p>
          </table:table-cell>
          <table:table-cell office:value-type="float" office:value="0.00234049" calcext:value-type="float">
            <text:p>0.00234049</text:p>
          </table:table-cell>
          <table:table-cell office:value-type="float" office:value="118.43" calcext:value-type="float">
            <text:p>118.43</text:p>
          </table:table-cell>
          <table:table-cell office:value-type="string" calcext:value-type="string">
            <text:p>-nan</text:p>
          </table:table-cell>
          <table:table-cell office:value-type="float" office:value="0.25295" calcext:value-type="float">
            <text:p>0.25295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office:value-type="float" office:value="-0.307607" calcext:value-type="float">
            <text:p>-0.307607</text:p>
          </table:table-cell>
          <table:table-cell office:value-type="float" office:value="0.307607" calcext:value-type="float">
            <text:p>0.307607</text:p>
          </table:table-cell>
          <table:table-cell office:value-type="float" office:value="0.216689" calcext:value-type="float">
            <text:p>0.216689</text:p>
          </table:table-cell>
          <table:table-cell office:value-type="float" office:value="0.140119" calcext:value-type="float">
            <text:p>0.140119</text:p>
          </table:table-cell>
          <table:table-cell office:value-type="float" office:value="84.6903" calcext:value-type="float">
            <text:p>84.6903</text:p>
          </table:table-cell>
          <table:table-cell office:value-type="float" office:value="0.489363" calcext:value-type="float">
            <text:p>0.489363</text:p>
          </table:table-cell>
          <table:table-cell office:value-type="float" office:value="0.00527665" calcext:value-type="float">
            <text:p>0.00527665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-0.932842" calcext:value-type="float">
            <text:p>-0.932842</text:p>
          </table:table-cell>
          <table:table-cell office:value-type="float" office:value="0.932842" calcext:value-type="float">
            <text:p>0.932842</text:p>
          </table:table-cell>
          <table:table-cell office:value-type="float" office:value="0.870509" calcext:value-type="float">
            <text:p>0.870509</text:p>
          </table:table-cell>
          <table:table-cell office:value-type="float" office:value="0.758878" calcext:value-type="float">
            <text:p>0.758878</text:p>
          </table:table-cell>
          <table:table-cell office:value-type="float" office:value="0.134665" calcext:value-type="float">
            <text:p>0.134665</text:p>
          </table:table-cell>
          <table:table-cell office:value-type="float" office:value="162.496" calcext:value-type="float">
            <text:p>162.496</text:p>
          </table:table-cell>
          <table:table-cell office:value-type="float" office:value="0.666186" calcext:value-type="float">
            <text:p>0.666186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office:value-type="float" office:value="-0.933372" calcext:value-type="float">
            <text:p>-0.933372</text:p>
          </table:table-cell>
          <table:table-cell office:value-type="float" office:value="0.933372" calcext:value-type="float">
            <text:p>0.933372</text:p>
          </table:table-cell>
          <table:table-cell office:value-type="float" office:value="0.871538" calcext:value-type="float">
            <text:p>0.871538</text:p>
          </table:table-cell>
          <table:table-cell office:value-type="float" office:value="0.760807" calcext:value-type="float">
            <text:p>0.760807</text:p>
          </table:table-cell>
          <table:table-cell office:value-type="float" office:value="0.137407" calcext:value-type="float">
            <text:p>0.137407</text:p>
          </table:table-cell>
          <table:table-cell office:value-type="float" office:value="160.961" calcext:value-type="float">
            <text:p>160.961</text:p>
          </table:table-cell>
          <table:table-cell office:value-type="float" office:value="0.666127" calcext:value-type="float">
            <text:p>0.666127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office:value-type="float" office:value="-0.933315" calcext:value-type="float">
            <text:p>-0.933315</text:p>
          </table:table-cell>
          <table:table-cell office:value-type="float" office:value="0.933315" calcext:value-type="float">
            <text:p>0.933315</text:p>
          </table:table-cell>
          <table:table-cell office:value-type="float" office:value="0.87141" calcext:value-type="float">
            <text:p>0.87141</text:p>
          </table:table-cell>
          <table:table-cell office:value-type="float" office:value="0.760509" calcext:value-type="float">
            <text:p>0.760509</text:p>
          </table:table-cell>
          <table:table-cell office:value-type="float" office:value="0.133799" calcext:value-type="float">
            <text:p>0.133799</text:p>
          </table:table-cell>
          <table:table-cell office:value-type="float" office:value="163.106" calcext:value-type="float">
            <text:p>163.106</text:p>
          </table:table-cell>
          <table:table-cell office:value-type="float" office:value="0.66616" calcext:value-type="float">
            <text:p>0.66616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" calcext:value-type="float">
            <text:p>13</text:p>
          </table:table-cell>
          <table:table-cell office:value-type="float" office:value="-0.933009" calcext:value-type="float">
            <text:p>-0.933009</text:p>
          </table:table-cell>
          <table:table-cell office:value-type="float" office:value="0.933009" calcext:value-type="float">
            <text:p>0.933009</text:p>
          </table:table-cell>
          <table:table-cell office:value-type="float" office:value="0.870845" calcext:value-type="float">
            <text:p>0.870845</text:p>
          </table:table-cell>
          <table:table-cell office:value-type="float" office:value="0.759545" calcext:value-type="float">
            <text:p>0.759545</text:p>
          </table:table-cell>
          <table:table-cell office:value-type="float" office:value="0.132677" calcext:value-type="float">
            <text:p>0.132677</text:p>
          </table:table-cell>
          <table:table-cell office:value-type="float" office:value="163.741" calcext:value-type="float">
            <text:p>163.741</text:p>
          </table:table-cell>
          <table:table-cell office:value-type="float" office:value="0.666151" calcext:value-type="float">
            <text:p>0.666151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4" calcext:value-type="float">
            <text:p>14</text:p>
          </table:table-cell>
          <table:table-cell office:value-type="float" office:value="-0.933232" calcext:value-type="float">
            <text:p>-0.933232</text:p>
          </table:table-cell>
          <table:table-cell office:value-type="float" office:value="0.933232" calcext:value-type="float">
            <text:p>0.933232</text:p>
          </table:table-cell>
          <table:table-cell office:value-type="float" office:value="0.871255" calcext:value-type="float">
            <text:p>0.871255</text:p>
          </table:table-cell>
          <table:table-cell office:value-type="float" office:value="0.760243" calcext:value-type="float">
            <text:p>0.760243</text:p>
          </table:table-cell>
          <table:table-cell office:value-type="float" office:value="0.134689" calcext:value-type="float">
            <text:p>0.134689</text:p>
          </table:table-cell>
          <table:table-cell office:value-type="float" office:value="162.551" calcext:value-type="float">
            <text:p>162.551</text:p>
          </table:table-cell>
          <table:table-cell office:value-type="float" office:value="0.666158" calcext:value-type="float">
            <text:p>0.666158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office:value-type="float" office:value="-0.933096" calcext:value-type="float">
            <text:p>-0.933096</text:p>
          </table:table-cell>
          <table:table-cell office:value-type="float" office:value="0.933096" calcext:value-type="float">
            <text:p>0.933096</text:p>
          </table:table-cell>
          <table:table-cell office:value-type="float" office:value="0.871001" calcext:value-type="float">
            <text:p>0.871001</text:p>
          </table:table-cell>
          <table:table-cell office:value-type="float" office:value="0.759795" calcext:value-type="float">
            <text:p>0.759795</text:p>
          </table:table-cell>
          <table:table-cell office:value-type="float" office:value="0.133984" calcext:value-type="float">
            <text:p>0.133984</text:p>
          </table:table-cell>
          <table:table-cell office:value-type="float" office:value="162.955" calcext:value-type="float">
            <text:p>162.955</text:p>
          </table:table-cell>
          <table:table-cell office:value-type="float" office:value="0.66616" calcext:value-type="float">
            <text:p>0.66616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  <table:table-cell office:value-type="float" office:value="-0.933034" calcext:value-type="float">
            <text:p>-0.933034</text:p>
          </table:table-cell>
          <table:table-cell office:value-type="float" office:value="0.933034" calcext:value-type="float">
            <text:p>0.933034</text:p>
          </table:table-cell>
          <table:table-cell office:value-type="float" office:value="0.870891" calcext:value-type="float">
            <text:p>0.870891</text:p>
          </table:table-cell>
          <table:table-cell office:value-type="float" office:value="0.759621" calcext:value-type="float">
            <text:p>0.759621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163.292" calcext:value-type="float">
            <text:p>163.292</text:p>
          </table:table-cell>
          <table:table-cell office:value-type="float" office:value="0.666152" calcext:value-type="float">
            <text:p>0.666152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office:value-type="float" office:value="-0.933068" calcext:value-type="float">
            <text:p>-0.933068</text:p>
          </table:table-cell>
          <table:table-cell office:value-type="float" office:value="0.933068" calcext:value-type="float">
            <text:p>0.933068</text:p>
          </table:table-cell>
          <table:table-cell office:value-type="float" office:value="0.87095" calcext:value-type="float">
            <text:p>0.87095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133966" calcext:value-type="float">
            <text:p>0.133966</text:p>
          </table:table-cell>
          <table:table-cell office:value-type="float" office:value="162.961" calcext:value-type="float">
            <text:p>162.961</text:p>
          </table:table-cell>
          <table:table-cell office:value-type="float" office:value="0.666157" calcext:value-type="float">
            <text:p>0.666157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" calcext:value-type="float">
            <text:p>18</text:p>
          </table:table-cell>
          <table:table-cell office:value-type="float" office:value="-0.933162" calcext:value-type="float">
            <text:p>-0.933162</text:p>
          </table:table-cell>
          <table:table-cell office:value-type="float" office:value="0.933162" calcext:value-type="float">
            <text:p>0.933162</text:p>
          </table:table-cell>
          <table:table-cell office:value-type="float" office:value="0.871125" calcext:value-type="float">
            <text:p>0.871125</text:p>
          </table:table-cell>
          <table:table-cell office:value-type="float" office:value="0.760012" calcext:value-type="float">
            <text:p>0.760012</text:p>
          </table:table-cell>
          <table:table-cell office:value-type="float" office:value="0.133669" calcext:value-type="float">
            <text:p>0.133669</text:p>
          </table:table-cell>
          <table:table-cell office:value-type="float" office:value="163.159" calcext:value-type="float">
            <text:p>163.159</text:p>
          </table:table-cell>
          <table:table-cell office:value-type="float" office:value="0.66616" calcext:value-type="float">
            <text:p>0.66616</text:p>
          </table:table-cell>
          <table:table-cell table:number-columns-repeated="1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 office:value-type="float" office:value="-0.933208" calcext:value-type="float">
            <text:p>-0.933208</text:p>
          </table:table-cell>
          <table:table-cell office:value-type="float" office:value="0.933208" calcext:value-type="float">
            <text:p>0.933208</text:p>
          </table:table-cell>
          <table:table-cell office:value-type="float" office:value="0.871212" calcext:value-type="float">
            <text:p>0.871212</text:p>
          </table:table-cell>
          <table:table-cell office:value-type="float" office:value="0.760171" calcext:value-type="float">
            <text:p>0.760171</text:p>
          </table:table-cell>
          <table:table-cell office:value-type="float" office:value="0.13322" calcext:value-type="float">
            <text:p>0.13322</text:p>
          </table:table-cell>
          <table:table-cell office:value-type="float" office:value="163.441" calcext:value-type="float">
            <text:p>163.441</text:p>
          </table:table-cell>
          <table:table-cell office:value-type="float" office:value="0.666157" calcext:value-type="float">
            <text:p>0.666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0.238793" calcext:value-type="float">
            <text:p>0.23879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75" calcext:value-type="float">
            <text:p>0.0275</text:p>
          </table:table-cell>
          <table:table-cell office:value-type="float" office:value="0.0008125" calcext:value-type="float">
            <text:p>0.0008125</text:p>
          </table:table-cell>
          <table:table-cell office:value-type="float" office:value="0.000000830313" calcext:value-type="float">
            <text:p>8.30313E-07</text:p>
          </table:table-cell>
          <table:table-cell office:value-type="float" office:value="0.626795" calcext:value-type="float">
            <text:p>0.626795</text:p>
          </table:table-cell>
          <table:table-cell office:value-type="string" calcext:value-type="string">
            <text:p>-nan</text:p>
          </table:table-cell>
          <table:table-cell office:value-type="float" office:value="0.58075" calcext:value-type="float">
            <text:p>0.58075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875" calcext:value-type="float">
            <text:p>0.06875</text:p>
          </table:table-cell>
          <table:table-cell office:value-type="float" office:value="0.00553125" calcext:value-type="float">
            <text:p>0.00553125</text:p>
          </table:table-cell>
          <table:table-cell office:value-type="float" office:value="0.0000397327" calcext:value-type="float">
            <text:p>3.97327E-05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3.84258" calcext:value-type="float">
            <text:p>3.84258</text:p>
          </table:table-cell>
          <table:table-cell office:value-type="float" office:value="0.567108" calcext:value-type="float">
            <text:p>0.567108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875" calcext:value-type="float">
            <text:p>0.18875</text:p>
          </table:table-cell>
          <table:table-cell office:value-type="float" office:value="0.037275" calcext:value-type="float">
            <text:p>0.037275</text:p>
          </table:table-cell>
          <table:table-cell office:value-type="float" office:value="0.00159808" calcext:value-type="float">
            <text:p>0.00159808</text:p>
          </table:table-cell>
          <table:table-cell office:value-type="float" office:value="3.0579" calcext:value-type="float">
            <text:p>3.0579</text:p>
          </table:table-cell>
          <table:table-cell office:value-type="float" office:value="6.2925" calcext:value-type="float">
            <text:p>6.2925</text:p>
          </table:table-cell>
          <table:table-cell office:value-type="float" office:value="0.616609" calcext:value-type="float">
            <text:p>0.616609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7812" calcext:value-type="float">
            <text:p>0.337812</text:p>
          </table:table-cell>
          <table:table-cell office:value-type="float" office:value="0.115283" calcext:value-type="float">
            <text:p>0.115283</text:p>
          </table:table-cell>
          <table:table-cell office:value-type="float" office:value="0.0137859" calcext:value-type="float">
            <text:p>0.0137859</text:p>
          </table:table-cell>
          <table:table-cell office:value-type="float" office:value="9.74253" calcext:value-type="float">
            <text:p>9.74253</text:p>
          </table:table-cell>
          <table:table-cell office:value-type="float" office:value="6.17557" calcext:value-type="float">
            <text:p>6.17557</text:p>
          </table:table-cell>
          <table:table-cell office:value-type="float" office:value="0.654231" calcext:value-type="float">
            <text:p>0.654231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39375" calcext:value-type="float">
            <text:p>0.639375</text:p>
          </table:table-cell>
          <table:table-cell office:value-type="float" office:value="0.439791" calcext:value-type="float">
            <text:p>0.439791</text:p>
          </table:table-cell>
          <table:table-cell office:value-type="float" office:value="0.244746" calcext:value-type="float">
            <text:p>0.244746</text:p>
          </table:table-cell>
          <table:table-cell office:value-type="float" office:value="12.9721" calcext:value-type="float">
            <text:p>12.972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578204" calcext:value-type="float">
            <text:p>0.578204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907812" calcext:value-type="float">
            <text:p>0.907812</text:p>
          </table:table-cell>
          <table:table-cell office:value-type="float" office:value="0.824763" calcext:value-type="float">
            <text:p>0.824763</text:p>
          </table:table-cell>
          <table:table-cell office:value-type="float" office:value="0.682357" calcext:value-type="float">
            <text:p>0.682357</text:p>
          </table:table-cell>
          <table:table-cell office:value-type="float" office:value="0.182514" calcext:value-type="float">
            <text:p>0.182514</text:p>
          </table:table-cell>
          <table:table-cell office:value-type="float" office:value="135.851" calcext:value-type="float">
            <text:p>135.851</text:p>
          </table:table-cell>
          <table:table-cell office:value-type="float" office:value="0.665627" calcext:value-type="float">
            <text:p>0.665627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906211" calcext:value-type="float">
            <text:p>0.90621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676757" calcext:value-type="float">
            <text:p>0.676757</text:p>
          </table:table-cell>
          <table:table-cell office:value-type="float" office:value="0.20243" calcext:value-type="float">
            <text:p>0.20243</text:p>
          </table:table-cell>
          <table:table-cell office:value-type="float" office:value="128.752" calcext:value-type="float">
            <text:p>128.752</text:p>
          </table:table-cell>
          <table:table-cell office:value-type="float" office:value="0.665894" calcext:value-type="float">
            <text:p>0.665894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0998" calcext:value-type="float">
            <text:p>0.90998</text:p>
          </table:table-cell>
          <table:table-cell office:value-type="float" office:value="0.828517" calcext:value-type="float">
            <text:p>0.828517</text:p>
          </table:table-cell>
          <table:table-cell office:value-type="float" office:value="0.687923" calcext:value-type="float">
            <text:p>0.687923</text:p>
          </table:table-cell>
          <table:table-cell office:value-type="float" office:value="0.169538" calcext:value-type="float">
            <text:p>0.169538</text:p>
          </table:table-cell>
          <table:table-cell office:value-type="float" office:value="141.278" calcext:value-type="float">
            <text:p>141.278</text:p>
          </table:table-cell>
          <table:table-cell office:value-type="float" office:value="0.665946" calcext:value-type="float">
            <text:p>0.665946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10947" calcext:value-type="float">
            <text:p>0.910947</text:p>
          </table:table-cell>
          <table:table-cell office:value-type="float" office:value="0.83033" calcext:value-type="float">
            <text:p>0.83033</text:p>
          </table:table-cell>
          <table:table-cell office:value-type="float" office:value="0.691117" calcext:value-type="float">
            <text:p>0.691117</text:p>
          </table:table-cell>
          <table:table-cell office:value-type="float" office:value="0.189643" calcext:value-type="float">
            <text:p>0.189643</text:p>
          </table:table-cell>
          <table:table-cell office:value-type="float" office:value="133.721" calcext:value-type="float">
            <text:p>133.721</text:p>
          </table:table-cell>
          <table:table-cell office:value-type="float" office:value="0.66586" calcext:value-type="float">
            <text:p>0.66586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09761" calcext:value-type="float">
            <text:p>0.909761</text:p>
          </table:table-cell>
          <table:table-cell office:value-type="float" office:value="0.828145" calcext:value-type="float">
            <text:p>0.828145</text:p>
          </table:table-cell>
          <table:table-cell office:value-type="float" office:value="0.687409" calcext:value-type="float">
            <text:p>0.687409</text:p>
          </table:table-cell>
          <table:table-cell office:value-type="float" office:value="0.18456" calcext:value-type="float">
            <text:p>0.18456</text:p>
          </table:table-cell>
          <table:table-cell office:value-type="float" office:value="135.373" calcext:value-type="float">
            <text:p>135.373</text:p>
          </table:table-cell>
          <table:table-cell office:value-type="float" office:value="0.665896" calcext:value-type="float">
            <text:p>0.665896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11494" calcext:value-type="float">
            <text:p>0.911494</text:p>
          </table:table-cell>
          <table:table-cell office:value-type="float" office:value="0.831261" calcext:value-type="float">
            <text:p>0.831261</text:p>
          </table:table-cell>
          <table:table-cell office:value-type="float" office:value="0.692441" calcext:value-type="float">
            <text:p>0.692441</text:p>
          </table:table-cell>
          <table:table-cell office:value-type="float" office:value="0.180359" calcext:value-type="float">
            <text:p>0.180359</text:p>
          </table:table-cell>
          <table:table-cell office:value-type="float" office:value="137.198" calcext:value-type="float">
            <text:p>137.198</text:p>
          </table:table-cell>
          <table:table-cell office:value-type="float" office:value="0.665969" calcext:value-type="float">
            <text:p>0.665969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11906" calcext:value-type="float">
            <text:p>0.911906</text:p>
          </table:table-cell>
          <table:table-cell office:value-type="float" office:value="0.832015" calcext:value-type="float">
            <text:p>0.832015</text:p>
          </table:table-cell>
          <table:table-cell office:value-type="float" office:value="0.693713" calcext:value-type="float">
            <text:p>0.693713</text:p>
          </table:table-cell>
          <table:table-cell office:value-type="float" office:value="0.178108" calcext:value-type="float">
            <text:p>0.178108</text:p>
          </table:table-cell>
          <table:table-cell office:value-type="float" office:value="138.126" calcext:value-type="float">
            <text:p>138.126</text:p>
          </table:table-cell>
          <table:table-cell office:value-type="float" office:value="0.665961" calcext:value-type="float">
            <text:p>0.665961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11172" calcext:value-type="float">
            <text:p>0.911172</text:p>
          </table:table-cell>
          <table:table-cell office:value-type="float" office:value="0.830695" calcext:value-type="float">
            <text:p>0.830695</text:p>
          </table:table-cell>
          <table:table-cell office:value-type="float" office:value="0.691571" calcext:value-type="float">
            <text:p>0.691571</text:p>
          </table:table-cell>
          <table:table-cell office:value-type="float" office:value="0.182567" calcext:value-type="float">
            <text:p>0.182567</text:p>
          </table:table-cell>
          <table:table-cell office:value-type="float" office:value="136.319" calcext:value-type="float">
            <text:p>136.319</text:p>
          </table:table-cell>
          <table:table-cell office:value-type="float" office:value="0.665934" calcext:value-type="float">
            <text:p>0.665934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910617" calcext:value-type="float">
            <text:p>0.910617</text:p>
          </table:table-cell>
          <table:table-cell office:value-type="float" office:value="0.829684" calcext:value-type="float">
            <text:p>0.829684</text:p>
          </table:table-cell>
          <table:table-cell office:value-type="float" office:value="0.689893" calcext:value-type="float">
            <text:p>0.689893</text:p>
          </table:table-cell>
          <table:table-cell office:value-type="float" office:value="0.180214" calcext:value-type="float">
            <text:p>0.180214</text:p>
          </table:table-cell>
          <table:table-cell office:value-type="float" office:value="137.123" calcext:value-type="float">
            <text:p>137.123</text:p>
          </table:table-cell>
          <table:table-cell office:value-type="float" office:value="0.665932" calcext:value-type="float">
            <text:p>0.665932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10932" calcext:value-type="float">
            <text:p>0.910932</text:p>
          </table:table-cell>
          <table:table-cell office:value-type="float" office:value="0.830251" calcext:value-type="float">
            <text:p>0.830251</text:p>
          </table:table-cell>
          <table:table-cell office:value-type="float" office:value="0.690816" calcext:value-type="float">
            <text:p>0.690816</text:p>
          </table:table-cell>
          <table:table-cell office:value-type="float" office:value="0.180925" calcext:value-type="float">
            <text:p>0.180925</text:p>
          </table:table-cell>
          <table:table-cell office:value-type="float" office:value="136.9" calcext:value-type="float">
            <text:p>136.9</text:p>
          </table:table-cell>
          <table:table-cell office:value-type="float" office:value="0.665942" calcext:value-type="float">
            <text:p>0.665942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1096" calcext:value-type="float">
            <text:p>0.91096</text:p>
          </table:table-cell>
          <table:table-cell office:value-type="float" office:value="0.830301" calcext:value-type="float">
            <text:p>0.830301</text:p>
          </table:table-cell>
          <table:table-cell office:value-type="float" office:value="0.690895" calcext:value-type="float">
            <text:p>0.690895</text:p>
          </table:table-cell>
          <table:table-cell office:value-type="float" office:value="0.181713" calcext:value-type="float">
            <text:p>0.181713</text:p>
          </table:table-cell>
          <table:table-cell office:value-type="float" office:value="136.607" calcext:value-type="float">
            <text:p>136.607</text:p>
          </table:table-cell>
          <table:table-cell office:value-type="float" office:value="0.665944" calcext:value-type="float">
            <text:p>0.665944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11199" calcext:value-type="float">
            <text:p>0.911199</text:p>
          </table:table-cell>
          <table:table-cell office:value-type="float" office:value="0.830734" calcext:value-type="float">
            <text:p>0.830734</text:p>
          </table:table-cell>
          <table:table-cell office:value-type="float" office:value="0.691604" calcext:value-type="float">
            <text:p>0.691604</text:p>
          </table:table-cell>
          <table:table-cell office:value-type="float" office:value="0.179336" calcext:value-type="float">
            <text:p>0.179336</text:p>
          </table:table-cell>
          <table:table-cell office:value-type="float" office:value="137.546" calcext:value-type="float">
            <text:p>137.546</text:p>
          </table:table-cell>
          <table:table-cell office:value-type="float" office:value="0.665949" calcext:value-type="float">
            <text:p>0.665949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10906" calcext:value-type="float">
            <text:p>0.910906</text:p>
          </table:table-cell>
          <table:table-cell office:value-type="float" office:value="0.830207" calcext:value-type="float">
            <text:p>0.830207</text:p>
          </table:table-cell>
          <table:table-cell office:value-type="float" office:value="0.690749" calcext:value-type="float">
            <text:p>0.690749</text:p>
          </table:table-cell>
          <table:table-cell office:value-type="float" office:value="0.181702" calcext:value-type="float">
            <text:p>0.181702</text:p>
          </table:table-cell>
          <table:table-cell office:value-type="float" office:value="136.604" calcext:value-type="float">
            <text:p>136.604</text:p>
          </table:table-cell>
          <table:table-cell office:value-type="float" office:value="0.665939" calcext:value-type="float">
            <text:p>0.665939</text:p>
          </table:table-cell>
          <table:table-cell table:number-columns-repeated="1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10965" calcext:value-type="float">
            <text:p>0.910965</text:p>
          </table:table-cell>
          <table:table-cell office:value-type="float" office:value="0.830311" calcext:value-type="float">
            <text:p>0.830311</text:p>
          </table:table-cell>
          <table:table-cell office:value-type="float" office:value="0.690913" calcext:value-type="float">
            <text:p>0.690913</text:p>
          </table:table-cell>
          <table:table-cell office:value-type="float" office:value="0.181151" calcext:value-type="float">
            <text:p>0.181151</text:p>
          </table:table-cell>
          <table:table-cell office:value-type="float" office:value="136.82" calcext:value-type="float">
            <text:p>136.82</text:p>
          </table:table-cell>
          <table:table-cell office:value-type="float" office:value="0.665943" calcext:value-type="float">
            <text:p>0.6659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5816" calcext:value-type="float">
            <text:p>1.35816</text:p>
          </table:table-cell>
          <table:table-cell table:number-columns-repeated="2" office:value-type="string" calcext:value-type="string">
            <text:p>-nan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000085" calcext:value-type="float">
            <text:p>8.5E-08</text:p>
          </table:table-cell>
          <table:table-cell office:value-type="float" office:value="3.2465" calcext:value-type="float">
            <text:p>3.2465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0.04875" calcext:value-type="float">
            <text:p>-0.04875</text:p>
          </table:table-cell>
          <table:table-cell office:value-type="float" office:value="0.04875" calcext:value-type="float">
            <text:p>0.04875</text:p>
          </table:table-cell>
          <table:table-cell office:value-type="float" office:value="0.00310625" calcext:value-type="float">
            <text:p>0.00310625</text:p>
          </table:table-cell>
          <table:table-cell office:value-type="float" office:value="0.0000164577" calcext:value-type="float">
            <text:p>1.64577E-05</text:p>
          </table:table-cell>
          <table:table-cell office:value-type="float" office:value="14.0857" calcext:value-type="float">
            <text:p>14.0857</text:p>
          </table:table-cell>
          <table:table-cell office:value-type="string" calcext:value-type="string">
            <text:p>-nan</text:p>
          </table:table-cell>
          <table:table-cell office:value-type="float" office:value="0.431443" calcext:value-type="float">
            <text:p>0.431443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-0.068125" calcext:value-type="float">
            <text:p>-0.068125</text:p>
          </table:table-cell>
          <table:table-cell office:value-type="float" office:value="0.068125" calcext:value-type="float">
            <text:p>0.068125</text:p>
          </table:table-cell>
          <table:table-cell office:value-type="float" office:value="0.00489687" calcext:value-type="float">
            <text:p>0.00489687</text:p>
          </table:table-cell>
          <table:table-cell office:value-type="float" office:value="0.0000293715" calcext:value-type="float">
            <text:p>2.93715E-05</text:p>
          </table:table-cell>
          <table:table-cell office:value-type="float" office:value="13.5899" calcext:value-type="float">
            <text:p>13.5899</text:p>
          </table:table-cell>
          <table:table-cell office:value-type="string" calcext:value-type="string">
            <text:p>-nan</text:p>
          </table:table-cell>
          <table:table-cell office:value-type="float" office:value="0.591712" calcext:value-type="float">
            <text:p>0.591712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055625" calcext:value-type="float">
            <text:p>0.0055625</text:p>
          </table:table-cell>
          <table:table-cell office:value-type="float" office:value="0.0000510139" calcext:value-type="float">
            <text:p>5.10139E-05</text:p>
          </table:table-cell>
          <table:table-cell office:value-type="float" office:value="7.13779" calcext:value-type="float">
            <text:p>7.13779</text:p>
          </table:table-cell>
          <table:table-cell office:value-type="string" calcext:value-type="string">
            <text:p>-nan</text:p>
          </table:table-cell>
          <table:table-cell office:value-type="float" office:value="0.450425" calcext:value-type="float">
            <text:p>0.450425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46563" calcext:value-type="float">
            <text:p>0.146563</text:p>
          </table:table-cell>
          <table:table-cell office:value-type="float" office:value="0.0278594" calcext:value-type="float">
            <text:p>0.0278594</text:p>
          </table:table-cell>
          <table:table-cell office:value-type="float" office:value="0.00132784" calcext:value-type="float">
            <text:p>0.00132784</text:p>
          </table:table-cell>
          <table:table-cell office:value-type="float" office:value="11.3741" calcext:value-type="float">
            <text:p>11.3741</text:p>
          </table:table-cell>
          <table:table-cell office:value-type="string" calcext:value-type="string">
            <text:p>-nan</text:p>
          </table:table-cell>
          <table:table-cell office:value-type="float" office:value="0.42973" calcext:value-type="float">
            <text:p>0.42973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617422" calcext:value-type="float">
            <text:p>0.617422</text:p>
          </table:table-cell>
          <table:table-cell office:value-type="float" office:value="0.416665" calcext:value-type="float">
            <text:p>0.416665</text:p>
          </table:table-cell>
          <table:table-cell office:value-type="float" office:value="0.218071" calcext:value-type="float">
            <text:p>0.218071</text:p>
          </table:table-cell>
          <table:table-cell office:value-type="float" office:value="5.97188" calcext:value-type="float">
            <text:p>5.97188</text:p>
          </table:table-cell>
          <table:table-cell office:value-type="float" office:value="16.5799" calcext:value-type="float">
            <text:p>16.5799</text:p>
          </table:table-cell>
          <table:table-cell office:value-type="float" office:value="0.581302" calcext:value-type="float">
            <text:p>0.581302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83125" calcext:value-type="float">
            <text:p>0.883125</text:p>
          </table:table-cell>
          <table:table-cell office:value-type="float" office:value="0.780543" calcext:value-type="float">
            <text:p>0.780543</text:p>
          </table:table-cell>
          <table:table-cell office:value-type="float" office:value="0.611211" calcext:value-type="float">
            <text:p>0.611211</text:p>
          </table:table-cell>
          <table:table-cell office:value-type="float" office:value="0.263953" calcext:value-type="float">
            <text:p>0.263953</text:p>
          </table:table-cell>
          <table:table-cell office:value-type="float" office:value="109.88" calcext:value-type="float">
            <text:p>109.88</text:p>
          </table:table-cell>
          <table:table-cell office:value-type="float" office:value="0.665592" calcext:value-type="float">
            <text:p>0.665592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85527" calcext:value-type="float">
            <text:p>0.885527</text:p>
          </table:table-cell>
          <table:table-cell office:value-type="float" office:value="0.784707" calcext:value-type="float">
            <text:p>0.784707</text:p>
          </table:table-cell>
          <table:table-cell office:value-type="float" office:value="0.617475" calcext:value-type="float">
            <text:p>0.617475</text:p>
          </table:table-cell>
          <table:table-cell office:value-type="float" office:value="0.225808" calcext:value-type="float">
            <text:p>0.225808</text:p>
          </table:table-cell>
          <table:table-cell office:value-type="float" office:value="119.123" calcext:value-type="float">
            <text:p>119.123</text:p>
          </table:table-cell>
          <table:table-cell office:value-type="float" office:value="0.665741" calcext:value-type="float">
            <text:p>0.66574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8084" calcext:value-type="float">
            <text:p>0.88084</text:p>
          </table:table-cell>
          <table:table-cell office:value-type="float" office:value="0.776589" calcext:value-type="float">
            <text:p>0.776589</text:p>
          </table:table-cell>
          <table:table-cell office:value-type="float" office:value="0.60527" calcext:value-type="float">
            <text:p>0.60527</text:p>
          </table:table-cell>
          <table:table-cell office:value-type="float" office:value="0.265141" calcext:value-type="float">
            <text:p>0.265141</text:p>
          </table:table-cell>
          <table:table-cell office:value-type="float" office:value="109.355" calcext:value-type="float">
            <text:p>109.355</text:p>
          </table:table-cell>
          <table:table-cell office:value-type="float" office:value="0.665462" calcext:value-type="float">
            <text:p>0.665462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84722" calcext:value-type="float">
            <text:p>0.884722</text:p>
          </table:table-cell>
          <table:table-cell office:value-type="float" office:value="0.783331" calcext:value-type="float">
            <text:p>0.783331</text:p>
          </table:table-cell>
          <table:table-cell office:value-type="float" office:value="0.615471" calcext:value-type="float">
            <text:p>0.615471</text:p>
          </table:table-cell>
          <table:table-cell office:value-type="float" office:value="0.255768" calcext:value-type="float">
            <text:p>0.255768</text:p>
          </table:table-cell>
          <table:table-cell office:value-type="float" office:value="111.825" calcext:value-type="float">
            <text:p>111.825</text:p>
          </table:table-cell>
          <table:table-cell office:value-type="float" office:value="0.665655" calcext:value-type="float">
            <text:p>0.665655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84004" calcext:value-type="float">
            <text:p>0.884004</text:p>
          </table:table-cell>
          <table:table-cell office:value-type="float" office:value="0.782098" calcext:value-type="float">
            <text:p>0.782098</text:p>
          </table:table-cell>
          <table:table-cell office:value-type="float" office:value="0.613645" calcext:value-type="float">
            <text:p>0.613645</text:p>
          </table:table-cell>
          <table:table-cell office:value-type="float" office:value="0.257538" calcext:value-type="float">
            <text:p>0.257538</text:p>
          </table:table-cell>
          <table:table-cell office:value-type="float" office:value="111.352" calcext:value-type="float">
            <text:p>111.352</text:p>
          </table:table-cell>
          <table:table-cell office:value-type="float" office:value="0.665594" calcext:value-type="float">
            <text:p>0.665594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8491" calcext:value-type="float">
            <text:p>0.88491</text:p>
          </table:table-cell>
          <table:table-cell office:value-type="float" office:value="0.783676" calcext:value-type="float">
            <text:p>0.783676</text:p>
          </table:table-cell>
          <table:table-cell office:value-type="float" office:value="0.616045" calcext:value-type="float">
            <text:p>0.616045</text:p>
          </table:table-cell>
          <table:table-cell office:value-type="float" office:value="0.24941" calcext:value-type="float">
            <text:p>0.24941</text:p>
          </table:table-cell>
          <table:table-cell office:value-type="float" office:value="113.268" calcext:value-type="float">
            <text:p>113.268</text:p>
          </table:table-cell>
          <table:table-cell office:value-type="float" office:value="0.665636" calcext:value-type="float">
            <text:p>0.665636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83589" calcext:value-type="float">
            <text:p>0.883589</text:p>
          </table:table-cell>
          <table:table-cell office:value-type="float" office:value="0.781339" calcext:value-type="float">
            <text:p>0.781339</text:p>
          </table:table-cell>
          <table:table-cell office:value-type="float" office:value="0.612379" calcext:value-type="float">
            <text:p>0.612379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113.936" calcext:value-type="float">
            <text:p>113.936</text:p>
          </table:table-cell>
          <table:table-cell office:value-type="float" office:value="0.665635" calcext:value-type="float">
            <text:p>0.665635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84068" calcext:value-type="float">
            <text:p>0.884068</text:p>
          </table:table-cell>
          <table:table-cell office:value-type="float" office:value="0.782188" calcext:value-type="float">
            <text:p>0.782188</text:p>
          </table:table-cell>
          <table:table-cell office:value-type="float" office:value="0.613719" calcext:value-type="float">
            <text:p>0.613719</text:p>
          </table:table-cell>
          <table:table-cell office:value-type="float" office:value="0.244952" calcext:value-type="float">
            <text:p>0.244952</text:p>
          </table:table-cell>
          <table:table-cell office:value-type="float" office:value="114.186" calcext:value-type="float">
            <text:p>114.186</text:p>
          </table:table-cell>
          <table:table-cell office:value-type="float" office:value="0.665631" calcext:value-type="float">
            <text:p>0.66563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84076" calcext:value-type="float">
            <text:p>0.884076</text:p>
          </table:table-cell>
          <table:table-cell office:value-type="float" office:value="0.7822" calcext:value-type="float">
            <text:p>0.7822</text:p>
          </table:table-cell>
          <table:table-cell office:value-type="float" office:value="0.613732" calcext:value-type="float">
            <text:p>0.613732</text:p>
          </table:table-cell>
          <table:table-cell office:value-type="float" office:value="0.246204" calcext:value-type="float">
            <text:p>0.246204</text:p>
          </table:table-cell>
          <table:table-cell office:value-type="float" office:value="113.896" calcext:value-type="float">
            <text:p>113.896</text:p>
          </table:table-cell>
          <table:table-cell office:value-type="float" office:value="0.665634" calcext:value-type="float">
            <text:p>0.665634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84338" calcext:value-type="float">
            <text:p>0.884338</text:p>
          </table:table-cell>
          <table:table-cell office:value-type="float" office:value="0.782668" calcext:value-type="float">
            <text:p>0.782668</text:p>
          </table:table-cell>
          <table:table-cell office:value-type="float" office:value="0.614478" calcext:value-type="float">
            <text:p>0.614478</text:p>
          </table:table-cell>
          <table:table-cell office:value-type="float" office:value="0.244316" calcext:value-type="float">
            <text:p>0.244316</text:p>
          </table:table-cell>
          <table:table-cell office:value-type="float" office:value="114.37" calcext:value-type="float">
            <text:p>114.37</text:p>
          </table:table-cell>
          <table:table-cell office:value-type="float" office:value="0.665628" calcext:value-type="float">
            <text:p>0.665628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84058" calcext:value-type="float">
            <text:p>0.884058</text:p>
          </table:table-cell>
          <table:table-cell office:value-type="float" office:value="0.78218" calcext:value-type="float">
            <text:p>0.78218</text:p>
          </table:table-cell>
          <table:table-cell office:value-type="float" office:value="0.613736" calcext:value-type="float">
            <text:p>0.613736</text:p>
          </table:table-cell>
          <table:table-cell office:value-type="float" office:value="0.245328" calcext:value-type="float">
            <text:p>0.245328</text:p>
          </table:table-cell>
          <table:table-cell office:value-type="float" office:value="114.098" calcext:value-type="float">
            <text:p>114.098</text:p>
          </table:table-cell>
          <table:table-cell office:value-type="float" office:value="0.665615" calcext:value-type="float">
            <text:p>0.665615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84332" calcext:value-type="float">
            <text:p>0.884332</text:p>
          </table:table-cell>
          <table:table-cell office:value-type="float" office:value="0.78266" calcext:value-type="float">
            <text:p>0.78266</text:p>
          </table:table-cell>
          <table:table-cell office:value-type="float" office:value="0.614468" calcext:value-type="float">
            <text:p>0.614468</text:p>
          </table:table-cell>
          <table:table-cell office:value-type="float" office:value="0.244648" calcext:value-type="float">
            <text:p>0.244648</text:p>
          </table:table-cell>
          <table:table-cell office:value-type="float" office:value="114.291" calcext:value-type="float">
            <text:p>114.291</text:p>
          </table:table-cell>
          <table:table-cell office:value-type="float" office:value="0.665626" calcext:value-type="float">
            <text:p>0.665626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8438" calcext:value-type="float">
            <text:p>0.88438</text:p>
          </table:table-cell>
          <table:table-cell office:value-type="float" office:value="0.782742" calcext:value-type="float">
            <text:p>0.782742</text:p>
          </table:table-cell>
          <table:table-cell office:value-type="float" office:value="0.614594" calcext:value-type="float">
            <text:p>0.614594</text:p>
          </table:table-cell>
          <table:table-cell office:value-type="float" office:value="0.24427" calcext:value-type="float">
            <text:p>0.24427</text:p>
          </table:table-cell>
          <table:table-cell office:value-type="float" office:value="114.386" calcext:value-type="float">
            <text:p>114.386</text:p>
          </table:table-cell>
          <table:table-cell office:value-type="float" office:value="0.665628" calcext:value-type="float">
            <text:p>0.665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5" calcext:value-type="float">
            <text:p>0.065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0.0000178506" calcext:value-type="float">
            <text:p>1.78506E-05</text:p>
          </table:table-cell>
          <table:table-cell office:value-type="float" office:value="0.326658" calcext:value-type="float">
            <text:p>0.326658</text:p>
          </table:table-cell>
          <table:table-cell office:value-type="float" office:value="6.5297" calcext:value-type="float">
            <text:p>6.5297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17125" calcext:value-type="float">
            <text:p>0.017125</text:p>
          </table:table-cell>
          <table:table-cell office:value-type="float" office:value="0.000308476" calcext:value-type="float">
            <text:p>0.000308476</text:p>
          </table:table-cell>
          <table:table-cell office:value-type="float" office:value="1.26916" calcext:value-type="float">
            <text:p>1.26916</text:p>
          </table:table-cell>
          <table:table-cell office:value-type="float" office:value="6.7024" calcext:value-type="float">
            <text:p>6.7024</text:p>
          </table:table-cell>
          <table:table-cell office:value-type="float" office:value="0.649379" calcext:value-type="float">
            <text:p>0.649379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020996" calcext:value-type="float">
            <text:p>0.00020996</text:p>
          </table:table-cell>
          <table:table-cell office:value-type="float" office:value="2.09619" calcext:value-type="float">
            <text:p>2.09619</text:p>
          </table:table-cell>
          <table:table-cell office:value-type="float" office:value="4.06093" calcext:value-type="float">
            <text:p>4.06093</text:p>
          </table:table-cell>
          <table:table-cell office:value-type="float" office:value="0.627116" calcext:value-type="float">
            <text:p>0.627116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0323563" calcext:value-type="float">
            <text:p>0.0323563</text:p>
          </table:table-cell>
          <table:table-cell office:value-type="float" office:value="0.00127028" calcext:value-type="float">
            <text:p>0.00127028</text:p>
          </table:table-cell>
          <table:table-cell office:value-type="float" office:value="1.26103" calcext:value-type="float">
            <text:p>1.26103</text:p>
          </table:table-cell>
          <table:table-cell office:value-type="float" office:value="9.72801" calcext:value-type="float">
            <text:p>9.72801</text:p>
          </table:table-cell>
          <table:table-cell office:value-type="float" office:value="0.595552" calcext:value-type="float">
            <text:p>0.595552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2813" calcext:value-type="float">
            <text:p>0.332813</text:p>
          </table:table-cell>
          <table:table-cell office:value-type="float" office:value="0.116317" calcext:value-type="float">
            <text:p>0.116317</text:p>
          </table:table-cell>
          <table:table-cell office:value-type="float" office:value="0.0165452" calcext:value-type="float">
            <text:p>0.0165452</text:p>
          </table:table-cell>
          <table:table-cell office:value-type="float" office:value="6.89772" calcext:value-type="float">
            <text:p>6.89772</text:p>
          </table:table-cell>
          <table:table-cell office:value-type="float" office:value="7.66112" calcext:value-type="float">
            <text:p>7.66112</text:p>
          </table:table-cell>
          <table:table-cell office:value-type="float" office:value="0.592372" calcext:value-type="float">
            <text:p>0.592372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35937" calcext:value-type="float">
            <text:p>0.635937</text:p>
          </table:table-cell>
          <table:table-cell office:value-type="float" office:value="0.409531" calcext:value-type="float">
            <text:p>0.409531</text:p>
          </table:table-cell>
          <table:table-cell office:value-type="float" office:value="0.176314" calcext:value-type="float">
            <text:p>0.176314</text:p>
          </table:table-cell>
          <table:table-cell office:value-type="float" office:value="4.98873" calcext:value-type="float">
            <text:p>4.98873</text:p>
          </table:table-cell>
          <table:table-cell office:value-type="float" office:value="18.0343" calcext:value-type="float">
            <text:p>18.0343</text:p>
          </table:table-cell>
          <table:table-cell office:value-type="float" office:value="0.649577" calcext:value-type="float">
            <text:p>0.649577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37031" calcext:value-type="float">
            <text:p>0.837031</text:p>
          </table:table-cell>
          <table:table-cell office:value-type="float" office:value="0.702412" calcext:value-type="float">
            <text:p>0.702412</text:p>
          </table:table-cell>
          <table:table-cell office:value-type="float" office:value="0.498201" calcext:value-type="float">
            <text:p>0.498201</text:p>
          </table:table-cell>
          <table:table-cell office:value-type="float" office:value="0.483177" calcext:value-type="float">
            <text:p>0.483177</text:p>
          </table:table-cell>
          <table:table-cell office:value-type="float" office:value="77.0081" calcext:value-type="float">
            <text:p>77.0081</text:p>
          </table:table-cell>
          <table:table-cell office:value-type="float" office:value="0.663411" calcext:value-type="float">
            <text:p>0.663411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54219" calcext:value-type="float">
            <text:p>0.854219</text:p>
          </table:table-cell>
          <table:table-cell office:value-type="float" office:value="0.730645" calcext:value-type="float">
            <text:p>0.730645</text:p>
          </table:table-cell>
          <table:table-cell office:value-type="float" office:value="0.53659" calcext:value-type="float">
            <text:p>0.53659</text:p>
          </table:table-cell>
          <table:table-cell office:value-type="float" office:value="0.361691" calcext:value-type="float">
            <text:p>0.361691</text:p>
          </table:table-cell>
          <table:table-cell office:value-type="float" office:value="90.7994" calcext:value-type="float">
            <text:p>90.7994</text:p>
          </table:table-cell>
          <table:table-cell office:value-type="float" office:value="0.664951" calcext:value-type="float">
            <text:p>0.664951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62949" calcext:value-type="float">
            <text:p>0.862949</text:p>
          </table:table-cell>
          <table:table-cell office:value-type="float" office:value="0.745597" calcext:value-type="float">
            <text:p>0.745597</text:p>
          </table:table-cell>
          <table:table-cell office:value-type="float" office:value="0.558614" calcext:value-type="float">
            <text:p>0.558614</text:p>
          </table:table-cell>
          <table:table-cell office:value-type="float" office:value="0.292269" calcext:value-type="float">
            <text:p>0.292269</text:p>
          </table:table-cell>
          <table:table-cell office:value-type="float" office:value="102.051" calcext:value-type="float">
            <text:p>102.051</text:p>
          </table:table-cell>
          <table:table-cell office:value-type="float" office:value="0.665048" calcext:value-type="float">
            <text:p>0.665048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56416" calcext:value-type="float">
            <text:p>0.856416</text:p>
          </table:table-cell>
          <table:table-cell office:value-type="float" office:value="0.734203" calcext:value-type="float">
            <text:p>0.734203</text:p>
          </table:table-cell>
          <table:table-cell office:value-type="float" office:value="0.541264" calcext:value-type="float">
            <text:p>0.541264</text:p>
          </table:table-cell>
          <table:table-cell office:value-type="float" office:value="0.309974" calcext:value-type="float">
            <text:p>0.309974</text:p>
          </table:table-cell>
          <table:table-cell office:value-type="float" office:value="98.3295" calcext:value-type="float">
            <text:p>98.3295</text:p>
          </table:table-cell>
          <table:table-cell office:value-type="float" office:value="0.665301" calcext:value-type="float">
            <text:p>0.665301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55034" calcext:value-type="float">
            <text:p>0.855034</text:p>
          </table:table-cell>
          <table:table-cell office:value-type="float" office:value="0.731901" calcext:value-type="float">
            <text:p>0.731901</text:p>
          </table:table-cell>
          <table:table-cell office:value-type="float" office:value="0.538037" calcext:value-type="float">
            <text:p>0.538037</text:p>
          </table:table-cell>
          <table:table-cell office:value-type="float" office:value="0.314383" calcext:value-type="float">
            <text:p>0.314383</text:p>
          </table:table-cell>
          <table:table-cell office:value-type="float" office:value="97.4834" calcext:value-type="float">
            <text:p>97.4834</text:p>
          </table:table-cell>
          <table:table-cell office:value-type="float" office:value="0.665199" calcext:value-type="float">
            <text:p>0.665199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5259" calcext:value-type="float">
            <text:p>0.85259</text:p>
          </table:table-cell>
          <table:table-cell office:value-type="float" office:value="0.727793" calcext:value-type="float">
            <text:p>0.727793</text:p>
          </table:table-cell>
          <table:table-cell office:value-type="float" office:value="0.532221" calcext:value-type="float">
            <text:p>0.532221</text:p>
          </table:table-cell>
          <table:table-cell office:value-type="float" office:value="0.351478" calcext:value-type="float">
            <text:p>0.351478</text:p>
          </table:table-cell>
          <table:table-cell office:value-type="float" office:value="91.9306" calcext:value-type="float">
            <text:p>91.9306</text:p>
          </table:table-cell>
          <table:table-cell office:value-type="float" office:value="0.665069" calcext:value-type="float">
            <text:p>0.665069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52621" calcext:value-type="float">
            <text:p>0.852621</text:p>
          </table:table-cell>
          <table:table-cell office:value-type="float" office:value="0.72779" calcext:value-type="float">
            <text:p>0.72779</text:p>
          </table:table-cell>
          <table:table-cell office:value-type="float" office:value="0.532065" calcext:value-type="float">
            <text:p>0.532065</text:p>
          </table:table-cell>
          <table:table-cell office:value-type="float" office:value="0.334086" calcext:value-type="float">
            <text:p>0.334086</text:p>
          </table:table-cell>
          <table:table-cell office:value-type="float" office:value="94.2957" calcext:value-type="float">
            <text:p>94.2957</text:p>
          </table:table-cell>
          <table:table-cell office:value-type="float" office:value="0.665164" calcext:value-type="float">
            <text:p>0.665164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553" calcext:value-type="float">
            <text:p>0.8553</text:p>
          </table:table-cell>
          <table:table-cell office:value-type="float" office:value="0.732341" calcext:value-type="float">
            <text:p>0.732341</text:p>
          </table:table-cell>
          <table:table-cell office:value-type="float" office:value="0.538653" calcext:value-type="float">
            <text:p>0.538653</text:p>
          </table:table-cell>
          <table:table-cell office:value-type="float" office:value="0.321217" calcext:value-type="float">
            <text:p>0.321217</text:p>
          </table:table-cell>
          <table:table-cell office:value-type="float" office:value="96.4688" calcext:value-type="float">
            <text:p>96.4688</text:p>
          </table:table-cell>
          <table:table-cell office:value-type="float" office:value="0.665218" calcext:value-type="float">
            <text:p>0.665218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5401" calcext:value-type="float">
            <text:p>0.85401</text:p>
          </table:table-cell>
          <table:table-cell office:value-type="float" office:value="0.730186" calcext:value-type="float">
            <text:p>0.730186</text:p>
          </table:table-cell>
          <table:table-cell office:value-type="float" office:value="0.535632" calcext:value-type="float">
            <text:p>0.535632</text:p>
          </table:table-cell>
          <table:table-cell office:value-type="float" office:value="0.341319" calcext:value-type="float">
            <text:p>0.341319</text:p>
          </table:table-cell>
          <table:table-cell office:value-type="float" office:value="93.4438" calcext:value-type="float">
            <text:p>93.4438</text:p>
          </table:table-cell>
          <table:table-cell office:value-type="float" office:value="0.665129" calcext:value-type="float">
            <text:p>0.665129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54662" calcext:value-type="float">
            <text:p>0.854662</text:p>
          </table:table-cell>
          <table:table-cell office:value-type="float" office:value="0.731282" calcext:value-type="float">
            <text:p>0.731282</text:p>
          </table:table-cell>
          <table:table-cell office:value-type="float" office:value="0.537192" calcext:value-type="float">
            <text:p>0.537192</text:p>
          </table:table-cell>
          <table:table-cell office:value-type="float" office:value="0.32598" calcext:value-type="float">
            <text:p>0.32598</text:p>
          </table:table-cell>
          <table:table-cell office:value-type="float" office:value="95.6913" calcext:value-type="float">
            <text:p>95.6913</text:p>
          </table:table-cell>
          <table:table-cell office:value-type="float" office:value="0.665159" calcext:value-type="float">
            <text:p>0.665159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54215" calcext:value-type="float">
            <text:p>0.854215</text:p>
          </table:table-cell>
          <table:table-cell office:value-type="float" office:value="0.730534" calcext:value-type="float">
            <text:p>0.730534</text:p>
          </table:table-cell>
          <table:table-cell office:value-type="float" office:value="0.536139" calcext:value-type="float">
            <text:p>0.536139</text:p>
          </table:table-cell>
          <table:table-cell office:value-type="float" office:value="0.332111" calcext:value-type="float">
            <text:p>0.332111</text:p>
          </table:table-cell>
          <table:table-cell office:value-type="float" office:value="94.7544" calcext:value-type="float">
            <text:p>94.7544</text:p>
          </table:table-cell>
          <table:table-cell office:value-type="float" office:value="0.66513" calcext:value-type="float">
            <text:p>0.66513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54075" calcext:value-type="float">
            <text:p>0.854075</text:p>
          </table:table-cell>
          <table:table-cell office:value-type="float" office:value="0.730284" calcext:value-type="float">
            <text:p>0.730284</text:p>
          </table:table-cell>
          <table:table-cell office:value-type="float" office:value="0.535745" calcext:value-type="float">
            <text:p>0.535745</text:p>
          </table:table-cell>
          <table:table-cell office:value-type="float" office:value="0.333252" calcext:value-type="float">
            <text:p>0.333252</text:p>
          </table:table-cell>
          <table:table-cell office:value-type="float" office:value="94.5756" calcext:value-type="float">
            <text:p>94.5756</text:p>
          </table:table-cell>
          <table:table-cell office:value-type="float" office:value="0.665148" calcext:value-type="float">
            <text:p>0.665148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54231" calcext:value-type="float">
            <text:p>0.854231</text:p>
          </table:table-cell>
          <table:table-cell office:value-type="float" office:value="0.730553" calcext:value-type="float">
            <text:p>0.730553</text:p>
          </table:table-cell>
          <table:table-cell office:value-type="float" office:value="0.536141" calcext:value-type="float">
            <text:p>0.536141</text:p>
          </table:table-cell>
          <table:table-cell office:value-type="float" office:value="0.331535" calcext:value-type="float">
            <text:p>0.331535</text:p>
          </table:table-cell>
          <table:table-cell office:value-type="float" office:value="94.838" calcext:value-type="float">
            <text:p>94.838</text:p>
          </table:table-cell>
          <table:table-cell office:value-type="float" office:value="0.665147" calcext:value-type="float">
            <text:p>0.665147</text:p>
          </table:table-cell>
          <table:table-cell table:number-columns-repeated="1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54228" calcext:value-type="float">
            <text:p>0.854228</text:p>
          </table:table-cell>
          <table:table-cell office:value-type="float" office:value="0.730546" calcext:value-type="float">
            <text:p>0.730546</text:p>
          </table:table-cell>
          <table:table-cell office:value-type="float" office:value="0.536125" calcext:value-type="float">
            <text:p>0.536125</text:p>
          </table:table-cell>
          <table:table-cell office:value-type="float" office:value="0.331195" calcext:value-type="float">
            <text:p>0.331195</text:p>
          </table:table-cell>
          <table:table-cell office:value-type="float" office:value="94.8862" calcext:value-type="float">
            <text:p>94.8862</text:p>
          </table:table-cell>
          <table:table-cell office:value-type="float" office:value="0.665151" calcext:value-type="float">
            <text:p>0.6651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000390625" calcext:value-type="float">
            <text:p>3.90625E-07</text:p>
          </table:table-cell>
          <table:table-cell office:value-type="float" office:value="1.08298" calcext:value-type="float">
            <text:p>1.08298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000053125" calcext:value-type="float">
            <text:p>5.3125E-09</text:p>
          </table:table-cell>
          <table:table-cell office:value-type="float" office:value="1.90428" calcext:value-type="float">
            <text:p>1.90428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016375" calcext:value-type="float">
            <text:p>0.0016375</text:p>
          </table:table-cell>
          <table:table-cell office:value-type="float" office:value="0.00000520281" calcext:value-type="float">
            <text:p>5.20281E-06</text:p>
          </table:table-cell>
          <table:table-cell office:value-type="float" office:value="3.64613" calcext:value-type="float">
            <text:p>3.64613</text:p>
          </table:table-cell>
          <table:table-cell office:value-type="string" calcext:value-type="string">
            <text:p>-nan</text:p>
          </table:table-cell>
          <table:table-cell office:value-type="float" office:value="0.353223" calcext:value-type="float">
            <text:p>0.353223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80625" calcext:value-type="float">
            <text:p>0.080625</text:p>
          </table:table-cell>
          <table:table-cell office:value-type="float" office:value="0.00942813" calcext:value-type="float">
            <text:p>0.00942813</text:p>
          </table:table-cell>
          <table:table-cell office:value-type="float" office:value="0.000185809" calcext:value-type="float">
            <text:p>0.000185809</text:p>
          </table:table-cell>
          <table:table-cell office:value-type="float" office:value="9.20838" calcext:value-type="float">
            <text:p>9.20838</text:p>
          </table:table-cell>
          <table:table-cell office:value-type="string" calcext:value-type="string">
            <text:p>-nan</text:p>
          </table:table-cell>
          <table:table-cell office:value-type="float" office:value="0.303221" calcext:value-type="float">
            <text:p>0.303221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54688" calcext:value-type="float">
            <text:p>0.154688</text:p>
          </table:table-cell>
          <table:table-cell office:value-type="float" office:value="0.0250734" calcext:value-type="float">
            <text:p>0.0250734</text:p>
          </table:table-cell>
          <table:table-cell office:value-type="float" office:value="0.000721552" calcext:value-type="float">
            <text:p>0.000721552</text:p>
          </table:table-cell>
          <table:table-cell office:value-type="float" office:value="18.4758" calcext:value-type="float">
            <text:p>18.4758</text:p>
          </table:table-cell>
          <table:table-cell office:value-type="string" calcext:value-type="string">
            <text:p>-nan</text:p>
          </table:table-cell>
          <table:table-cell office:value-type="float" office:value="0.617423" calcext:value-type="float">
            <text:p>0.617423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7375" calcext:value-type="float">
            <text:p>0.17375</text:p>
          </table:table-cell>
          <table:table-cell office:value-type="float" office:value="0.0323891" calcext:value-type="float">
            <text:p>0.0323891</text:p>
          </table:table-cell>
          <table:table-cell office:value-type="float" office:value="0.0013528" calcext:value-type="float">
            <text:p>0.0013528</text:p>
          </table:table-cell>
          <table:table-cell office:value-type="float" office:value="29.3518" calcext:value-type="float">
            <text:p>29.3518</text:p>
          </table:table-cell>
          <table:table-cell office:value-type="string" calcext:value-type="string">
            <text:p>-nan</text:p>
          </table:table-cell>
          <table:table-cell office:value-type="float" office:value="0.570151" calcext:value-type="float">
            <text:p>0.570151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653125" calcext:value-type="float">
            <text:p>0.653125</text:p>
          </table:table-cell>
          <table:table-cell office:value-type="float" office:value="0.46698" calcext:value-type="float">
            <text:p>0.46698</text:p>
          </table:table-cell>
          <table:table-cell office:value-type="float" office:value="0.277911" calcext:value-type="float">
            <text:p>0.277911</text:p>
          </table:table-cell>
          <table:table-cell office:value-type="float" office:value="12.1945" calcext:value-type="float">
            <text:p>12.1945</text:p>
          </table:table-cell>
          <table:table-cell office:value-type="float" office:value="12.0941" calcext:value-type="float">
            <text:p>12.0941</text:p>
          </table:table-cell>
          <table:table-cell office:value-type="float" office:value="0.575195" calcext:value-type="float">
            <text:p>0.575195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27344" calcext:value-type="float">
            <text:p>0.827344</text:p>
          </table:table-cell>
          <table:table-cell office:value-type="float" office:value="0.685429" calcext:value-type="float">
            <text:p>0.685429</text:p>
          </table:table-cell>
          <table:table-cell office:value-type="float" office:value="0.472394" calcext:value-type="float">
            <text:p>0.472394</text:p>
          </table:table-cell>
          <table:table-cell office:value-type="float" office:value="0.484261" calcext:value-type="float">
            <text:p>0.484261</text:p>
          </table:table-cell>
          <table:table-cell office:value-type="float" office:value="75.9846" calcext:value-type="float">
            <text:p>75.9846</text:p>
          </table:table-cell>
          <table:table-cell office:value-type="float" office:value="0.664835" calcext:value-type="float">
            <text:p>0.664835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19004" calcext:value-type="float">
            <text:p>0.819004</text:p>
          </table:table-cell>
          <table:table-cell office:value-type="float" office:value="0.671841" calcext:value-type="float">
            <text:p>0.671841</text:p>
          </table:table-cell>
          <table:table-cell office:value-type="float" office:value="0.454225" calcext:value-type="float">
            <text:p>0.454225</text:p>
          </table:table-cell>
          <table:table-cell office:value-type="float" office:value="0.547741" calcext:value-type="float">
            <text:p>0.547741</text:p>
          </table:table-cell>
          <table:table-cell office:value-type="float" office:value="70.7246" calcext:value-type="float">
            <text:p>70.7246</text:p>
          </table:table-cell>
          <table:table-cell office:value-type="float" office:value="0.664559" calcext:value-type="float">
            <text:p>0.664559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17793" calcext:value-type="float">
            <text:p>0.817793</text:p>
          </table:table-cell>
          <table:table-cell office:value-type="float" office:value="0.669871" calcext:value-type="float">
            <text:p>0.669871</text:p>
          </table:table-cell>
          <table:table-cell office:value-type="float" office:value="0.451591" calcext:value-type="float">
            <text:p>0.451591</text:p>
          </table:table-cell>
          <table:table-cell office:value-type="float" office:value="0.419297" calcext:value-type="float">
            <text:p>0.419297</text:p>
          </table:table-cell>
          <table:table-cell office:value-type="float" office:value="80.735" calcext:value-type="float">
            <text:p>80.735</text:p>
          </table:table-cell>
          <table:table-cell office:value-type="float" office:value="0.664539" calcext:value-type="float">
            <text:p>0.664539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818916" calcext:value-type="float">
            <text:p>0.818916</text:p>
          </table:table-cell>
          <table:table-cell office:value-type="float" office:value="0.671998" calcext:value-type="float">
            <text:p>0.671998</text:p>
          </table:table-cell>
          <table:table-cell office:value-type="float" office:value="0.455082" calcext:value-type="float">
            <text:p>0.455082</text:p>
          </table:table-cell>
          <table:table-cell office:value-type="float" office:value="0.442745" calcext:value-type="float">
            <text:p>0.442745</text:p>
          </table:table-cell>
          <table:table-cell office:value-type="float" office:value="78.6895" calcext:value-type="float">
            <text:p>78.6895</text:p>
          </table:table-cell>
          <table:table-cell office:value-type="float" office:value="0.664082" calcext:value-type="float">
            <text:p>0.664082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819739" calcext:value-type="float">
            <text:p>0.819739</text:p>
          </table:table-cell>
          <table:table-cell office:value-type="float" office:value="0.673083" calcext:value-type="float">
            <text:p>0.673083</text:p>
          </table:table-cell>
          <table:table-cell office:value-type="float" office:value="0.456003" calcext:value-type="float">
            <text:p>0.456003</text:p>
          </table:table-cell>
          <table:table-cell office:value-type="float" office:value="0.462012" calcext:value-type="float">
            <text:p>0.462012</text:p>
          </table:table-cell>
          <table:table-cell office:value-type="float" office:value="77.0907" calcext:value-type="float">
            <text:p>77.0907</text:p>
          </table:table-cell>
          <table:table-cell office:value-type="float" office:value="0.664487" calcext:value-type="float">
            <text:p>0.664487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81855" calcext:value-type="float">
            <text:p>0.81855</text:p>
          </table:table-cell>
          <table:table-cell office:value-type="float" office:value="0.671227" calcext:value-type="float">
            <text:p>0.671227</text:p>
          </table:table-cell>
          <table:table-cell office:value-type="float" office:value="0.453719" calcext:value-type="float">
            <text:p>0.453719</text:p>
          </table:table-cell>
          <table:table-cell office:value-type="float" office:value="0.472941" calcext:value-type="float">
            <text:p>0.472941</text:p>
          </table:table-cell>
          <table:table-cell office:value-type="float" office:value="76.088" calcext:value-type="float">
            <text:p>76.088</text:p>
          </table:table-cell>
          <table:table-cell office:value-type="float" office:value="0.664319" calcext:value-type="float">
            <text:p>0.664319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819269" calcext:value-type="float">
            <text:p>0.819269</text:p>
          </table:table-cell>
          <table:table-cell office:value-type="float" office:value="0.672381" calcext:value-type="float">
            <text:p>0.672381</text:p>
          </table:table-cell>
          <table:table-cell office:value-type="float" office:value="0.455211" calcext:value-type="float">
            <text:p>0.455211</text:p>
          </table:table-cell>
          <table:table-cell office:value-type="float" office:value="0.469575" calcext:value-type="float">
            <text:p>0.469575</text:p>
          </table:table-cell>
          <table:table-cell office:value-type="float" office:value="76.4264" calcext:value-type="float">
            <text:p>76.4264</text:p>
          </table:table-cell>
          <table:table-cell office:value-type="float" office:value="0.66437" calcext:value-type="float">
            <text:p>0.66437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819634" calcext:value-type="float">
            <text:p>0.819634</text:p>
          </table:table-cell>
          <table:table-cell office:value-type="float" office:value="0.672977" calcext:value-type="float">
            <text:p>0.672977</text:p>
          </table:table-cell>
          <table:table-cell office:value-type="float" office:value="0.45602" calcext:value-type="float">
            <text:p>0.45602</text:p>
          </table:table-cell>
          <table:table-cell office:value-type="float" office:value="0.452149" calcext:value-type="float">
            <text:p>0.452149</text:p>
          </table:table-cell>
          <table:table-cell office:value-type="float" office:value="77.9224" calcext:value-type="float">
            <text:p>77.9224</text:p>
          </table:table-cell>
          <table:table-cell office:value-type="float" office:value="0.664369" calcext:value-type="float">
            <text:p>0.664369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818767" calcext:value-type="float">
            <text:p>0.818767</text:p>
          </table:table-cell>
          <table:table-cell office:value-type="float" office:value="0.671565" calcext:value-type="float">
            <text:p>0.671565</text:p>
          </table:table-cell>
          <table:table-cell office:value-type="float" office:value="0.454136" calcext:value-type="float">
            <text:p>0.454136</text:p>
          </table:table-cell>
          <table:table-cell office:value-type="float" office:value="0.473131" calcext:value-type="float">
            <text:p>0.473131</text:p>
          </table:table-cell>
          <table:table-cell office:value-type="float" office:value="76.0918" calcext:value-type="float">
            <text:p>76.0918</text:p>
          </table:table-cell>
          <table:table-cell office:value-type="float" office:value="0.664349" calcext:value-type="float">
            <text:p>0.664349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19551" calcext:value-type="float">
            <text:p>0.819551</text:p>
          </table:table-cell>
          <table:table-cell office:value-type="float" office:value="0.672884" calcext:value-type="float">
            <text:p>0.672884</text:p>
          </table:table-cell>
          <table:table-cell office:value-type="float" office:value="0.455994" calcext:value-type="float">
            <text:p>0.455994</text:p>
          </table:table-cell>
          <table:table-cell office:value-type="float" office:value="0.463242" calcext:value-type="float">
            <text:p>0.463242</text:p>
          </table:table-cell>
          <table:table-cell office:value-type="float" office:value="76.9768" calcext:value-type="float">
            <text:p>76.9768</text:p>
          </table:table-cell>
          <table:table-cell office:value-type="float" office:value="0.664295" calcext:value-type="float">
            <text:p>0.664295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819152" calcext:value-type="float">
            <text:p>0.819152</text:p>
          </table:table-cell>
          <table:table-cell office:value-type="float" office:value="0.672218" calcext:value-type="float">
            <text:p>0.672218</text:p>
          </table:table-cell>
          <table:table-cell office:value-type="float" office:value="0.455066" calcext:value-type="float">
            <text:p>0.455066</text:p>
          </table:table-cell>
          <table:table-cell office:value-type="float" office:value="0.467881" calcext:value-type="float">
            <text:p>0.467881</text:p>
          </table:table-cell>
          <table:table-cell office:value-type="float" office:value="76.5555" calcext:value-type="float">
            <text:p>76.5555</text:p>
          </table:table-cell>
          <table:table-cell office:value-type="float" office:value="0.664315" calcext:value-type="float">
            <text:p>0.664315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819229" calcext:value-type="float">
            <text:p>0.819229</text:p>
          </table:table-cell>
          <table:table-cell office:value-type="float" office:value="0.672337" calcext:value-type="float">
            <text:p>0.672337</text:p>
          </table:table-cell>
          <table:table-cell office:value-type="float" office:value="0.455204" calcext:value-type="float">
            <text:p>0.455204</text:p>
          </table:table-cell>
          <table:table-cell office:value-type="float" office:value="0.465916" calcext:value-type="float">
            <text:p>0.465916</text:p>
          </table:table-cell>
          <table:table-cell office:value-type="float" office:value="76.7239" calcext:value-type="float">
            <text:p>76.7239</text:p>
          </table:table-cell>
          <table:table-cell office:value-type="float" office:value="0.664331" calcext:value-type="float">
            <text:p>0.664331</text:p>
          </table:table-cell>
          <table:table-cell table:number-columns-repeated="1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819366" calcext:value-type="float">
            <text:p>0.819366</text:p>
          </table:table-cell>
          <table:table-cell office:value-type="float" office:value="0.672555" calcext:value-type="float">
            <text:p>0.672555</text:p>
          </table:table-cell>
          <table:table-cell office:value-type="float" office:value="0.455483" calcext:value-type="float">
            <text:p>0.455483</text:p>
          </table:table-cell>
          <table:table-cell office:value-type="float" office:value="0.465317" calcext:value-type="float">
            <text:p>0.465317</text:p>
          </table:table-cell>
          <table:table-cell office:value-type="float" office:value="76.7858" calcext:value-type="float">
            <text:p>76.7858</text:p>
          </table:table-cell>
          <table:table-cell office:value-type="float" office:value="0.664343" calcext:value-type="float">
            <text:p>0.6643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0.695301" calcext:value-type="float">
            <text:p>0.695301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75" calcext:value-type="float">
            <text:p>0.0275</text:p>
          </table:table-cell>
          <table:table-cell office:value-type="float" office:value="0.0008125" calcext:value-type="float">
            <text:p>0.0008125</text:p>
          </table:table-cell>
          <table:table-cell office:value-type="float" office:value="0.000000830313" calcext:value-type="float">
            <text:p>8.30313E-07</text:p>
          </table:table-cell>
          <table:table-cell office:value-type="float" office:value="2.58589" calcext:value-type="float">
            <text:p>2.58589</text:p>
          </table:table-cell>
          <table:table-cell office:value-type="string" calcext:value-type="string">
            <text:p>-nan</text:p>
          </table:table-cell>
          <table:table-cell office:value-type="float" office:value="0.58075" calcext:value-type="float">
            <text:p>0.58075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-0.03875" calcext:value-type="float">
            <text:p>-0.03875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00238125" calcext:value-type="float">
            <text:p>0.00238125</text:p>
          </table:table-cell>
          <table:table-cell office:value-type="float" office:value="0.00000834516" calcext:value-type="float">
            <text:p>8.34516E-06</text:p>
          </table:table-cell>
          <table:table-cell office:value-type="float" office:value="1.585" calcext:value-type="float">
            <text:p>1.585</text:p>
          </table:table-cell>
          <table:table-cell office:value-type="string" calcext:value-type="string">
            <text:p>-nan</text:p>
          </table:table-cell>
          <table:table-cell office:value-type="float" office:value="0.509427" calcext:value-type="float">
            <text:p>0.509427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54375" calcext:value-type="float">
            <text:p>0.054375</text:p>
          </table:table-cell>
          <table:table-cell office:value-type="float" office:value="0.00794687" calcext:value-type="float">
            <text:p>0.00794687</text:p>
          </table:table-cell>
          <table:table-cell office:value-type="float" office:value="0.000139015" calcext:value-type="float">
            <text:p>0.000139015</text:p>
          </table:table-cell>
          <table:table-cell office:value-type="float" office:value="1.09983" calcext:value-type="float">
            <text:p>1.09983</text:p>
          </table:table-cell>
          <table:table-cell office:value-type="float" office:value="4.39434" calcext:value-type="float">
            <text:p>4.39434</text:p>
          </table:table-cell>
          <table:table-cell office:value-type="float" office:value="0.26625" calcext:value-type="float">
            <text:p>0.26625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509375" calcext:value-type="float">
            <text:p>0.0509375</text:p>
          </table:table-cell>
          <table:table-cell office:value-type="float" office:value="0.00317969" calcext:value-type="float">
            <text:p>0.00317969</text:p>
          </table:table-cell>
          <table:table-cell office:value-type="float" office:value="0.0000164121" calcext:value-type="float">
            <text:p>1.64121E-05</text:p>
          </table:table-cell>
          <table:table-cell office:value-type="float" office:value="1.74046" calcext:value-type="float">
            <text:p>1.74046</text:p>
          </table:table-cell>
          <table:table-cell office:value-type="string" calcext:value-type="string">
            <text:p>-nan</text:p>
          </table:table-cell>
          <table:table-cell office:value-type="float" office:value="0.458903" calcext:value-type="float">
            <text:p>0.458903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94219" calcext:value-type="float">
            <text:p>0.194219</text:p>
          </table:table-cell>
          <table:table-cell office:value-type="float" office:value="0.0399289" calcext:value-type="float">
            <text:p>0.0399289</text:p>
          </table:table-cell>
          <table:table-cell office:value-type="float" office:value="0.00185612" calcext:value-type="float">
            <text:p>0.00185612</text:p>
          </table:table-cell>
          <table:table-cell office:value-type="float" office:value="8.58851" calcext:value-type="float">
            <text:p>8.58851</text:p>
          </table:table-cell>
          <table:table-cell office:value-type="float" office:value="2.96344" calcext:value-type="float">
            <text:p>2.96344</text:p>
          </table:table-cell>
          <table:table-cell office:value-type="float" office:value="0.611929" calcext:value-type="float">
            <text:p>0.611929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04766" calcext:value-type="float">
            <text:p>0.504766</text:p>
          </table:table-cell>
          <table:table-cell office:value-type="float" office:value="0.270182" calcext:value-type="float">
            <text:p>0.270182</text:p>
          </table:table-cell>
          <table:table-cell office:value-type="float" office:value="0.0864983" calcext:value-type="float">
            <text:p>0.0864983</text:p>
          </table:table-cell>
          <table:table-cell office:value-type="float" office:value="8.1403" calcext:value-type="float">
            <text:p>8.1403</text:p>
          </table:table-cell>
          <table:table-cell office:value-type="float" office:value="11.1988" calcext:value-type="float">
            <text:p>11.1988</text:p>
          </table:table-cell>
          <table:table-cell office:value-type="float" office:value="0.605023" calcext:value-type="float">
            <text:p>0.605023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65703" calcext:value-type="float">
            <text:p>0.765703</text:p>
          </table:table-cell>
          <table:table-cell office:value-type="float" office:value="0.588886" calcext:value-type="float">
            <text:p>0.588886</text:p>
          </table:table-cell>
          <table:table-cell office:value-type="float" office:value="0.352697" calcext:value-type="float">
            <text:p>0.352697</text:p>
          </table:table-cell>
          <table:table-cell office:value-type="float" office:value="0.865478" calcext:value-type="float">
            <text:p>0.865478</text:p>
          </table:table-cell>
          <table:table-cell office:value-type="float" office:value="52.6327" calcext:value-type="float">
            <text:p>52.6327</text:p>
          </table:table-cell>
          <table:table-cell office:value-type="float" office:value="0.660986" calcext:value-type="float">
            <text:p>0.660986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79023" calcext:value-type="float">
            <text:p>0.779023</text:p>
          </table:table-cell>
          <table:table-cell office:value-type="float" office:value="0.608332" calcext:value-type="float">
            <text:p>0.608332</text:p>
          </table:table-cell>
          <table:table-cell office:value-type="float" office:value="0.373577" calcext:value-type="float">
            <text:p>0.373577</text:p>
          </table:table-cell>
          <table:table-cell office:value-type="float" office:value="0.773949" calcext:value-type="float">
            <text:p>0.773949</text:p>
          </table:table-cell>
          <table:table-cell office:value-type="float" office:value="56.5835" calcext:value-type="float">
            <text:p>56.5835</text:p>
          </table:table-cell>
          <table:table-cell office:value-type="float" office:value="0.663507" calcext:value-type="float">
            <text:p>0.663507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85752" calcext:value-type="float">
            <text:p>0.785752</text:p>
          </table:table-cell>
          <table:table-cell office:value-type="float" office:value="0.618893" calcext:value-type="float">
            <text:p>0.618893</text:p>
          </table:table-cell>
          <table:table-cell office:value-type="float" office:value="0.386663" calcext:value-type="float">
            <text:p>0.386663</text:p>
          </table:table-cell>
          <table:table-cell office:value-type="float" office:value="0.649319" calcext:value-type="float">
            <text:p>0.649319</text:p>
          </table:table-cell>
          <table:table-cell office:value-type="float" office:value="62.3269" calcext:value-type="float">
            <text:p>62.3269</text:p>
          </table:table-cell>
          <table:table-cell office:value-type="float" office:value="0.663504" calcext:value-type="float">
            <text:p>0.663504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76929" calcext:value-type="float">
            <text:p>0.776929</text:p>
          </table:table-cell>
          <table:table-cell office:value-type="float" office:value="0.605347" calcext:value-type="float">
            <text:p>0.605347</text:p>
          </table:table-cell>
          <table:table-cell office:value-type="float" office:value="0.370545" calcext:value-type="float">
            <text:p>0.370545</text:p>
          </table:table-cell>
          <table:table-cell office:value-type="float" office:value="0.764645" calcext:value-type="float">
            <text:p>0.764645</text:p>
          </table:table-cell>
          <table:table-cell office:value-type="float" office:value="56.7876" calcext:value-type="float">
            <text:p>56.7876</text:p>
          </table:table-cell>
          <table:table-cell office:value-type="float" office:value="0.662938" calcext:value-type="float">
            <text:p>0.662938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76736" calcext:value-type="float">
            <text:p>0.776736</text:p>
          </table:table-cell>
          <table:table-cell office:value-type="float" office:value="0.605236" calcext:value-type="float">
            <text:p>0.605236</text:p>
          </table:table-cell>
          <table:table-cell office:value-type="float" office:value="0.370758" calcext:value-type="float">
            <text:p>0.370758</text:p>
          </table:table-cell>
          <table:table-cell office:value-type="float" office:value="0.761275" calcext:value-type="float">
            <text:p>0.761275</text:p>
          </table:table-cell>
          <table:table-cell office:value-type="float" office:value="56.9083" calcext:value-type="float">
            <text:p>56.9083</text:p>
          </table:table-cell>
          <table:table-cell office:value-type="float" office:value="0.66262" calcext:value-type="float">
            <text:p>0.66262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79209" calcext:value-type="float">
            <text:p>0.779209</text:p>
          </table:table-cell>
          <table:table-cell office:value-type="float" office:value="0.608731" calcext:value-type="float">
            <text:p>0.608731</text:p>
          </table:table-cell>
          <table:table-cell office:value-type="float" office:value="0.374274" calcext:value-type="float">
            <text:p>0.374274</text:p>
          </table:table-cell>
          <table:table-cell office:value-type="float" office:value="0.623124" calcext:value-type="float">
            <text:p>0.623124</text:p>
          </table:table-cell>
          <table:table-cell office:value-type="float" office:value="63.101" calcext:value-type="float">
            <text:p>63.101</text:p>
          </table:table-cell>
          <table:table-cell office:value-type="float" office:value="0.66332" calcext:value-type="float">
            <text:p>0.66332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73288" calcext:value-type="float">
            <text:p>0.773288</text:p>
          </table:table-cell>
          <table:table-cell office:value-type="float" office:value="0.599882" calcext:value-type="float">
            <text:p>0.599882</text:p>
          </table:table-cell>
          <table:table-cell office:value-type="float" office:value="0.364298" calcext:value-type="float">
            <text:p>0.364298</text:p>
          </table:table-cell>
          <table:table-cell office:value-type="float" office:value="0.697642" calcext:value-type="float">
            <text:p>0.697642</text:p>
          </table:table-cell>
          <table:table-cell office:value-type="float" office:value="59.1905" calcext:value-type="float">
            <text:p>59.1905</text:p>
          </table:table-cell>
          <table:table-cell office:value-type="float" office:value="0.662554" calcext:value-type="float">
            <text:p>0.662554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77391" calcext:value-type="float">
            <text:p>0.777391</text:p>
          </table:table-cell>
          <table:table-cell office:value-type="float" office:value="0.606169" calcext:value-type="float">
            <text:p>0.606169</text:p>
          </table:table-cell>
          <table:table-cell office:value-type="float" office:value="0.371746" calcext:value-type="float">
            <text:p>0.371746</text:p>
          </table:table-cell>
          <table:table-cell office:value-type="float" office:value="0.670739" calcext:value-type="float">
            <text:p>0.670739</text:p>
          </table:table-cell>
          <table:table-cell office:value-type="float" office:value="60.6857" calcext:value-type="float">
            <text:p>60.6857</text:p>
          </table:table-cell>
          <table:table-cell office:value-type="float" office:value="0.662761" calcext:value-type="float">
            <text:p>0.662761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75641" calcext:value-type="float">
            <text:p>0.775641</text:p>
          </table:table-cell>
          <table:table-cell office:value-type="float" office:value="0.603492" calcext:value-type="float">
            <text:p>0.603492</text:p>
          </table:table-cell>
          <table:table-cell office:value-type="float" office:value="0.368564" calcext:value-type="float">
            <text:p>0.368564</text:p>
          </table:table-cell>
          <table:table-cell office:value-type="float" office:value="0.691652" calcext:value-type="float">
            <text:p>0.691652</text:p>
          </table:table-cell>
          <table:table-cell office:value-type="float" office:value="59.6261" calcext:value-type="float">
            <text:p>59.6261</text:p>
          </table:table-cell>
          <table:table-cell office:value-type="float" office:value="0.662675" calcext:value-type="float">
            <text:p>0.662675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7675" calcext:value-type="float">
            <text:p>0.77675</text:p>
          </table:table-cell>
          <table:table-cell office:value-type="float" office:value="0.60517" calcext:value-type="float">
            <text:p>0.60517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683144" calcext:value-type="float">
            <text:p>0.683144</text:p>
          </table:table-cell>
          <table:table-cell office:value-type="float" office:value="60.0809" calcext:value-type="float">
            <text:p>60.0809</text:p>
          </table:table-cell>
          <table:table-cell office:value-type="float" office:value="0.662781" calcext:value-type="float">
            <text:p>0.662781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77744" calcext:value-type="float">
            <text:p>0.777744</text:p>
          </table:table-cell>
          <table:table-cell office:value-type="float" office:value="0.606638" calcext:value-type="float">
            <text:p>0.606638</text:p>
          </table:table-cell>
          <table:table-cell office:value-type="float" office:value="0.372144" calcext:value-type="float">
            <text:p>0.372144</text:p>
          </table:table-cell>
          <table:table-cell office:value-type="float" office:value="0.671039" calcext:value-type="float">
            <text:p>0.671039</text:p>
          </table:table-cell>
          <table:table-cell office:value-type="float" office:value="60.6956" calcext:value-type="float">
            <text:p>60.6956</text:p>
          </table:table-cell>
          <table:table-cell office:value-type="float" office:value="0.662922" calcext:value-type="float">
            <text:p>0.662922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76856" calcext:value-type="float">
            <text:p>0.776856</text:p>
          </table:table-cell>
          <table:table-cell office:value-type="float" office:value="0.605352" calcext:value-type="float">
            <text:p>0.605352</text:p>
          </table:table-cell>
          <table:table-cell office:value-type="float" office:value="0.370768" calcext:value-type="float">
            <text:p>0.370768</text:p>
          </table:table-cell>
          <table:table-cell office:value-type="float" office:value="0.700021" calcext:value-type="float">
            <text:p>0.700021</text:p>
          </table:table-cell>
          <table:table-cell office:value-type="float" office:value="59.3591" calcext:value-type="float">
            <text:p>59.3591</text:p>
          </table:table-cell>
          <table:table-cell office:value-type="float" office:value="0.66274" calcext:value-type="float">
            <text:p>0.66274</text:p>
          </table:table-cell>
          <table:table-cell table:number-columns-repeated="12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76858" calcext:value-type="float">
            <text:p>0.776858</text:p>
          </table:table-cell>
          <table:table-cell office:value-type="float" office:value="0.605343" calcext:value-type="float">
            <text:p>0.605343</text:p>
          </table:table-cell>
          <table:table-cell office:value-type="float" office:value="0.370733" calcext:value-type="float">
            <text:p>0.370733</text:p>
          </table:table-cell>
          <table:table-cell office:value-type="float" office:value="0.692972" calcext:value-type="float">
            <text:p>0.692972</text:p>
          </table:table-cell>
          <table:table-cell office:value-type="float" office:value="59.6607" calcext:value-type="float">
            <text:p>59.6607</text:p>
          </table:table-cell>
          <table:table-cell office:value-type="float" office:value="0.662762" calcext:value-type="float">
            <text:p>0.662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894032" calcext:value-type="float">
            <text:p>0.89403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856382" calcext:value-type="float">
            <text:p>0.856382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375" calcext:value-type="float">
            <text:p>0.00375</text:p>
          </table:table-cell>
          <table:table-cell office:value-type="float" office:value="0.00090625" calcext:value-type="float">
            <text:p>0.00090625</text:p>
          </table:table-cell>
          <table:table-cell office:value-type="float" office:value="0.00000132016" calcext:value-type="float">
            <text:p>1.32016E-06</text:p>
          </table:table-cell>
          <table:table-cell office:value-type="float" office:value="2.18378" calcext:value-type="float">
            <text:p>2.18378</text:p>
          </table:table-cell>
          <table:table-cell office:value-type="string" calcext:value-type="string">
            <text:p>-nan</text:p>
          </table:table-cell>
          <table:table-cell office:value-type="float" office:value="0.464193" calcext:value-type="float">
            <text:p>0.464193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5625" calcext:value-type="float">
            <text:p>0.135625</text:p>
          </table:table-cell>
          <table:table-cell office:value-type="float" office:value="0.0197094" calcext:value-type="float">
            <text:p>0.0197094</text:p>
          </table:table-cell>
          <table:table-cell office:value-type="float" office:value="0.000495054" calcext:value-type="float">
            <text:p>0.000495054</text:p>
          </table:table-cell>
          <table:table-cell office:value-type="float" office:value="1.55917" calcext:value-type="float">
            <text:p>1.55917</text:p>
          </table:table-cell>
          <table:table-cell office:value-type="float" office:value="6.43735" calcext:value-type="float">
            <text:p>6.43735</text:p>
          </table:table-cell>
          <table:table-cell office:value-type="float" office:value="0.575199" calcext:value-type="float">
            <text:p>0.575199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5125" calcext:value-type="float">
            <text:p>0.35125</text:p>
          </table:table-cell>
          <table:table-cell office:value-type="float" office:value="0.129619" calcext:value-type="float">
            <text:p>0.129619</text:p>
          </table:table-cell>
          <table:table-cell office:value-type="float" office:value="0.0200262" calcext:value-type="float">
            <text:p>0.0200262</text:p>
          </table:table-cell>
          <table:table-cell office:value-type="float" office:value="7.61466" calcext:value-type="float">
            <text:p>7.61466</text:p>
          </table:table-cell>
          <table:table-cell office:value-type="float" office:value="7.70344" calcext:value-type="float">
            <text:p>7.70344</text:p>
          </table:table-cell>
          <table:table-cell office:value-type="float" office:value="0.602678" calcext:value-type="float">
            <text:p>0.602678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72812" calcext:value-type="float">
            <text:p>0.572812</text:p>
          </table:table-cell>
          <table:table-cell office:value-type="float" office:value="0.329167" calcext:value-type="float">
            <text:p>0.329167</text:p>
          </table:table-cell>
          <table:table-cell office:value-type="float" office:value="0.109714" calcext:value-type="float">
            <text:p>0.109714</text:p>
          </table:table-cell>
          <table:table-cell office:value-type="float" office:value="4.55144" calcext:value-type="float">
            <text:p>4.55144</text:p>
          </table:table-cell>
          <table:table-cell office:value-type="float" office:value="16.8913" calcext:value-type="float">
            <text:p>16.8913</text:p>
          </table:table-cell>
          <table:table-cell office:value-type="float" office:value="0.662473" calcext:value-type="float">
            <text:p>0.662473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686797" calcext:value-type="float">
            <text:p>0.686797</text:p>
          </table:table-cell>
          <table:table-cell office:value-type="float" office:value="0.474605" calcext:value-type="float">
            <text:p>0.474605</text:p>
          </table:table-cell>
          <table:table-cell office:value-type="float" office:value="0.230797" calcext:value-type="float">
            <text:p>0.230797</text:p>
          </table:table-cell>
          <table:table-cell office:value-type="float" office:value="1.30127" calcext:value-type="float">
            <text:p>1.30127</text:p>
          </table:table-cell>
          <table:table-cell office:value-type="float" office:value="38.4731" calcext:value-type="float">
            <text:p>38.4731</text:p>
          </table:table-cell>
          <table:table-cell office:value-type="float" office:value="0.658458" calcext:value-type="float">
            <text:p>0.658458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90078" calcext:value-type="float">
            <text:p>0.690078</text:p>
          </table:table-cell>
          <table:table-cell office:value-type="float" office:value="0.480878" calcext:value-type="float">
            <text:p>0.480878</text:p>
          </table:table-cell>
          <table:table-cell office:value-type="float" office:value="0.239651" calcext:value-type="float">
            <text:p>0.239651</text:p>
          </table:table-cell>
          <table:table-cell office:value-type="float" office:value="1.41838" calcext:value-type="float">
            <text:p>1.41838</text:p>
          </table:table-cell>
          <table:table-cell office:value-type="float" office:value="37.0836" calcext:value-type="float">
            <text:p>37.0836</text:p>
          </table:table-cell>
          <table:table-cell office:value-type="float" office:value="0.654547" calcext:value-type="float">
            <text:p>0.65454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73209" calcext:value-type="float">
            <text:p>0.73209</text:p>
          </table:table-cell>
          <table:table-cell office:value-type="float" office:value="0.537709" calcext:value-type="float">
            <text:p>0.537709</text:p>
          </table:table-cell>
          <table:table-cell office:value-type="float" office:value="0.292805" calcext:value-type="float">
            <text:p>0.292805</text:p>
          </table:table-cell>
          <table:table-cell office:value-type="float" office:value="1.05664" calcext:value-type="float">
            <text:p>1.05664</text:p>
          </table:table-cell>
          <table:table-cell office:value-type="float" office:value="45.4891" calcext:value-type="float">
            <text:p>45.4891</text:p>
          </table:table-cell>
          <table:table-cell office:value-type="float" office:value="0.662431" calcext:value-type="float">
            <text:p>0.662431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37744" calcext:value-type="float">
            <text:p>0.737744</text:p>
          </table:table-cell>
          <table:table-cell office:value-type="float" office:value="0.546281" calcext:value-type="float">
            <text:p>0.546281</text:p>
          </table:table-cell>
          <table:table-cell office:value-type="float" office:value="0.302633" calcext:value-type="float">
            <text:p>0.302633</text:p>
          </table:table-cell>
          <table:table-cell office:value-type="float" office:value="0.80591" calcext:value-type="float">
            <text:p>0.80591</text:p>
          </table:table-cell>
          <table:table-cell office:value-type="float" office:value="52.5327" calcext:value-type="float">
            <text:p>52.5327</text:p>
          </table:table-cell>
          <table:table-cell office:value-type="float" office:value="0.661964" calcext:value-type="float">
            <text:p>0.661964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73165" calcext:value-type="float">
            <text:p>0.73165</text:p>
          </table:table-cell>
          <table:table-cell office:value-type="float" office:value="0.537411" calcext:value-type="float">
            <text:p>0.537411</text:p>
          </table:table-cell>
          <table:table-cell office:value-type="float" office:value="0.293203" calcext:value-type="float">
            <text:p>0.293203</text:p>
          </table:table-cell>
          <table:table-cell office:value-type="float" office:value="0.800786" calcext:value-type="float">
            <text:p>0.800786</text:p>
          </table:table-cell>
          <table:table-cell office:value-type="float" office:value="52.2699" calcext:value-type="float">
            <text:p>52.2699</text:p>
          </table:table-cell>
          <table:table-cell office:value-type="float" office:value="0.661597" calcext:value-type="float">
            <text:p>0.66159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726133" calcext:value-type="float">
            <text:p>0.726133</text:p>
          </table:table-cell>
          <table:table-cell office:value-type="float" office:value="0.529832" calcext:value-type="float">
            <text:p>0.529832</text:p>
          </table:table-cell>
          <table:table-cell office:value-type="float" office:value="0.285961" calcext:value-type="float">
            <text:p>0.285961</text:p>
          </table:table-cell>
          <table:table-cell office:value-type="float" office:value="1.0607" calcext:value-type="float">
            <text:p>1.0607</text:p>
          </table:table-cell>
          <table:table-cell office:value-type="float" office:value="45.0661" calcext:value-type="float">
            <text:p>45.0661</text:p>
          </table:table-cell>
          <table:table-cell office:value-type="float" office:value="0.660446" calcext:value-type="float">
            <text:p>0.660446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718567" calcext:value-type="float">
            <text:p>0.718567</text:p>
          </table:table-cell>
          <table:table-cell office:value-type="float" office:value="0.519551" calcext:value-type="float">
            <text:p>0.519551</text:p>
          </table:table-cell>
          <table:table-cell office:value-type="float" office:value="0.276178" calcext:value-type="float">
            <text:p>0.276178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42.2627" calcext:value-type="float">
            <text:p>42.2627</text:p>
          </table:table-cell>
          <table:table-cell office:value-type="float" office:value="0.658954" calcext:value-type="float">
            <text:p>0.658954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721276" calcext:value-type="float">
            <text:p>0.721276</text:p>
          </table:table-cell>
          <table:table-cell office:value-type="float" office:value="0.523224" calcext:value-type="float">
            <text:p>0.523224</text:p>
          </table:table-cell>
          <table:table-cell office:value-type="float" office:value="0.279746" calcext:value-type="float">
            <text:p>0.279746</text:p>
          </table:table-cell>
          <table:table-cell office:value-type="float" office:value="1.08948" calcext:value-type="float">
            <text:p>1.08948</text:p>
          </table:table-cell>
          <table:table-cell office:value-type="float" office:value="44.1844" calcext:value-type="float">
            <text:p>44.1844</text:p>
          </table:table-cell>
          <table:table-cell office:value-type="float" office:value="0.659382" calcext:value-type="float">
            <text:p>0.659382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19732" calcext:value-type="float">
            <text:p>0.719732</text:p>
          </table:table-cell>
          <table:table-cell office:value-type="float" office:value="0.521173" calcext:value-type="float">
            <text:p>0.521173</text:p>
          </table:table-cell>
          <table:table-cell office:value-type="float" office:value="0.27788" calcext:value-type="float">
            <text:p>0.27788</text:p>
          </table:table-cell>
          <table:table-cell office:value-type="float" office:value="1.16544" calcext:value-type="float">
            <text:p>1.16544</text:p>
          </table:table-cell>
          <table:table-cell office:value-type="float" office:value="42.6282" calcext:value-type="float">
            <text:p>42.6282</text:p>
          </table:table-cell>
          <table:table-cell office:value-type="float" office:value="0.658987" calcext:value-type="float">
            <text:p>0.65898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24659" calcext:value-type="float">
            <text:p>0.724659</text:p>
          </table:table-cell>
          <table:table-cell office:value-type="float" office:value="0.528167" calcext:value-type="float">
            <text:p>0.528167</text:p>
          </table:table-cell>
          <table:table-cell office:value-type="float" office:value="0.28493" calcext:value-type="float">
            <text:p>0.28493</text:p>
          </table:table-cell>
          <table:table-cell office:value-type="float" office:value="1.06849" calcext:value-type="float">
            <text:p>1.06849</text:p>
          </table:table-cell>
          <table:table-cell office:value-type="float" office:value="44.8299" calcext:value-type="float">
            <text:p>44.8299</text:p>
          </table:table-cell>
          <table:table-cell office:value-type="float" office:value="0.659534" calcext:value-type="float">
            <text:p>0.659534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72001" calcext:value-type="float">
            <text:p>0.72001</text:p>
          </table:table-cell>
          <table:table-cell office:value-type="float" office:value="0.521763" calcext:value-type="float">
            <text:p>0.521763</text:p>
          </table:table-cell>
          <table:table-cell office:value-type="float" office:value="0.27874" calcext:value-type="float">
            <text:p>0.27874</text:p>
          </table:table-cell>
          <table:table-cell office:value-type="float" office:value="1.17236" calcext:value-type="float">
            <text:p>1.17236</text:p>
          </table:table-cell>
          <table:table-cell office:value-type="float" office:value="42.5256" calcext:value-type="float">
            <text:p>42.5256</text:p>
          </table:table-cell>
          <table:table-cell office:value-type="float" office:value="0.658705" calcext:value-type="float">
            <text:p>0.658705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722133" calcext:value-type="float">
            <text:p>0.722133</text:p>
          </table:table-cell>
          <table:table-cell office:value-type="float" office:value="0.52464" calcext:value-type="float">
            <text:p>0.52464</text:p>
          </table:table-cell>
          <table:table-cell office:value-type="float" office:value="0.281498" calcext:value-type="float">
            <text:p>0.281498</text:p>
          </table:table-cell>
          <table:table-cell office:value-type="float" office:value="1.11306" calcext:value-type="float">
            <text:p>1.11306</text:p>
          </table:table-cell>
          <table:table-cell office:value-type="float" office:value="43.7707" calcext:value-type="float">
            <text:p>43.7707</text:p>
          </table:table-cell>
          <table:table-cell office:value-type="float" office:value="0.659097" calcext:value-type="float">
            <text:p>0.659097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722171" calcext:value-type="float">
            <text:p>0.722171</text:p>
          </table:table-cell>
          <table:table-cell office:value-type="float" office:value="0.524753" calcext:value-type="float">
            <text:p>0.524753</text:p>
          </table:table-cell>
          <table:table-cell office:value-type="float" office:value="0.281681" calcext:value-type="float">
            <text:p>0.281681</text:p>
          </table:table-cell>
          <table:table-cell office:value-type="float" office:value="1.10973" calcext:value-type="float">
            <text:p>1.10973</text:p>
          </table:table-cell>
          <table:table-cell office:value-type="float" office:value="43.8414" calcext:value-type="float">
            <text:p>43.8414</text:p>
          </table:table-cell>
          <table:table-cell office:value-type="float" office:value="0.659022" calcext:value-type="float">
            <text:p>0.659022</text:p>
          </table:table-cell>
          <table:table-cell table:number-columns-repeated="12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721968" calcext:value-type="float">
            <text:p>0.721968</text:p>
          </table:table-cell>
          <table:table-cell office:value-type="float" office:value="0.524503" calcext:value-type="float">
            <text:p>0.524503</text:p>
          </table:table-cell>
          <table:table-cell office:value-type="float" office:value="0.281459" calcext:value-type="float">
            <text:p>0.281459</text:p>
          </table:table-cell>
          <table:table-cell office:value-type="float" office:value="1.13009" calcext:value-type="float">
            <text:p>1.13009</text:p>
          </table:table-cell>
          <table:table-cell office:value-type="float" office:value="43.4323" calcext:value-type="float">
            <text:p>43.4323</text:p>
          </table:table-cell>
          <table:table-cell office:value-type="float" office:value="0.658966" calcext:value-type="float">
            <text:p>0.6589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.61886" calcext:value-type="float">
            <text:p>1.6188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0.0875" calcext:value-type="float">
            <text:p>-0.08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081625" calcext:value-type="float">
            <text:p>0.0081625</text:p>
          </table:table-cell>
          <table:table-cell office:value-type="float" office:value="0.0000821303" calcext:value-type="float">
            <text:p>8.21303E-05</text:p>
          </table:table-cell>
          <table:table-cell office:value-type="float" office:value="1.38875" calcext:value-type="float">
            <text:p>1.38875</text:p>
          </table:table-cell>
          <table:table-cell office:value-type="float" office:value="3.7151" calcext:value-type="float">
            <text:p>3.7151</text:p>
          </table:table-cell>
          <table:table-cell office:value-type="float" office:value="0.5891" calcext:value-type="float">
            <text:p>0.5891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0.0067375" calcext:value-type="float">
            <text:p>0.0067375</text:p>
          </table:table-cell>
          <table:table-cell office:value-type="float" office:value="0.0000556628" calcext:value-type="float">
            <text:p>5.56628E-05</text:p>
          </table:table-cell>
          <table:table-cell office:value-type="float" office:value="4.23431" calcext:value-type="float">
            <text:p>4.23431</text:p>
          </table:table-cell>
          <table:table-cell office:value-type="string" calcext:value-type="string">
            <text:p>-nan</text:p>
          </table:table-cell>
          <table:table-cell office:value-type="float" office:value="0.591261" calcext:value-type="float">
            <text:p>0.591261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-0.12125" calcext:value-type="float">
            <text:p>-0.12125</text:p>
          </table:table-cell>
          <table:table-cell office:value-type="float" office:value="0.12125" calcext:value-type="float">
            <text:p>0.12125</text:p>
          </table:table-cell>
          <table:table-cell office:value-type="float" office:value="0.015325" calcext:value-type="float">
            <text:p>0.015325</text:p>
          </table:table-cell>
          <table:table-cell office:value-type="float" office:value="0.000269079" calcext:value-type="float">
            <text:p>0.000269079</text:p>
          </table:table-cell>
          <table:table-cell office:value-type="float" office:value="12.2361" calcext:value-type="float">
            <text:p>12.2361</text:p>
          </table:table-cell>
          <table:table-cell office:value-type="string" calcext:value-type="string">
            <text:p>-nan</text:p>
          </table:table-cell>
          <table:table-cell office:value-type="float" office:value="0.618093" calcext:value-type="float">
            <text:p>0.61809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-0.0628125" calcext:value-type="float">
            <text:p>-0.0628125</text:p>
          </table:table-cell>
          <table:table-cell office:value-type="float" office:value="0.0628125" calcext:value-type="float">
            <text:p>0.0628125</text:p>
          </table:table-cell>
          <table:table-cell office:value-type="float" office:value="0.00999531" calcext:value-type="float">
            <text:p>0.00999531</text:p>
          </table:table-cell>
          <table:table-cell office:value-type="float" office:value="0.000228428" calcext:value-type="float">
            <text:p>0.000228428</text:p>
          </table:table-cell>
          <table:table-cell office:value-type="float" office:value="21.6762" calcext:value-type="float">
            <text:p>21.6762</text:p>
          </table:table-cell>
          <table:table-cell office:value-type="string" calcext:value-type="string">
            <text:p>-nan</text:p>
          </table:table-cell>
          <table:table-cell office:value-type="float" office:value="0.237857" calcext:value-type="float">
            <text:p>0.237857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74375" calcext:value-type="float">
            <text:p>0.174375</text:p>
          </table:table-cell>
          <table:table-cell office:value-type="float" office:value="0.0454547" calcext:value-type="float">
            <text:p>0.0454547</text:p>
          </table:table-cell>
          <table:table-cell office:value-type="float" office:value="0.00439722" calcext:value-type="float">
            <text:p>0.00439722</text:p>
          </table:table-cell>
          <table:table-cell office:value-type="float" office:value="30.2318" calcext:value-type="float">
            <text:p>30.2318</text:p>
          </table:table-cell>
          <table:table-cell office:value-type="string" calcext:value-type="string">
            <text:p>-nan</text:p>
          </table:table-cell>
          <table:table-cell office:value-type="float" office:value="0.290586" calcext:value-type="float">
            <text:p>0.290586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99688" calcext:value-type="float">
            <text:p>0.499688</text:p>
          </table:table-cell>
          <table:table-cell office:value-type="float" office:value="0.261372" calcext:value-type="float">
            <text:p>0.261372</text:p>
          </table:table-cell>
          <table:table-cell office:value-type="float" office:value="0.0788304" calcext:value-type="float">
            <text:p>0.0788304</text:p>
          </table:table-cell>
          <table:table-cell office:value-type="float" office:value="9.93823" calcext:value-type="float">
            <text:p>9.93823</text:p>
          </table:table-cell>
          <table:table-cell office:value-type="float" office:value="9.86172" calcext:value-type="float">
            <text:p>9.86172</text:p>
          </table:table-cell>
          <table:table-cell office:value-type="float" office:value="0.61536" calcext:value-type="float">
            <text:p>0.61536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11836" calcext:value-type="float">
            <text:p>0.611836</text:p>
          </table:table-cell>
          <table:table-cell office:value-type="float" office:value="0.381568" calcext:value-type="float">
            <text:p>0.381568</text:p>
          </table:table-cell>
          <table:table-cell office:value-type="float" office:value="0.156293" calcext:value-type="float">
            <text:p>0.156293</text:p>
          </table:table-cell>
          <table:table-cell office:value-type="float" office:value="1.74016" calcext:value-type="float">
            <text:p>1.74016</text:p>
          </table:table-cell>
          <table:table-cell office:value-type="float" office:value="29.7625" calcext:value-type="float">
            <text:p>29.7625</text:p>
          </table:table-cell>
          <table:table-cell office:value-type="float" office:value="0.642173" calcext:value-type="float">
            <text:p>0.64217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641855" calcext:value-type="float">
            <text:p>0.641855</text:p>
          </table:table-cell>
          <table:table-cell office:value-type="float" office:value="0.416112" calcext:value-type="float">
            <text:p>0.416112</text:p>
          </table:table-cell>
          <table:table-cell office:value-type="float" office:value="0.179984" calcext:value-type="float">
            <text:p>0.179984</text:p>
          </table:table-cell>
          <table:table-cell office:value-type="float" office:value="2.06254" calcext:value-type="float">
            <text:p>2.06254</text:p>
          </table:table-cell>
          <table:table-cell office:value-type="float" office:value="28.5341" calcext:value-type="float">
            <text:p>28.5341</text:p>
          </table:table-cell>
          <table:table-cell office:value-type="float" office:value="0.653509" calcext:value-type="float">
            <text:p>0.653509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679668" calcext:value-type="float">
            <text:p>0.679668</text:p>
          </table:table-cell>
          <table:table-cell office:value-type="float" office:value="0.465535" calcext:value-type="float">
            <text:p>0.465535</text:p>
          </table:table-cell>
          <table:table-cell office:value-type="float" office:value="0.223123" calcext:value-type="float">
            <text:p>0.223123</text:p>
          </table:table-cell>
          <table:table-cell office:value-type="float" office:value="1.20299" calcext:value-type="float">
            <text:p>1.20299</text:p>
          </table:table-cell>
          <table:table-cell office:value-type="float" office:value="39.6374" calcext:value-type="float">
            <text:p>39.6374</text:p>
          </table:table-cell>
          <table:table-cell office:value-type="float" office:value="0.656822" calcext:value-type="float">
            <text:p>0.656822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40415" calcext:value-type="float">
            <text:p>0.640415</text:p>
          </table:table-cell>
          <table:table-cell office:value-type="float" office:value="0.41553" calcext:value-type="float">
            <text:p>0.41553</text:p>
          </table:table-cell>
          <table:table-cell office:value-type="float" office:value="0.181452" calcext:value-type="float">
            <text:p>0.181452</text:p>
          </table:table-cell>
          <table:table-cell office:value-type="float" office:value="1.91043" calcext:value-type="float">
            <text:p>1.91043</text:p>
          </table:table-cell>
          <table:table-cell office:value-type="float" office:value="29.641" calcext:value-type="float">
            <text:p>29.641</text:p>
          </table:table-cell>
          <table:table-cell office:value-type="float" office:value="0.649704" calcext:value-type="float">
            <text:p>0.649704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627217" calcext:value-type="float">
            <text:p>0.627217</text:p>
          </table:table-cell>
          <table:table-cell office:value-type="float" office:value="0.399441" calcext:value-type="float">
            <text:p>0.399441</text:p>
          </table:table-cell>
          <table:table-cell office:value-type="float" office:value="0.16864" calcext:value-type="float">
            <text:p>0.16864</text:p>
          </table:table-cell>
          <table:table-cell office:value-type="float" office:value="2.24754" calcext:value-type="float">
            <text:p>2.24754</text:p>
          </table:table-cell>
          <table:table-cell office:value-type="float" office:value="26.7586" calcext:value-type="float">
            <text:p>26.7586</text:p>
          </table:table-cell>
          <table:table-cell office:value-type="float" office:value="0.647683" calcext:value-type="float">
            <text:p>0.64768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659072" calcext:value-type="float">
            <text:p>0.659072</text:p>
          </table:table-cell>
          <table:table-cell office:value-type="float" office:value="0.439832" calcext:value-type="float">
            <text:p>0.439832</text:p>
          </table:table-cell>
          <table:table-cell office:value-type="float" office:value="0.202072" calcext:value-type="float">
            <text:p>0.202072</text:p>
          </table:table-cell>
          <table:table-cell office:value-type="float" office:value="1.78589" calcext:value-type="float">
            <text:p>1.78589</text:p>
          </table:table-cell>
          <table:table-cell office:value-type="float" office:value="31.5623" calcext:value-type="float">
            <text:p>31.5623</text:p>
          </table:table-cell>
          <table:table-cell office:value-type="float" office:value="0.651815" calcext:value-type="float">
            <text:p>0.651815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49389" calcext:value-type="float">
            <text:p>0.649389</text:p>
          </table:table-cell>
          <table:table-cell office:value-type="float" office:value="0.42714" calcext:value-type="float">
            <text:p>0.42714</text:p>
          </table:table-cell>
          <table:table-cell office:value-type="float" office:value="0.19102" calcext:value-type="float">
            <text:p>0.19102</text:p>
          </table:table-cell>
          <table:table-cell office:value-type="float" office:value="1.97895" calcext:value-type="float">
            <text:p>1.97895</text:p>
          </table:table-cell>
          <table:table-cell office:value-type="float" office:value="29.526" calcext:value-type="float">
            <text:p>29.526</text:p>
          </table:table-cell>
          <table:table-cell office:value-type="float" office:value="0.651007" calcext:value-type="float">
            <text:p>0.651007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647969" calcext:value-type="float">
            <text:p>0.647969</text:p>
          </table:table-cell>
          <table:table-cell office:value-type="float" office:value="0.42524" calcext:value-type="float">
            <text:p>0.42524</text:p>
          </table:table-cell>
          <table:table-cell office:value-type="float" office:value="0.189346" calcext:value-type="float">
            <text:p>0.189346</text:p>
          </table:table-cell>
          <table:table-cell office:value-type="float" office:value="2.0263" calcext:value-type="float">
            <text:p>2.0263</text:p>
          </table:table-cell>
          <table:table-cell office:value-type="float" office:value="29.1092" calcext:value-type="float">
            <text:p>29.1092</text:p>
          </table:table-cell>
          <table:table-cell office:value-type="float" office:value="0.650967" calcext:value-type="float">
            <text:p>0.650967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647177" calcext:value-type="float">
            <text:p>0.647177</text:p>
          </table:table-cell>
          <table:table-cell office:value-type="float" office:value="0.424512" calcext:value-type="float">
            <text:p>0.424512</text:p>
          </table:table-cell>
          <table:table-cell office:value-type="float" office:value="0.189036" calcext:value-type="float">
            <text:p>0.189036</text:p>
          </table:table-cell>
          <table:table-cell office:value-type="float" office:value="1.90478" calcext:value-type="float">
            <text:p>1.90478</text:p>
          </table:table-cell>
          <table:table-cell office:value-type="float" office:value="30.0082" calcext:value-type="float">
            <text:p>30.0082</text:p>
          </table:table-cell>
          <table:table-cell office:value-type="float" office:value="0.650342" calcext:value-type="float">
            <text:p>0.650342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64842" calcext:value-type="float">
            <text:p>0.64842</text:p>
          </table:table-cell>
          <table:table-cell office:value-type="float" office:value="0.426351" calcext:value-type="float">
            <text:p>0.426351</text:p>
          </table:table-cell>
          <table:table-cell office:value-type="float" office:value="0.190731" calcext:value-type="float">
            <text:p>0.190731</text:p>
          </table:table-cell>
          <table:table-cell office:value-type="float" office:value="1.87071" calcext:value-type="float">
            <text:p>1.87071</text:p>
          </table:table-cell>
          <table:table-cell office:value-type="float" office:value="30.3496" calcext:value-type="float">
            <text:p>30.3496</text:p>
          </table:table-cell>
          <table:table-cell office:value-type="float" office:value="0.650243" calcext:value-type="float">
            <text:p>0.65024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650875" calcext:value-type="float">
            <text:p>0.650875</text:p>
          </table:table-cell>
          <table:table-cell office:value-type="float" office:value="0.429269" calcext:value-type="float">
            <text:p>0.429269</text:p>
          </table:table-cell>
          <table:table-cell office:value-type="float" office:value="0.192957" calcext:value-type="float">
            <text:p>0.192957</text:p>
          </table:table-cell>
          <table:table-cell office:value-type="float" office:value="1.84884" calcext:value-type="float">
            <text:p>1.84884</text:p>
          </table:table-cell>
          <table:table-cell office:value-type="float" office:value="30.636" calcext:value-type="float">
            <text:p>30.636</text:p>
          </table:table-cell>
          <table:table-cell office:value-type="float" office:value="0.650956" calcext:value-type="float">
            <text:p>0.650956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648957" calcext:value-type="float">
            <text:p>0.648957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0.191504" calcext:value-type="float">
            <text:p>0.191504</text:p>
          </table:table-cell>
          <table:table-cell office:value-type="float" office:value="1.91765" calcext:value-type="float">
            <text:p>1.91765</text:p>
          </table:table-cell>
          <table:table-cell office:value-type="float" office:value="30.0015" calcext:value-type="float">
            <text:p>30.0015</text:p>
          </table:table-cell>
          <table:table-cell office:value-type="float" office:value="0.650204" calcext:value-type="float">
            <text:p>0.650204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64939" calcext:value-type="float">
            <text:p>0.64939</text:p>
          </table:table-cell>
          <table:table-cell office:value-type="float" office:value="0.427628" calcext:value-type="float">
            <text:p>0.427628</text:p>
          </table:table-cell>
          <table:table-cell office:value-type="float" office:value="0.191883" calcext:value-type="float">
            <text:p>0.191883</text:p>
          </table:table-cell>
          <table:table-cell office:value-type="float" office:value="1.88994" calcext:value-type="float">
            <text:p>1.88994</text:p>
          </table:table-cell>
          <table:table-cell office:value-type="float" office:value="30.2388" calcext:value-type="float">
            <text:p>30.2388</text:p>
          </table:table-cell>
          <table:table-cell office:value-type="float" office:value="0.650228" calcext:value-type="float">
            <text:p>0.650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0.0000178506" calcext:value-type="float">
            <text:p>1.78506E-05</text:p>
          </table:table-cell>
          <table:table-cell office:value-type="float" office:value="0.99347" calcext:value-type="float">
            <text:p>0.99347</text:p>
          </table:table-cell>
          <table:table-cell office:value-type="float" office:value="2.67627" calcext:value-type="float">
            <text:p>2.67627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-0.0975" calcext:value-type="float">
            <text:p>-0.097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00993053" calcext:value-type="float">
            <text:p>9.93053E-05</text:p>
          </table:table-cell>
          <table:table-cell office:value-type="float" office:value="4.67825" calcext:value-type="float">
            <text:p>4.67825</text:p>
          </table:table-cell>
          <table:table-cell office:value-type="string" calcext:value-type="string">
            <text:p>-nan</text:p>
          </table:table-cell>
          <table:table-cell office:value-type="float" office:value="0.645454" calcext:value-type="float">
            <text:p>0.645454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625" calcext:value-type="float">
            <text:p>0.01625</text:p>
          </table:table-cell>
          <table:table-cell office:value-type="float" office:value="0.00420625" calcext:value-type="float">
            <text:p>0.00420625</text:p>
          </table:table-cell>
          <table:table-cell office:value-type="float" office:value="0.0000365927" calcext:value-type="float">
            <text:p>3.65927E-05</text:p>
          </table:table-cell>
          <table:table-cell office:value-type="float" office:value="5.60454" calcext:value-type="float">
            <text:p>5.60454</text:p>
          </table:table-cell>
          <table:table-cell office:value-type="string" calcext:value-type="string">
            <text:p>-nan</text:p>
          </table:table-cell>
          <table:table-cell office:value-type="float" office:value="0.310582" calcext:value-type="float">
            <text:p>0.310582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70625" calcext:value-type="float">
            <text:p>0.170625</text:p>
          </table:table-cell>
          <table:table-cell office:value-type="float" office:value="0.0299969" calcext:value-type="float">
            <text:p>0.0299969</text:p>
          </table:table-cell>
          <table:table-cell office:value-type="float" office:value="0.00102951" calcext:value-type="float">
            <text:p>0.00102951</text:p>
          </table:table-cell>
          <table:table-cell office:value-type="float" office:value="7.35746" calcext:value-type="float">
            <text:p>7.35746</text:p>
          </table:table-cell>
          <table:table-cell office:value-type="float" office:value="2.53859" calcext:value-type="float">
            <text:p>2.53859</text:p>
          </table:table-cell>
          <table:table-cell office:value-type="float" office:value="0.618621" calcext:value-type="float">
            <text:p>0.618621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49687" calcext:value-type="float">
            <text:p>0.249687</text:p>
          </table:table-cell>
          <table:table-cell office:value-type="float" office:value="0.0690266" calcext:value-type="float">
            <text:p>0.0690266</text:p>
          </table:table-cell>
          <table:table-cell office:value-type="float" office:value="0.00664824" calcext:value-type="float">
            <text:p>0.00664824</text:p>
          </table:table-cell>
          <table:table-cell office:value-type="float" office:value="12.0344" calcext:value-type="float">
            <text:p>12.0344</text:p>
          </table:table-cell>
          <table:table-cell office:value-type="float" office:value="3.63628" calcext:value-type="float">
            <text:p>3.63628</text:p>
          </table:table-cell>
          <table:table-cell office:value-type="float" office:value="0.534893" calcext:value-type="float">
            <text:p>0.534893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90781" calcext:value-type="float">
            <text:p>0.390781</text:p>
          </table:table-cell>
          <table:table-cell office:value-type="float" office:value="0.154988" calcext:value-type="float">
            <text:p>0.154988</text:p>
          </table:table-cell>
          <table:table-cell office:value-type="float" office:value="0.0253371" calcext:value-type="float">
            <text:p>0.0253371</text:p>
          </table:table-cell>
          <table:table-cell office:value-type="float" office:value="7.92474" calcext:value-type="float">
            <text:p>7.92474</text:p>
          </table:table-cell>
          <table:table-cell office:value-type="float" office:value="8.34883" calcext:value-type="float">
            <text:p>8.34883</text:p>
          </table:table-cell>
          <table:table-cell office:value-type="float" office:value="0.648409" calcext:value-type="float">
            <text:p>0.648409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77109" calcext:value-type="float">
            <text:p>0.477109</text:p>
          </table:table-cell>
          <table:table-cell office:value-type="float" office:value="0.230922" calcext:value-type="float">
            <text:p>0.230922</text:p>
          </table:table-cell>
          <table:table-cell office:value-type="float" office:value="0.0565233" calcext:value-type="float">
            <text:p>0.0565233</text:p>
          </table:table-cell>
          <table:table-cell office:value-type="float" office:value="4.31678" calcext:value-type="float">
            <text:p>4.31678</text:p>
          </table:table-cell>
          <table:table-cell office:value-type="float" office:value="14.4354" calcext:value-type="float">
            <text:p>14.4354</text:p>
          </table:table-cell>
          <table:table-cell office:value-type="float" office:value="0.646675" calcext:value-type="float">
            <text:p>0.646675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30234" calcext:value-type="float">
            <text:p>0.530234</text:p>
          </table:table-cell>
          <table:table-cell office:value-type="float" office:value="0.287224" calcext:value-type="float">
            <text:p>0.287224</text:p>
          </table:table-cell>
          <table:table-cell office:value-type="float" office:value="0.0896329" calcext:value-type="float">
            <text:p>0.0896329</text:p>
          </table:table-cell>
          <table:table-cell office:value-type="float" office:value="5.20605" calcext:value-type="float">
            <text:p>5.20605</text:p>
          </table:table-cell>
          <table:table-cell office:value-type="float" office:value="14.6708" calcext:value-type="float">
            <text:p>14.6708</text:p>
          </table:table-cell>
          <table:table-cell office:value-type="float" office:value="0.637836" calcext:value-type="float">
            <text:p>0.637836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99062" calcext:value-type="float">
            <text:p>0.599062</text:p>
          </table:table-cell>
          <table:table-cell office:value-type="float" office:value="0.361346" calcext:value-type="float">
            <text:p>0.361346</text:p>
          </table:table-cell>
          <table:table-cell office:value-type="float" office:value="0.133999" calcext:value-type="float">
            <text:p>0.133999</text:p>
          </table:table-cell>
          <table:table-cell office:value-type="float" office:value="1.97383" calcext:value-type="float">
            <text:p>1.97383</text:p>
          </table:table-cell>
          <table:table-cell office:value-type="float" office:value="27.1637" calcext:value-type="float">
            <text:p>27.1637</text:p>
          </table:table-cell>
          <table:table-cell office:value-type="float" office:value="0.657917" calcext:value-type="float">
            <text:p>0.657917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73086" calcext:value-type="float">
            <text:p>0.573086</text:p>
          </table:table-cell>
          <table:table-cell office:value-type="float" office:value="0.339329" calcext:value-type="float">
            <text:p>0.339329</text:p>
          </table:table-cell>
          <table:table-cell office:value-type="float" office:value="0.128702" calcext:value-type="float">
            <text:p>0.128702</text:p>
          </table:table-cell>
          <table:table-cell office:value-type="float" office:value="2.06837" calcext:value-type="float">
            <text:p>2.06837</text:p>
          </table:table-cell>
          <table:table-cell office:value-type="float" office:value="25.6939" calcext:value-type="float">
            <text:p>25.6939</text:p>
          </table:table-cell>
          <table:table-cell office:value-type="float" office:value="0.627419" calcext:value-type="float">
            <text:p>0.627419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45054" calcext:value-type="float">
            <text:p>0.545054</text:p>
          </table:table-cell>
          <table:table-cell office:value-type="float" office:value="0.307895" calcext:value-type="float">
            <text:p>0.307895</text:p>
          </table:table-cell>
          <table:table-cell office:value-type="float" office:value="0.106294" calcext:value-type="float">
            <text:p>0.106294</text:p>
          </table:table-cell>
          <table:table-cell office:value-type="float" office:value="3.00747" calcext:value-type="float">
            <text:p>3.00747</text:p>
          </table:table-cell>
          <table:table-cell office:value-type="float" office:value="20.2022" calcext:value-type="float">
            <text:p>20.2022</text:p>
          </table:table-cell>
          <table:table-cell office:value-type="float" office:value="0.626251" calcext:value-type="float">
            <text:p>0.626251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579382" calcext:value-type="float">
            <text:p>0.579382</text:p>
          </table:table-cell>
          <table:table-cell office:value-type="float" office:value="0.343071" calcext:value-type="float">
            <text:p>0.343071</text:p>
          </table:table-cell>
          <table:table-cell office:value-type="float" office:value="0.126631" calcext:value-type="float">
            <text:p>0.126631</text:p>
          </table:table-cell>
          <table:table-cell office:value-type="float" office:value="2.43176" calcext:value-type="float">
            <text:p>2.43176</text:p>
          </table:table-cell>
          <table:table-cell office:value-type="float" office:value="23.7967" calcext:value-type="float">
            <text:p>23.7967</text:p>
          </table:table-cell>
          <table:table-cell office:value-type="float" office:value="0.641369" calcext:value-type="float">
            <text:p>0.641369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575396" calcext:value-type="float">
            <text:p>0.575396</text:p>
          </table:table-cell>
          <table:table-cell office:value-type="float" office:value="0.337867" calcext:value-type="float">
            <text:p>0.337867</text:p>
          </table:table-cell>
          <table:table-cell office:value-type="float" office:value="0.122501" calcext:value-type="float">
            <text:p>0.122501</text:p>
          </table:table-cell>
          <table:table-cell office:value-type="float" office:value="2.30277" calcext:value-type="float">
            <text:p>2.30277</text:p>
          </table:table-cell>
          <table:table-cell office:value-type="float" office:value="24.2764" calcext:value-type="float">
            <text:p>24.2764</text:p>
          </table:table-cell>
          <table:table-cell office:value-type="float" office:value="0.642293" calcext:value-type="float">
            <text:p>0.642293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568745" calcext:value-type="float">
            <text:p>0.568745</text:p>
          </table:table-cell>
          <table:table-cell office:value-type="float" office:value="0.333398" calcext:value-type="float">
            <text:p>0.333398</text:p>
          </table:table-cell>
          <table:table-cell office:value-type="float" office:value="0.122269" calcext:value-type="float">
            <text:p>0.122269</text:p>
          </table:table-cell>
          <table:table-cell office:value-type="float" office:value="2.74521" calcext:value-type="float">
            <text:p>2.74521</text:p>
          </table:table-cell>
          <table:table-cell office:value-type="float" office:value="22.0467" calcext:value-type="float">
            <text:p>22.0467</text:p>
          </table:table-cell>
          <table:table-cell office:value-type="float" office:value="0.633334" calcext:value-type="float">
            <text:p>0.633334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561232" calcext:value-type="float">
            <text:p>0.561232</text:p>
          </table:table-cell>
          <table:table-cell office:value-type="float" office:value="0.324651" calcext:value-type="float">
            <text:p>0.324651</text:p>
          </table:table-cell>
          <table:table-cell office:value-type="float" office:value="0.115785" calcext:value-type="float">
            <text:p>0.115785</text:p>
          </table:table-cell>
          <table:table-cell office:value-type="float" office:value="2.92256" calcext:value-type="float">
            <text:p>2.92256</text:p>
          </table:table-cell>
          <table:table-cell office:value-type="float" office:value="21.0645" calcext:value-type="float">
            <text:p>21.0645</text:p>
          </table:table-cell>
          <table:table-cell office:value-type="float" office:value="0.633818" calcext:value-type="float">
            <text:p>0.633818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68421" calcext:value-type="float">
            <text:p>0.568421</text:p>
          </table:table-cell>
          <table:table-cell office:value-type="float" office:value="0.331445" calcext:value-type="float">
            <text:p>0.331445</text:p>
          </table:table-cell>
          <table:table-cell office:value-type="float" office:value="0.119667" calcext:value-type="float">
            <text:p>0.119667</text:p>
          </table:table-cell>
          <table:table-cell office:value-type="float" office:value="2.69102" calcext:value-type="float">
            <text:p>2.69102</text:p>
          </table:table-cell>
          <table:table-cell office:value-type="float" office:value="22.2056" calcext:value-type="float">
            <text:p>22.2056</text:p>
          </table:table-cell>
          <table:table-cell office:value-type="float" office:value="0.636897" calcext:value-type="float">
            <text:p>0.636897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571131" calcext:value-type="float">
            <text:p>0.571131</text:p>
          </table:table-cell>
          <table:table-cell office:value-type="float" office:value="0.33415" calcext:value-type="float">
            <text:p>0.33415</text:p>
          </table:table-cell>
          <table:table-cell office:value-type="float" office:value="0.121216" calcext:value-type="float">
            <text:p>0.121216</text:p>
          </table:table-cell>
          <table:table-cell office:value-type="float" office:value="2.65028" calcext:value-type="float">
            <text:p>2.65028</text:p>
          </table:table-cell>
          <table:table-cell office:value-type="float" office:value="22.4721" calcext:value-type="float">
            <text:p>22.4721</text:p>
          </table:table-cell>
          <table:table-cell office:value-type="float" office:value="0.638127" calcext:value-type="float">
            <text:p>0.638127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568918" calcext:value-type="float">
            <text:p>0.568918</text:p>
          </table:table-cell>
          <table:table-cell office:value-type="float" office:value="0.332856" calcext:value-type="float">
            <text:p>0.332856</text:p>
          </table:table-cell>
          <table:table-cell office:value-type="float" office:value="0.121208" calcext:value-type="float">
            <text:p>0.121208</text:p>
          </table:table-cell>
          <table:table-cell office:value-type="float" office:value="2.65493" calcext:value-type="float">
            <text:p>2.65493</text:p>
          </table:table-cell>
          <table:table-cell office:value-type="float" office:value="22.4076" calcext:value-type="float">
            <text:p>22.4076</text:p>
          </table:table-cell>
          <table:table-cell office:value-type="float" office:value="0.635333" calcext:value-type="float">
            <text:p>0.635333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564761" calcext:value-type="float">
            <text:p>0.564761</text:p>
          </table:table-cell>
          <table:table-cell office:value-type="float" office:value="0.328294" calcext:value-type="float">
            <text:p>0.328294</text:p>
          </table:table-cell>
          <table:table-cell office:value-type="float" office:value="0.118123" calcext:value-type="float">
            <text:p>0.118123</text:p>
          </table:table-cell>
          <table:table-cell office:value-type="float" office:value="2.71959" calcext:value-type="float">
            <text:p>2.71959</text:p>
          </table:table-cell>
          <table:table-cell office:value-type="float" office:value="21.9788" calcext:value-type="float">
            <text:p>21.9788</text:p>
          </table:table-cell>
          <table:table-cell office:value-type="float" office:value="0.634668" calcext:value-type="float">
            <text:p>0.634668</text:p>
          </table:table-cell>
          <table:table-cell table:number-columns-repeated="1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569122" calcext:value-type="float">
            <text:p>0.569122</text:p>
          </table:table-cell>
          <table:table-cell office:value-type="float" office:value="0.332505" calcext:value-type="float">
            <text:p>0.332505</text:p>
          </table:table-cell>
          <table:table-cell office:value-type="float" office:value="0.120497" calcext:value-type="float">
            <text:p>0.120497</text:p>
          </table:table-cell>
          <table:table-cell office:value-type="float" office:value="2.65774" calcext:value-type="float">
            <text:p>2.65774</text:p>
          </table:table-cell>
          <table:table-cell office:value-type="float" office:value="22.3835" calcext:value-type="float">
            <text:p>22.3835</text:p>
          </table:table-cell>
          <table:table-cell office:value-type="float" office:value="0.636707" calcext:value-type="float">
            <text:p>0.6367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0.121759" calcext:value-type="float">
            <text:p>0.121759</text:p>
          </table:table-cell>
          <table:table-cell office:value-type="float" office:value="1.79123" calcext:value-type="float">
            <text:p>1.79123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1625" calcext:value-type="float">
            <text:p>0.0001625</text:p>
          </table:table-cell>
          <table:table-cell office:value-type="float" office:value="0.0000000303125" calcext:value-type="float">
            <text:p>3.03125E-08</text:p>
          </table:table-cell>
          <table:table-cell office:value-type="float" office:value="0.354814" calcext:value-type="float">
            <text:p>0.354814</text:p>
          </table:table-cell>
          <table:table-cell office:value-type="string" calcext:value-type="string">
            <text:p>-nan</text:p>
          </table:table-cell>
          <table:table-cell office:value-type="float" office:value="0.617357" calcext:value-type="float">
            <text:p>0.617357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6625" calcext:value-type="float">
            <text:p>0.06625</text:p>
          </table:table-cell>
          <table:table-cell office:value-type="float" office:value="0.00563125" calcext:value-type="float">
            <text:p>0.00563125</text:p>
          </table:table-cell>
          <table:table-cell office:value-type="float" office:value="0.0000555677" calcext:value-type="float">
            <text:p>5.55677E-05</text:p>
          </table:table-cell>
          <table:table-cell office:value-type="float" office:value="3.59032" calcext:value-type="float">
            <text:p>3.59032</text:p>
          </table:table-cell>
          <table:table-cell office:value-type="string" calcext:value-type="string">
            <text:p>-nan</text:p>
          </table:table-cell>
          <table:table-cell office:value-type="float" office:value="0.415895" calcext:value-type="float">
            <text:p>0.415895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4375" calcext:value-type="float">
            <text:p>0.274375</text:p>
          </table:table-cell>
          <table:table-cell office:value-type="float" office:value="0.0799094" calcext:value-type="float">
            <text:p>0.0799094</text:p>
          </table:table-cell>
          <table:table-cell office:value-type="float" office:value="0.00772633" calcext:value-type="float">
            <text:p>0.00772633</text:p>
          </table:table-cell>
          <table:table-cell office:value-type="float" office:value="1.17044" calcext:value-type="float">
            <text:p>1.17044</text:p>
          </table:table-cell>
          <table:table-cell office:value-type="float" office:value="16.3942" calcext:value-type="float">
            <text:p>16.3942</text:p>
          </table:table-cell>
          <table:table-cell office:value-type="float" office:value="0.596674" calcext:value-type="float">
            <text:p>0.596674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496562" calcext:value-type="float">
            <text:p>0.496562</text:p>
          </table:table-cell>
          <table:table-cell office:value-type="float" office:value="0.249111" calcext:value-type="float">
            <text:p>0.249111</text:p>
          </table:table-cell>
          <table:table-cell office:value-type="float" office:value="0.0643913" calcext:value-type="float">
            <text:p>0.0643913</text:p>
          </table:table-cell>
          <table:table-cell office:value-type="float" office:value="2.94013" calcext:value-type="float">
            <text:p>2.94013</text:p>
          </table:table-cell>
          <table:table-cell office:value-type="float" office:value="18.3306" calcext:value-type="float">
            <text:p>18.3306</text:p>
          </table:table-cell>
          <table:table-cell office:value-type="float" office:value="0.654124" calcext:value-type="float">
            <text:p>0.654124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84844" calcext:value-type="float">
            <text:p>0.584844</text:p>
          </table:table-cell>
          <table:table-cell office:value-type="float" office:value="0.347354" calcext:value-type="float">
            <text:p>0.347354</text:p>
          </table:table-cell>
          <table:table-cell office:value-type="float" office:value="0.12781" calcext:value-type="float">
            <text:p>0.12781</text:p>
          </table:table-cell>
          <table:table-cell office:value-type="float" office:value="2.15276" calcext:value-type="float">
            <text:p>2.15276</text:p>
          </table:table-cell>
          <table:table-cell office:value-type="float" office:value="25.478" calcext:value-type="float">
            <text:p>25.478</text:p>
          </table:table-cell>
          <table:table-cell office:value-type="float" office:value="0.646899" calcext:value-type="float">
            <text:p>0.646899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03984" calcext:value-type="float">
            <text:p>0.403984</text:p>
          </table:table-cell>
          <table:table-cell office:value-type="float" office:value="0.171163" calcext:value-type="float">
            <text:p>0.171163</text:p>
          </table:table-cell>
          <table:table-cell office:value-type="float" office:value="0.0348905" calcext:value-type="float">
            <text:p>0.0348905</text:p>
          </table:table-cell>
          <table:table-cell office:value-type="float" office:value="1.96548" calcext:value-type="float">
            <text:p>1.96548</text:p>
          </table:table-cell>
          <table:table-cell office:value-type="float" office:value="18.5915" calcext:value-type="float">
            <text:p>18.5915</text:p>
          </table:table-cell>
          <table:table-cell office:value-type="float" office:value="0.603021" calcext:value-type="float">
            <text:p>0.603021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90547" calcext:value-type="float">
            <text:p>0.490547</text:p>
          </table:table-cell>
          <table:table-cell office:value-type="float" office:value="0.248639" calcext:value-type="float">
            <text:p>0.248639</text:p>
          </table:table-cell>
          <table:table-cell office:value-type="float" office:value="0.0695746" calcext:value-type="float">
            <text:p>0.0695746</text:p>
          </table:table-cell>
          <table:table-cell office:value-type="float" office:value="2.07162" calcext:value-type="float">
            <text:p>2.07162</text:p>
          </table:table-cell>
          <table:table-cell office:value-type="float" office:value="21.9142" calcext:value-type="float">
            <text:p>21.9142</text:p>
          </table:table-cell>
          <table:table-cell office:value-type="float" office:value="0.624861" calcext:value-type="float">
            <text:p>0.624861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507266" calcext:value-type="float">
            <text:p>0.507266</text:p>
          </table:table-cell>
          <table:table-cell office:value-type="float" office:value="0.264528" calcext:value-type="float">
            <text:p>0.264528</text:p>
          </table:table-cell>
          <table:table-cell office:value-type="float" office:value="0.0773832" calcext:value-type="float">
            <text:p>0.0773832</text:p>
          </table:table-cell>
          <table:table-cell office:value-type="float" office:value="3.71206" calcext:value-type="float">
            <text:p>3.71206</text:p>
          </table:table-cell>
          <table:table-cell office:value-type="float" office:value="16.7626" calcext:value-type="float">
            <text:p>16.7626</text:p>
          </table:table-cell>
          <table:table-cell office:value-type="float" office:value="0.631376" calcext:value-type="float">
            <text:p>0.631376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17158" calcext:value-type="float">
            <text:p>0.517158</text:p>
          </table:table-cell>
          <table:table-cell office:value-type="float" office:value="0.276887" calcext:value-type="float">
            <text:p>0.276887</text:p>
          </table:table-cell>
          <table:table-cell office:value-type="float" office:value="0.0858852" calcext:value-type="float">
            <text:p>0.0858852</text:p>
          </table:table-cell>
          <table:table-cell office:value-type="float" office:value="2.82605" calcext:value-type="float">
            <text:p>2.82605</text:p>
          </table:table-cell>
          <table:table-cell office:value-type="float" office:value="19.7522" calcext:value-type="float">
            <text:p>19.7522</text:p>
          </table:table-cell>
          <table:table-cell office:value-type="float" office:value="0.626584" calcext:value-type="float">
            <text:p>0.626584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54907" calcext:value-type="float">
            <text:p>0.454907</text:p>
          </table:table-cell>
          <table:table-cell office:value-type="float" office:value="0.216629" calcext:value-type="float">
            <text:p>0.216629</text:p>
          </table:table-cell>
          <table:table-cell office:value-type="float" office:value="0.0545637" calcext:value-type="float">
            <text:p>0.0545637</text:p>
          </table:table-cell>
          <table:table-cell office:value-type="float" office:value="3.70276" calcext:value-type="float">
            <text:p>3.70276</text:p>
          </table:table-cell>
          <table:table-cell office:value-type="float" office:value="15.1279" calcext:value-type="float">
            <text:p>15.1279</text:p>
          </table:table-cell>
          <table:table-cell office:value-type="float" office:value="0.612431" calcext:value-type="float">
            <text:p>0.612431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82026" calcext:value-type="float">
            <text:p>0.482026</text:p>
          </table:table-cell>
          <table:table-cell office:value-type="float" office:value="0.241958" calcext:value-type="float">
            <text:p>0.241958</text:p>
          </table:table-cell>
          <table:table-cell office:value-type="float" office:value="0.066862" calcext:value-type="float">
            <text:p>0.066862</text:p>
          </table:table-cell>
          <table:table-cell office:value-type="float" office:value="3.28543" calcext:value-type="float">
            <text:p>3.28543</text:p>
          </table:table-cell>
          <table:table-cell office:value-type="float" office:value="17.0507" calcext:value-type="float">
            <text:p>17.0507</text:p>
          </table:table-cell>
          <table:table-cell office:value-type="float" office:value="0.619304" calcext:value-type="float">
            <text:p>0.619304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89946" calcext:value-type="float">
            <text:p>0.489946</text:p>
          </table:table-cell>
          <table:table-cell office:value-type="float" office:value="0.24961" calcext:value-type="float">
            <text:p>0.24961</text:p>
          </table:table-cell>
          <table:table-cell office:value-type="float" office:value="0.0710824" calcext:value-type="float">
            <text:p>0.0710824</text:p>
          </table:table-cell>
          <table:table-cell office:value-type="float" office:value="3.00309" calcext:value-type="float">
            <text:p>3.00309</text:p>
          </table:table-cell>
          <table:table-cell office:value-type="float" office:value="18.1502" calcext:value-type="float">
            <text:p>18.1502</text:p>
          </table:table-cell>
          <table:table-cell office:value-type="float" office:value="0.619707" calcext:value-type="float">
            <text:p>0.619707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89508" calcext:value-type="float">
            <text:p>0.489508</text:p>
          </table:table-cell>
          <table:table-cell office:value-type="float" office:value="0.249127" calcext:value-type="float">
            <text:p>0.249127</text:p>
          </table:table-cell>
          <table:table-cell office:value-type="float" office:value="0.0704115" calcext:value-type="float">
            <text:p>0.0704115</text:p>
          </table:table-cell>
          <table:table-cell office:value-type="float" office:value="3.13316" calcext:value-type="float">
            <text:p>3.13316</text:p>
          </table:table-cell>
          <table:table-cell office:value-type="float" office:value="17.7398" calcext:value-type="float">
            <text:p>17.7398</text:p>
          </table:table-cell>
          <table:table-cell office:value-type="float" office:value="0.621836" calcext:value-type="float">
            <text:p>0.621836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94712" calcext:value-type="float">
            <text:p>0.494712</text:p>
          </table:table-cell>
          <table:table-cell office:value-type="float" office:value="0.254509" calcext:value-type="float">
            <text:p>0.254509</text:p>
          </table:table-cell>
          <table:table-cell office:value-type="float" office:value="0.0736435" calcext:value-type="float">
            <text:p>0.0736435</text:p>
          </table:table-cell>
          <table:table-cell office:value-type="float" office:value="3.27526" calcext:value-type="float">
            <text:p>3.27526</text:p>
          </table:table-cell>
          <table:table-cell office:value-type="float" office:value="17.5305" calcext:value-type="float">
            <text:p>17.5305</text:p>
          </table:table-cell>
          <table:table-cell office:value-type="float" office:value="0.621029" calcext:value-type="float">
            <text:p>0.621029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90541" calcext:value-type="float">
            <text:p>0.490541</text:p>
          </table:table-cell>
          <table:table-cell office:value-type="float" office:value="0.250555" calcext:value-type="float">
            <text:p>0.250555</text:p>
          </table:table-cell>
          <table:table-cell office:value-type="float" office:value="0.0716228" calcext:value-type="float">
            <text:p>0.0716228</text:p>
          </table:table-cell>
          <table:table-cell office:value-type="float" office:value="3.24948" calcext:value-type="float">
            <text:p>3.24948</text:p>
          </table:table-cell>
          <table:table-cell office:value-type="float" office:value="17.4604" calcext:value-type="float">
            <text:p>17.4604</text:p>
          </table:table-cell>
          <table:table-cell office:value-type="float" office:value="0.619701" calcext:value-type="float">
            <text:p>0.619701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89493" calcext:value-type="float">
            <text:p>0.489493</text:p>
          </table:table-cell>
          <table:table-cell office:value-type="float" office:value="0.249471" calcext:value-type="float">
            <text:p>0.249471</text:p>
          </table:table-cell>
          <table:table-cell office:value-type="float" office:value="0.0708207" calcext:value-type="float">
            <text:p>0.0708207</text:p>
          </table:table-cell>
          <table:table-cell office:value-type="float" office:value="3.22755" calcext:value-type="float">
            <text:p>3.22755</text:p>
          </table:table-cell>
          <table:table-cell office:value-type="float" office:value="17.4824" calcext:value-type="float">
            <text:p>17.4824</text:p>
          </table:table-cell>
          <table:table-cell office:value-type="float" office:value="0.620688" calcext:value-type="float">
            <text:p>0.620688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93199" calcext:value-type="float">
            <text:p>0.493199</text:p>
          </table:table-cell>
          <table:table-cell office:value-type="float" office:value="0.253193" calcext:value-type="float">
            <text:p>0.253193</text:p>
          </table:table-cell>
          <table:table-cell office:value-type="float" office:value="0.072957" calcext:value-type="float">
            <text:p>0.072957</text:p>
          </table:table-cell>
          <table:table-cell office:value-type="float" office:value="3.10851" calcext:value-type="float">
            <text:p>3.10851</text:p>
          </table:table-cell>
          <table:table-cell office:value-type="float" office:value="17.9617" calcext:value-type="float">
            <text:p>17.9617</text:p>
          </table:table-cell>
          <table:table-cell office:value-type="float" office:value="0.620647" calcext:value-type="float">
            <text:p>0.620647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89157" calcext:value-type="float">
            <text:p>0.489157</text:p>
          </table:table-cell>
          <table:table-cell office:value-type="float" office:value="0.249506" calcext:value-type="float">
            <text:p>0.249506</text:p>
          </table:table-cell>
          <table:table-cell office:value-type="float" office:value="0.0712161" calcext:value-type="float">
            <text:p>0.0712161</text:p>
          </table:table-cell>
          <table:table-cell office:value-type="float" office:value="3.19969" calcext:value-type="float">
            <text:p>3.19969</text:p>
          </table:table-cell>
          <table:table-cell office:value-type="float" office:value="17.5622" calcext:value-type="float">
            <text:p>17.5622</text:p>
          </table:table-cell>
          <table:table-cell office:value-type="float" office:value="0.618676" calcext:value-type="float">
            <text:p>0.618676</text:p>
          </table:table-cell>
          <table:table-cell table:number-columns-repeated="1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89956" calcext:value-type="float">
            <text:p>0.489956</text:p>
          </table:table-cell>
          <table:table-cell office:value-type="float" office:value="0.250313" calcext:value-type="float">
            <text:p>0.250313</text:p>
          </table:table-cell>
          <table:table-cell office:value-type="float" office:value="0.0716244" calcext:value-type="float">
            <text:p>0.0716244</text:p>
          </table:table-cell>
          <table:table-cell office:value-type="float" office:value="3.19557" calcext:value-type="float">
            <text:p>3.19557</text:p>
          </table:table-cell>
          <table:table-cell office:value-type="float" office:value="17.6032" calcext:value-type="float">
            <text:p>17.6032</text:p>
          </table:table-cell>
          <table:table-cell office:value-type="float" office:value="0.618957" calcext:value-type="float">
            <text:p>0.6189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000050625" calcext:value-type="float">
            <text:p>5.0625E-08</text:p>
          </table:table-cell>
          <table:table-cell office:value-type="float" office:value="1.06194" calcext:value-type="float">
            <text:p>1.0619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136" calcext:value-type="float">
            <text:p>1.36E-06</text:p>
          </table:table-cell>
          <table:table-cell office:value-type="float" office:value="1.27361" calcext:value-type="float">
            <text:p>1.27361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031875" calcext:value-type="float">
            <text:p>0.0031875</text:p>
          </table:table-cell>
          <table:table-cell office:value-type="float" office:value="0.0000215803" calcext:value-type="float">
            <text:p>2.15803E-05</text:p>
          </table:table-cell>
          <table:table-cell office:value-type="float" office:value="1.7475" calcext:value-type="float">
            <text:p>1.7475</text:p>
          </table:table-cell>
          <table:table-cell office:value-type="string" calcext:value-type="string">
            <text:p>-nan</text:p>
          </table:table-cell>
          <table:table-cell office:value-type="float" office:value="0.291995" calcext:value-type="float">
            <text:p>0.291995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  <table:table-cell office:value-type="float" office:value="-0.00125" calcext:value-type="float">
            <text:p>-0.00125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05875" calcext:value-type="float">
            <text:p>0.0005875</text:p>
          </table:table-cell>
          <table:table-cell office:value-type="float" office:value="0.000000732812" calcext:value-type="float">
            <text:p>7.32812E-07</text:p>
          </table:table-cell>
          <table:table-cell office:value-type="float" office:value="2.34232" calcext:value-type="float">
            <text:p>2.34232</text:p>
          </table:table-cell>
          <table:table-cell office:value-type="string" calcext:value-type="string">
            <text:p>-nan</text:p>
          </table:table-cell>
          <table:table-cell office:value-type="float" office:value="0.292289" calcext:value-type="float">
            <text:p>0.292289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990625" calcext:value-type="float">
            <text:p>0.0990625</text:p>
          </table:table-cell>
          <table:table-cell office:value-type="float" office:value="0.0122016" calcext:value-type="float">
            <text:p>0.0122016</text:p>
          </table:table-cell>
          <table:table-cell office:value-type="float" office:value="0.000247519" calcext:value-type="float">
            <text:p>0.000247519</text:p>
          </table:table-cell>
          <table:table-cell office:value-type="float" office:value="2.40299" calcext:value-type="float">
            <text:p>2.40299</text:p>
          </table:table-cell>
          <table:table-cell office:value-type="float" office:value="3.24548" calcext:value-type="float">
            <text:p>3.24548</text:p>
          </table:table-cell>
          <table:table-cell office:value-type="float" office:value="0.445813" calcext:value-type="float">
            <text:p>0.445813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45312" calcext:value-type="float">
            <text:p>0.245312</text:p>
          </table:table-cell>
          <table:table-cell office:value-type="float" office:value="0.0694266" calcext:value-type="float">
            <text:p>0.0694266</text:p>
          </table:table-cell>
          <table:table-cell office:value-type="float" office:value="0.00678616" calcext:value-type="float">
            <text:p>0.00678616</text:p>
          </table:table-cell>
          <table:table-cell office:value-type="float" office:value="7.09314" calcext:value-type="float">
            <text:p>7.09314</text:p>
          </table:table-cell>
          <table:table-cell office:value-type="float" office:value="5.45716" calcext:value-type="float">
            <text:p>5.45716</text:p>
          </table:table-cell>
          <table:table-cell office:value-type="float" office:value="0.530699" calcext:value-type="float">
            <text:p>0.530699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25156" calcext:value-type="float">
            <text:p>0.325156</text:p>
          </table:table-cell>
          <table:table-cell office:value-type="float" office:value="0.113528" calcext:value-type="float">
            <text:p>0.113528</text:p>
          </table:table-cell>
          <table:table-cell office:value-type="float" office:value="0.0164513" calcext:value-type="float">
            <text:p>0.0164513</text:p>
          </table:table-cell>
          <table:table-cell office:value-type="float" office:value="4.10023" calcext:value-type="float">
            <text:p>4.10023</text:p>
          </table:table-cell>
          <table:table-cell office:value-type="float" office:value="10.1453" calcext:value-type="float">
            <text:p>10.1453</text:p>
          </table:table-cell>
          <table:table-cell office:value-type="float" office:value="0.574527" calcext:value-type="float">
            <text:p>0.574527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44453" calcext:value-type="float">
            <text:p>0.444453</text:p>
          </table:table-cell>
          <table:table-cell office:value-type="float" office:value="0.204979" calcext:value-type="float">
            <text:p>0.204979</text:p>
          </table:table-cell>
          <table:table-cell office:value-type="float" office:value="0.0480636" calcext:value-type="float">
            <text:p>0.0480636</text:p>
          </table:table-cell>
          <table:table-cell office:value-type="float" office:value="2.463" calcext:value-type="float">
            <text:p>2.463</text:p>
          </table:table-cell>
          <table:table-cell office:value-type="float" office:value="18.1621" calcext:value-type="float">
            <text:p>18.1621</text:p>
          </table:table-cell>
          <table:table-cell office:value-type="float" office:value="0.618691" calcext:value-type="float">
            <text:p>0.618691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416035" calcext:value-type="float">
            <text:p>0.416035</text:p>
          </table:table-cell>
          <table:table-cell office:value-type="float" office:value="0.187304" calcext:value-type="float">
            <text:p>0.187304</text:p>
          </table:table-cell>
          <table:table-cell office:value-type="float" office:value="0.0430993" calcext:value-type="float">
            <text:p>0.0430993</text:p>
          </table:table-cell>
          <table:table-cell office:value-type="float" office:value="4.3681" calcext:value-type="float">
            <text:p>4.3681</text:p>
          </table:table-cell>
          <table:table-cell office:value-type="float" office:value="12.8455" calcext:value-type="float">
            <text:p>12.8455</text:p>
          </table:table-cell>
          <table:table-cell office:value-type="float" office:value="0.590499" calcext:value-type="float">
            <text:p>0.590499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43417" calcext:value-type="float">
            <text:p>0.43417</text:p>
          </table:table-cell>
          <table:table-cell office:value-type="float" office:value="0.197765" calcext:value-type="float">
            <text:p>0.197765</text:p>
          </table:table-cell>
          <table:table-cell office:value-type="float" office:value="0.045766" calcext:value-type="float">
            <text:p>0.045766</text:p>
          </table:table-cell>
          <table:table-cell office:value-type="float" office:value="3.27247" calcext:value-type="float">
            <text:p>3.27247</text:p>
          </table:table-cell>
          <table:table-cell office:value-type="float" office:value="15.3862" calcext:value-type="float">
            <text:p>15.3862</text:p>
          </table:table-cell>
          <table:table-cell office:value-type="float" office:value="0.609949" calcext:value-type="float">
            <text:p>0.609949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277" calcext:value-type="float">
            <text:p>0.4277</text:p>
          </table:table-cell>
          <table:table-cell office:value-type="float" office:value="0.191957" calcext:value-type="float">
            <text:p>0.191957</text:p>
          </table:table-cell>
          <table:table-cell office:value-type="float" office:value="0.0432452" calcext:value-type="float">
            <text:p>0.0432452</text:p>
          </table:table-cell>
          <table:table-cell office:value-type="float" office:value="3.15628" calcext:value-type="float">
            <text:p>3.15628</text:p>
          </table:table-cell>
          <table:table-cell office:value-type="float" office:value="15.4371" calcext:value-type="float">
            <text:p>15.4371</text:p>
          </table:table-cell>
          <table:table-cell office:value-type="float" office:value="0.60879" calcext:value-type="float">
            <text:p>0.60879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417302" calcext:value-type="float">
            <text:p>0.417302</text:p>
          </table:table-cell>
          <table:table-cell office:value-type="float" office:value="0.184923" calcext:value-type="float">
            <text:p>0.184923</text:p>
          </table:table-cell>
          <table:table-cell office:value-type="float" office:value="0.0416009" calcext:value-type="float">
            <text:p>0.0416009</text:p>
          </table:table-cell>
          <table:table-cell office:value-type="float" office:value="3.80502" calcext:value-type="float">
            <text:p>3.80502</text:p>
          </table:table-cell>
          <table:table-cell office:value-type="float" office:value="13.7251" calcext:value-type="float">
            <text:p>13.7251</text:p>
          </table:table-cell>
          <table:table-cell office:value-type="float" office:value="0.594492" calcext:value-type="float">
            <text:p>0.594492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438846" calcext:value-type="float">
            <text:p>0.438846</text:p>
          </table:table-cell>
          <table:table-cell office:value-type="float" office:value="0.203927" calcext:value-type="float">
            <text:p>0.203927</text:p>
          </table:table-cell>
          <table:table-cell office:value-type="float" office:value="0.0494004" calcext:value-type="float">
            <text:p>0.0494004</text:p>
          </table:table-cell>
          <table:table-cell office:value-type="float" office:value="2.99969" calcext:value-type="float">
            <text:p>2.99969</text:p>
          </table:table-cell>
          <table:table-cell office:value-type="float" office:value="16.358" calcext:value-type="float">
            <text:p>16.358</text:p>
          </table:table-cell>
          <table:table-cell office:value-type="float" office:value="0.604034" calcext:value-type="float">
            <text:p>0.604034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433709" calcext:value-type="float">
            <text:p>0.433709</text:p>
          </table:table-cell>
          <table:table-cell office:value-type="float" office:value="0.197535" calcext:value-type="float">
            <text:p>0.197535</text:p>
          </table:table-cell>
          <table:table-cell office:value-type="float" office:value="0.0457534" calcext:value-type="float">
            <text:p>0.0457534</text:p>
          </table:table-cell>
          <table:table-cell office:value-type="float" office:value="3.34356" calcext:value-type="float">
            <text:p>3.34356</text:p>
          </table:table-cell>
          <table:table-cell office:value-type="float" office:value="15.2053" calcext:value-type="float">
            <text:p>15.2053</text:p>
          </table:table-cell>
          <table:table-cell office:value-type="float" office:value="0.609147" calcext:value-type="float">
            <text:p>0.609147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437281" calcext:value-type="float">
            <text:p>0.437281</text:p>
          </table:table-cell>
          <table:table-cell office:value-type="float" office:value="0.20074" calcext:value-type="float">
            <text:p>0.20074</text:p>
          </table:table-cell>
          <table:table-cell office:value-type="float" office:value="0.047177" calcext:value-type="float">
            <text:p>0.047177</text:p>
          </table:table-cell>
          <table:table-cell office:value-type="float" office:value="3.15954" calcext:value-type="float">
            <text:p>3.15954</text:p>
          </table:table-cell>
          <table:table-cell office:value-type="float" office:value="15.7927" calcext:value-type="float">
            <text:p>15.7927</text:p>
          </table:table-cell>
          <table:table-cell office:value-type="float" office:value="0.609752" calcext:value-type="float">
            <text:p>0.609752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431131" calcext:value-type="float">
            <text:p>0.431131</text:p>
          </table:table-cell>
          <table:table-cell office:value-type="float" office:value="0.196176" calcext:value-type="float">
            <text:p>0.196176</text:p>
          </table:table-cell>
          <table:table-cell office:value-type="float" office:value="0.0455448" calcext:value-type="float">
            <text:p>0.0455448</text:p>
          </table:table-cell>
          <table:table-cell office:value-type="float" office:value="3.23412" calcext:value-type="float">
            <text:p>3.23412</text:p>
          </table:table-cell>
          <table:table-cell office:value-type="float" office:value="15.4161" calcext:value-type="float">
            <text:p>15.4161</text:p>
          </table:table-cell>
          <table:table-cell office:value-type="float" office:value="0.605521" calcext:value-type="float">
            <text:p>0.605521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427648" calcext:value-type="float">
            <text:p>0.427648</text:p>
          </table:table-cell>
          <table:table-cell office:value-type="float" office:value="0.193396" calcext:value-type="float">
            <text:p>0.193396</text:p>
          </table:table-cell>
          <table:table-cell office:value-type="float" office:value="0.0444736" calcext:value-type="float">
            <text:p>0.0444736</text:p>
          </table:table-cell>
          <table:table-cell office:value-type="float" office:value="3.31439" calcext:value-type="float">
            <text:p>3.31439</text:p>
          </table:table-cell>
          <table:table-cell office:value-type="float" office:value="15.1071" calcext:value-type="float">
            <text:p>15.1071</text:p>
          </table:table-cell>
          <table:table-cell office:value-type="float" office:value="0.603643" calcext:value-type="float">
            <text:p>0.603643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426729" calcext:value-type="float">
            <text:p>0.426729</text:p>
          </table:table-cell>
          <table:table-cell office:value-type="float" office:value="0.192548" calcext:value-type="float">
            <text:p>0.192548</text:p>
          </table:table-cell>
          <table:table-cell office:value-type="float" office:value="0.0441455" calcext:value-type="float">
            <text:p>0.0441455</text:p>
          </table:table-cell>
          <table:table-cell office:value-type="float" office:value="3.28457" calcext:value-type="float">
            <text:p>3.28457</text:p>
          </table:table-cell>
          <table:table-cell office:value-type="float" office:value="15.1438" calcext:value-type="float">
            <text:p>15.1438</text:p>
          </table:table-cell>
          <table:table-cell office:value-type="float" office:value="0.603096" calcext:value-type="float">
            <text:p>0.603096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426158" calcext:value-type="float">
            <text:p>0.426158</text:p>
          </table:table-cell>
          <table:table-cell office:value-type="float" office:value="0.192102" calcext:value-type="float">
            <text:p>0.192102</text:p>
          </table:table-cell>
          <table:table-cell office:value-type="float" office:value="0.0439649" calcext:value-type="float">
            <text:p>0.0439649</text:p>
          </table:table-cell>
          <table:table-cell office:value-type="float" office:value="3.35791" calcext:value-type="float">
            <text:p>3.35791</text:p>
          </table:table-cell>
          <table:table-cell office:value-type="float" office:value="14.9519" calcext:value-type="float">
            <text:p>14.9519</text:p>
          </table:table-cell>
          <table:table-cell office:value-type="float" office:value="0.602881" calcext:value-type="float">
            <text:p>0.602881</text:p>
          </table:table-cell>
          <table:table-cell table:number-columns-repeated="1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426054" calcext:value-type="float">
            <text:p>0.426054</text:p>
          </table:table-cell>
          <table:table-cell office:value-type="float" office:value="0.192113" calcext:value-type="float">
            <text:p>0.192113</text:p>
          </table:table-cell>
          <table:table-cell office:value-type="float" office:value="0.0440214" calcext:value-type="float">
            <text:p>0.0440214</text:p>
          </table:table-cell>
          <table:table-cell office:value-type="float" office:value="3.33453" calcext:value-type="float">
            <text:p>3.33453</text:p>
          </table:table-cell>
          <table:table-cell office:value-type="float" office:value="15.0071" calcext:value-type="float">
            <text:p>15.0071</text:p>
          </table:table-cell>
          <table:table-cell office:value-type="float" office:value="0.602415" calcext:value-type="float">
            <text:p>0.6024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625" calcext:value-type="float">
            <text:p>6.25E-06</text:p>
          </table:table-cell>
          <table:table-cell office:value-type="float" office:value="1.31615" calcext:value-type="float">
            <text:p>1.3161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75" calcext:value-type="float">
            <text:p>0.0075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0000000053125" calcext:value-type="float">
            <text:p>5.3125E-09</text:p>
          </table:table-cell>
          <table:table-cell office:value-type="float" office:value="2.54325" calcext:value-type="float">
            <text:p>2.54325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0375" calcext:value-type="float">
            <text:p>0.10375</text:p>
          </table:table-cell>
          <table:table-cell office:value-type="float" office:value="0.0115062" calcext:value-type="float">
            <text:p>0.0115062</text:p>
          </table:table-cell>
          <table:table-cell office:value-type="float" office:value="0.000159483" calcext:value-type="float">
            <text:p>0.000159483</text:p>
          </table:table-cell>
          <table:table-cell office:value-type="float" office:value="4.24515" calcext:value-type="float">
            <text:p>4.24515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598464" calcext:value-type="float">
            <text:p>0.598464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5375" calcext:value-type="float">
            <text:p>0.15375</text:p>
          </table:table-cell>
          <table:table-cell office:value-type="float" office:value="0.0258188" calcext:value-type="float">
            <text:p>0.0258188</text:p>
          </table:table-cell>
          <table:table-cell office:value-type="float" office:value="0.000877786" calcext:value-type="float">
            <text:p>0.000877786</text:p>
          </table:table-cell>
          <table:table-cell office:value-type="float" office:value="2.94191" calcext:value-type="float">
            <text:p>2.94191</text:p>
          </table:table-cell>
          <table:table-cell office:value-type="float" office:value="5.06426" calcext:value-type="float">
            <text:p>5.06426</text:p>
          </table:table-cell>
          <table:table-cell office:value-type="float" office:value="0.561068" calcext:value-type="float">
            <text:p>0.561068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24062" calcext:value-type="float">
            <text:p>0.324062</text:p>
          </table:table-cell>
          <table:table-cell office:value-type="float" office:value="0.10857" calcext:value-type="float">
            <text:p>0.10857</text:p>
          </table:table-cell>
          <table:table-cell office:value-type="float" office:value="0.0130013" calcext:value-type="float">
            <text:p>0.0130013</text:p>
          </table:table-cell>
          <table:table-cell office:value-type="float" office:value="5.76645" calcext:value-type="float">
            <text:p>5.76645</text:p>
          </table:table-cell>
          <table:table-cell office:value-type="float" office:value="8.16833" calcext:value-type="float">
            <text:p>8.16833</text:p>
          </table:table-cell>
          <table:table-cell office:value-type="float" office:value="0.632343" calcext:value-type="float">
            <text:p>0.632343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33281" calcext:value-type="float">
            <text:p>0.233281</text:p>
          </table:table-cell>
          <table:table-cell office:value-type="float" office:value="0.0578086" calcext:value-type="float">
            <text:p>0.0578086</text:p>
          </table:table-cell>
          <table:table-cell office:value-type="float" office:value="0.00412492" calcext:value-type="float">
            <text:p>0.00412492</text:p>
          </table:table-cell>
          <table:table-cell office:value-type="float" office:value="3.02946" calcext:value-type="float">
            <text:p>3.02946</text:p>
          </table:table-cell>
          <table:table-cell office:value-type="float" office:value="8.23168" calcext:value-type="float">
            <text:p>8.23168</text:p>
          </table:table-cell>
          <table:table-cell office:value-type="float" office:value="0.588557" calcext:value-type="float">
            <text:p>0.588557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72578" calcext:value-type="float">
            <text:p>0.372578</text:p>
          </table:table-cell>
          <table:table-cell office:value-type="float" office:value="0.142101" calcext:value-type="float">
            <text:p>0.142101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2.32242" calcext:value-type="float">
            <text:p>2.32242</text:p>
          </table:table-cell>
          <table:table-cell office:value-type="float" office:value="15.4859" calcext:value-type="float">
            <text:p>15.4859</text:p>
          </table:table-cell>
          <table:table-cell office:value-type="float" office:value="0.638522" calcext:value-type="float">
            <text:p>0.638522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3668" calcext:value-type="float">
            <text:p>0.43668</text:p>
          </table:table-cell>
          <table:table-cell office:value-type="float" office:value="0.195375" calcext:value-type="float">
            <text:p>0.195375</text:p>
          </table:table-cell>
          <table:table-cell office:value-type="float" office:value="0.0418304" calcext:value-type="float">
            <text:p>0.0418304</text:p>
          </table:table-cell>
          <table:table-cell office:value-type="float" office:value="5.83918" calcext:value-type="float">
            <text:p>5.83918</text:p>
          </table:table-cell>
          <table:table-cell office:value-type="float" office:value="11.2477" calcext:value-type="float">
            <text:p>11.2477</text:p>
          </table:table-cell>
          <table:table-cell office:value-type="float" office:value="0.634714" calcext:value-type="float">
            <text:p>0.634714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47656" calcext:value-type="float">
            <text:p>0.347656</text:p>
          </table:table-cell>
          <table:table-cell office:value-type="float" office:value="0.12929" calcext:value-type="float">
            <text:p>0.12929</text:p>
          </table:table-cell>
          <table:table-cell office:value-type="float" office:value="0.0203247" calcext:value-type="float">
            <text:p>0.0203247</text:p>
          </table:table-cell>
          <table:table-cell office:value-type="float" office:value="2.64446" calcext:value-type="float">
            <text:p>2.64446</text:p>
          </table:table-cell>
          <table:table-cell office:value-type="float" office:value="13.7684" calcext:value-type="float">
            <text:p>13.7684</text:p>
          </table:table-cell>
          <table:table-cell office:value-type="float" office:value="0.594703" calcext:value-type="float">
            <text:p>0.594703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65518" calcext:value-type="float">
            <text:p>0.365518</text:p>
          </table:table-cell>
          <table:table-cell office:value-type="float" office:value="0.141724" calcext:value-type="float">
            <text:p>0.141724</text:p>
          </table:table-cell>
          <table:table-cell office:value-type="float" office:value="0.0245193" calcext:value-type="float">
            <text:p>0.0245193</text:p>
          </table:table-cell>
          <table:table-cell office:value-type="float" office:value="2.57125" calcext:value-type="float">
            <text:p>2.57125</text:p>
          </table:table-cell>
          <table:table-cell office:value-type="float" office:value="14.6635" calcext:value-type="float">
            <text:p>14.6635</text:p>
          </table:table-cell>
          <table:table-cell office:value-type="float" office:value="0.59309" calcext:value-type="float">
            <text:p>0.59309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2021" calcext:value-type="float">
            <text:p>0.372021</text:p>
          </table:table-cell>
          <table:table-cell office:value-type="float" office:value="0.152849" calcext:value-type="float">
            <text:p>0.152849</text:p>
          </table:table-cell>
          <table:table-cell office:value-type="float" office:value="0.0288489" calcext:value-type="float">
            <text:p>0.0288489</text:p>
          </table:table-cell>
          <table:table-cell office:value-type="float" office:value="3.79705" calcext:value-type="float">
            <text:p>3.79705</text:p>
          </table:table-cell>
          <table:table-cell office:value-type="float" office:value="12.4209" calcext:value-type="float">
            <text:p>12.4209</text:p>
          </table:table-cell>
          <table:table-cell office:value-type="float" office:value="0.588392" calcext:value-type="float">
            <text:p>0.588392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99675" calcext:value-type="float">
            <text:p>0.399675</text:p>
          </table:table-cell>
          <table:table-cell office:value-type="float" office:value="0.167743" calcext:value-type="float">
            <text:p>0.167743</text:p>
          </table:table-cell>
          <table:table-cell office:value-type="float" office:value="0.0332974" calcext:value-type="float">
            <text:p>0.0332974</text:p>
          </table:table-cell>
          <table:table-cell office:value-type="float" office:value="2.96276" calcext:value-type="float">
            <text:p>2.96276</text:p>
          </table:table-cell>
          <table:table-cell office:value-type="float" office:value="14.8708" calcext:value-type="float">
            <text:p>14.8708</text:p>
          </table:table-cell>
          <table:table-cell office:value-type="float" office:value="0.605543" calcext:value-type="float">
            <text:p>0.605543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7803" calcext:value-type="float">
            <text:p>0.37803</text:p>
          </table:table-cell>
          <table:table-cell office:value-type="float" office:value="0.152151" calcext:value-type="float">
            <text:p>0.152151</text:p>
          </table:table-cell>
          <table:table-cell office:value-type="float" office:value="0.0283625" calcext:value-type="float">
            <text:p>0.0283625</text:p>
          </table:table-cell>
          <table:table-cell office:value-type="float" office:value="3.33063" calcext:value-type="float">
            <text:p>3.33063</text:p>
          </table:table-cell>
          <table:table-cell office:value-type="float" office:value="13.2837" calcext:value-type="float">
            <text:p>13.2837</text:p>
          </table:table-cell>
          <table:table-cell office:value-type="float" office:value="0.59161" calcext:value-type="float">
            <text:p>0.59161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91831" calcext:value-type="float">
            <text:p>0.391831</text:p>
          </table:table-cell>
          <table:table-cell office:value-type="float" office:value="0.161703" calcext:value-type="float">
            <text:p>0.161703</text:p>
          </table:table-cell>
          <table:table-cell office:value-type="float" office:value="0.0311033" calcext:value-type="float">
            <text:p>0.0311033</text:p>
          </table:table-cell>
          <table:table-cell office:value-type="float" office:value="3.06573" calcext:value-type="float">
            <text:p>3.06573</text:p>
          </table:table-cell>
          <table:table-cell office:value-type="float" office:value="14.329" calcext:value-type="float">
            <text:p>14.329</text:p>
          </table:table-cell>
          <table:table-cell office:value-type="float" office:value="0.603494" calcext:value-type="float">
            <text:p>0.603494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83961" calcext:value-type="float">
            <text:p>0.383961</text:p>
          </table:table-cell>
          <table:table-cell office:value-type="float" office:value="0.157369" calcext:value-type="float">
            <text:p>0.157369</text:p>
          </table:table-cell>
          <table:table-cell office:value-type="float" office:value="0.0303643" calcext:value-type="float">
            <text:p>0.0303643</text:p>
          </table:table-cell>
          <table:table-cell office:value-type="float" office:value="3.27176" calcext:value-type="float">
            <text:p>3.27176</text:p>
          </table:table-cell>
          <table:table-cell office:value-type="float" office:value="13.6504" calcext:value-type="float">
            <text:p>13.6504</text:p>
          </table:table-cell>
          <table:table-cell office:value-type="float" office:value="0.5913" calcext:value-type="float">
            <text:p>0.5913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83031" calcext:value-type="float">
            <text:p>0.383031</text:p>
          </table:table-cell>
          <table:table-cell office:value-type="float" office:value="0.156109" calcext:value-type="float">
            <text:p>0.156109</text:p>
          </table:table-cell>
          <table:table-cell office:value-type="float" office:value="0.0295852" calcext:value-type="float">
            <text:p>0.0295852</text:p>
          </table:table-cell>
          <table:table-cell office:value-type="float" office:value="3.1418" calcext:value-type="float">
            <text:p>3.1418</text:p>
          </table:table-cell>
          <table:table-cell office:value-type="float" office:value="13.8862" calcext:value-type="float">
            <text:p>13.8862</text:p>
          </table:table-cell>
          <table:table-cell office:value-type="float" office:value="0.595336" calcext:value-type="float">
            <text:p>0.595336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79216" calcext:value-type="float">
            <text:p>0.379216</text:p>
          </table:table-cell>
          <table:table-cell office:value-type="float" office:value="0.153985" calcext:value-type="float">
            <text:p>0.153985</text:p>
          </table:table-cell>
          <table:table-cell office:value-type="float" office:value="0.0292402" calcext:value-type="float">
            <text:p>0.0292402</text:p>
          </table:table-cell>
          <table:table-cell office:value-type="float" office:value="3.29445" calcext:value-type="float">
            <text:p>3.29445</text:p>
          </table:table-cell>
          <table:table-cell office:value-type="float" office:value="13.4455" calcext:value-type="float">
            <text:p>13.4455</text:p>
          </table:table-cell>
          <table:table-cell office:value-type="float" office:value="0.588942" calcext:value-type="float">
            <text:p>0.588942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82978" calcext:value-type="float">
            <text:p>0.382978</text:p>
          </table:table-cell>
          <table:table-cell office:value-type="float" office:value="0.156382" calcext:value-type="float">
            <text:p>0.156382</text:p>
          </table:table-cell>
          <table:table-cell office:value-type="float" office:value="0.0298592" calcext:value-type="float">
            <text:p>0.0298592</text:p>
          </table:table-cell>
          <table:table-cell office:value-type="float" office:value="3.23846" calcext:value-type="float">
            <text:p>3.23846</text:p>
          </table:table-cell>
          <table:table-cell office:value-type="float" office:value="13.6788" calcext:value-type="float">
            <text:p>13.6788</text:p>
          </table:table-cell>
          <table:table-cell office:value-type="float" office:value="0.593011" calcext:value-type="float">
            <text:p>0.593011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8153" calcext:value-type="float">
            <text:p>0.38153</text:p>
          </table:table-cell>
          <table:table-cell office:value-type="float" office:value="0.155194" calcext:value-type="float">
            <text:p>0.155194</text:p>
          </table:table-cell>
          <table:table-cell office:value-type="float" office:value="0.029439" calcext:value-type="float">
            <text:p>0.029439</text:p>
          </table:table-cell>
          <table:table-cell office:value-type="float" office:value="3.22944" calcext:value-type="float">
            <text:p>3.22944</text:p>
          </table:table-cell>
          <table:table-cell office:value-type="float" office:value="13.644" calcext:value-type="float">
            <text:p>13.644</text:p>
          </table:table-cell>
          <table:table-cell office:value-type="float" office:value="0.592572" calcext:value-type="float">
            <text:p>0.592572</text:p>
          </table:table-cell>
          <table:table-cell table:number-columns-repeated="1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83519" calcext:value-type="float">
            <text:p>0.383519</text:p>
          </table:table-cell>
          <table:table-cell office:value-type="float" office:value="0.156813" calcext:value-type="float">
            <text:p>0.156813</text:p>
          </table:table-cell>
          <table:table-cell office:value-type="float" office:value="0.0300313" calcext:value-type="float">
            <text:p>0.0300313</text:p>
          </table:table-cell>
          <table:table-cell office:value-type="float" office:value="3.23924" calcext:value-type="float">
            <text:p>3.23924</text:p>
          </table:table-cell>
          <table:table-cell office:value-type="float" office:value="13.6969" calcext:value-type="float">
            <text:p>13.6969</text:p>
          </table:table-cell>
          <table:table-cell office:value-type="float" office:value="0.592912" calcext:value-type="float">
            <text:p>0.592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161713" calcext:value-type="float">
            <text:p>0.161713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000460062" calcext:value-type="float">
            <text:p>4.60062E-06</text:p>
          </table:table-cell>
          <table:table-cell office:value-type="float" office:value="0.573919" calcext:value-type="float">
            <text:p>0.573919</text:p>
          </table:table-cell>
          <table:table-cell office:value-type="float" office:value="1.16372" calcext:value-type="float">
            <text:p>1.16372</text:p>
          </table:table-cell>
          <table:table-cell office:value-type="float" office:value="0.41925" calcext:value-type="float">
            <text:p>0.4192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875" calcext:value-type="float">
            <text:p>0.0875</text:p>
          </table:table-cell>
          <table:table-cell office:value-type="float" office:value="0.0079875" calcext:value-type="float">
            <text:p>0.0079875</text:p>
          </table:table-cell>
          <table:table-cell office:value-type="float" office:value="0.0000748303" calcext:value-type="float">
            <text:p>7.48303E-05</text:p>
          </table:table-cell>
          <table:table-cell office:value-type="float" office:value="1.11736" calcext:value-type="float">
            <text:p>1.11736</text:p>
          </table:table-cell>
          <table:table-cell office:value-type="float" office:value="4.35838" calcext:value-type="float">
            <text:p>4.35838</text:p>
          </table:table-cell>
          <table:table-cell office:value-type="float" office:value="0.609038" calcext:value-type="float">
            <text:p>0.60903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125" calcext:value-type="float">
            <text:p>0.1125</text:p>
          </table:table-cell>
          <table:table-cell office:value-type="float" office:value="0.0133313" calcext:value-type="float">
            <text:p>0.0133313</text:p>
          </table:table-cell>
          <table:table-cell office:value-type="float" office:value="0.000208369" calcext:value-type="float">
            <text:p>0.000208369</text:p>
          </table:table-cell>
          <table:table-cell office:value-type="float" office:value="3.44717" calcext:value-type="float">
            <text:p>3.44717</text:p>
          </table:table-cell>
          <table:table-cell office:value-type="float" office:value="2.36374" calcext:value-type="float">
            <text:p>2.36374</text:p>
          </table:table-cell>
          <table:table-cell office:value-type="float" office:value="0.609186" calcext:value-type="float">
            <text:p>0.60918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98125" calcext:value-type="float">
            <text:p>0.098125</text:p>
          </table:table-cell>
          <table:table-cell office:value-type="float" office:value="0.0143938" calcext:value-type="float">
            <text:p>0.0143938</text:p>
          </table:table-cell>
          <table:table-cell office:value-type="float" office:value="0.000503484" calcext:value-type="float">
            <text:p>0.000503484</text:p>
          </table:table-cell>
          <table:table-cell office:value-type="float" office:value="2.70061" calcext:value-type="float">
            <text:p>2.70061</text:p>
          </table:table-cell>
          <table:table-cell office:value-type="float" office:value="3.40053" calcext:value-type="float">
            <text:p>3.40053</text:p>
          </table:table-cell>
          <table:table-cell office:value-type="float" office:value="0.189941" calcext:value-type="float">
            <text:p>0.189941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26719" calcext:value-type="float">
            <text:p>0.326719</text:p>
          </table:table-cell>
          <table:table-cell office:value-type="float" office:value="0.109779" calcext:value-type="float">
            <text:p>0.109779</text:p>
          </table:table-cell>
          <table:table-cell office:value-type="float" office:value="0.0132524" calcext:value-type="float">
            <text:p>0.0132524</text:p>
          </table:table-cell>
          <table:table-cell office:value-type="float" office:value="2.88578" calcext:value-type="float">
            <text:p>2.88578</text:p>
          </table:table-cell>
          <table:table-cell office:value-type="float" office:value="12.0513" calcext:value-type="float">
            <text:p>12.0513</text:p>
          </table:table-cell>
          <table:table-cell office:value-type="float" office:value="0.633448" calcext:value-type="float">
            <text:p>0.63344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66562" calcext:value-type="float">
            <text:p>0.366562</text:p>
          </table:table-cell>
          <table:table-cell office:value-type="float" office:value="0.142751" calcext:value-type="float">
            <text:p>0.142751</text:p>
          </table:table-cell>
          <table:table-cell office:value-type="float" office:value="0.0251634" calcext:value-type="float">
            <text:p>0.0251634</text:p>
          </table:table-cell>
          <table:table-cell office:value-type="float" office:value="3.35366" calcext:value-type="float">
            <text:p>3.35366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0.588384" calcext:value-type="float">
            <text:p>0.58838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33164" calcext:value-type="float">
            <text:p>0.333164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0155569" calcext:value-type="float">
            <text:p>0.0155569</text:p>
          </table:table-cell>
          <table:table-cell office:value-type="float" office:value="4.62419" calcext:value-type="float">
            <text:p>4.62419</text:p>
          </table:table-cell>
          <table:table-cell office:value-type="float" office:value="9.60318" calcext:value-type="float">
            <text:p>9.60318</text:p>
          </table:table-cell>
          <table:table-cell office:value-type="float" office:value="0.614088" calcext:value-type="float">
            <text:p>0.61408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80508" calcext:value-type="float">
            <text:p>0.380508</text:p>
          </table:table-cell>
          <table:table-cell office:value-type="float" office:value="0.151375" calcext:value-type="float">
            <text:p>0.151375</text:p>
          </table:table-cell>
          <table:table-cell office:value-type="float" office:value="0.0271082" calcext:value-type="float">
            <text:p>0.0271082</text:p>
          </table:table-cell>
          <table:table-cell office:value-type="float" office:value="2.99474" calcext:value-type="float">
            <text:p>2.99474</text:p>
          </table:table-cell>
          <table:table-cell office:value-type="float" office:value="14.012" calcext:value-type="float">
            <text:p>14.012</text:p>
          </table:table-cell>
          <table:table-cell office:value-type="float" office:value="0.605661" calcext:value-type="float">
            <text:p>0.605661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56504" calcext:value-type="float">
            <text:p>0.356504</text:p>
          </table:table-cell>
          <table:table-cell office:value-type="float" office:value="0.136445" calcext:value-type="float">
            <text:p>0.136445</text:p>
          </table:table-cell>
          <table:table-cell office:value-type="float" office:value="0.0235121" calcext:value-type="float">
            <text:p>0.0235121</text:p>
          </table:table-cell>
          <table:table-cell office:value-type="float" office:value="2.58848" calcext:value-type="float">
            <text:p>2.58848</text:p>
          </table:table-cell>
          <table:table-cell office:value-type="float" office:value="14.3243" calcext:value-type="float">
            <text:p>14.3243</text:p>
          </table:table-cell>
          <table:table-cell office:value-type="float" office:value="0.579024" calcext:value-type="float">
            <text:p>0.57902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4229" calcext:value-type="float">
            <text:p>0.34229</text:p>
          </table:table-cell>
          <table:table-cell office:value-type="float" office:value="0.12497" calcext:value-type="float">
            <text:p>0.12497</text:p>
          </table:table-cell>
          <table:table-cell office:value-type="float" office:value="0.0193817" calcext:value-type="float">
            <text:p>0.0193817</text:p>
          </table:table-cell>
          <table:table-cell office:value-type="float" office:value="3.5929" calcext:value-type="float">
            <text:p>3.5929</text:p>
          </table:table-cell>
          <table:table-cell office:value-type="float" office:value="11.4855" calcext:value-type="float">
            <text:p>11.4855</text:p>
          </table:table-cell>
          <table:table-cell office:value-type="float" office:value="0.586322" calcext:value-type="float">
            <text:p>0.586322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55811" calcext:value-type="float">
            <text:p>0.355811</text:p>
          </table:table-cell>
          <table:table-cell office:value-type="float" office:value="0.136813" calcext:value-type="float">
            <text:p>0.136813</text:p>
          </table:table-cell>
          <table:table-cell office:value-type="float" office:value="0.0236066" calcext:value-type="float">
            <text:p>0.0236066</text:p>
          </table:table-cell>
          <table:table-cell office:value-type="float" office:value="2.32724" calcext:value-type="float">
            <text:p>2.32724</text:p>
          </table:table-cell>
          <table:table-cell office:value-type="float" office:value="15.1661" calcext:value-type="float">
            <text:p>15.1661</text:p>
          </table:table-cell>
          <table:table-cell office:value-type="float" office:value="0.579608" calcext:value-type="float">
            <text:p>0.57960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46981" calcext:value-type="float">
            <text:p>0.346981</text:p>
          </table:table-cell>
          <table:table-cell office:value-type="float" office:value="0.12886" calcext:value-type="float">
            <text:p>0.12886</text:p>
          </table:table-cell>
          <table:table-cell office:value-type="float" office:value="0.0206851" calcext:value-type="float">
            <text:p>0.0206851</text:p>
          </table:table-cell>
          <table:table-cell office:value-type="float" office:value="3.03327" calcext:value-type="float">
            <text:p>3.03327</text:p>
          </table:table-cell>
          <table:table-cell office:value-type="float" office:value="12.7821" calcext:value-type="float">
            <text:p>12.7821</text:p>
          </table:table-cell>
          <table:table-cell office:value-type="float" office:value="0.58476" calcext:value-type="float">
            <text:p>0.5847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48923" calcext:value-type="float">
            <text:p>0.348923</text:p>
          </table:table-cell>
          <table:table-cell office:value-type="float" office:value="0.130528" calcext:value-type="float">
            <text:p>0.130528</text:p>
          </table:table-cell>
          <table:table-cell office:value-type="float" office:value="0.0213327" calcext:value-type="float">
            <text:p>0.0213327</text:p>
          </table:table-cell>
          <table:table-cell office:value-type="float" office:value="2.92966" calcext:value-type="float">
            <text:p>2.92966</text:p>
          </table:table-cell>
          <table:table-cell office:value-type="float" office:value="13.1091" calcext:value-type="float">
            <text:p>13.1091</text:p>
          </table:table-cell>
          <table:table-cell office:value-type="float" office:value="0.582635" calcext:value-type="float">
            <text:p>0.58263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48722" calcext:value-type="float">
            <text:p>0.348722</text:p>
          </table:table-cell>
          <table:table-cell office:value-type="float" office:value="0.130181" calcext:value-type="float">
            <text:p>0.130181</text:p>
          </table:table-cell>
          <table:table-cell office:value-type="float" office:value="0.0210328" calcext:value-type="float">
            <text:p>0.0210328</text:p>
          </table:table-cell>
          <table:table-cell office:value-type="float" office:value="3.08343" calcext:value-type="float">
            <text:p>3.08343</text:p>
          </table:table-cell>
          <table:table-cell office:value-type="float" office:value="12.74" calcext:value-type="float">
            <text:p>12.74</text:p>
          </table:table-cell>
          <table:table-cell office:value-type="float" office:value="0.586302" calcext:value-type="float">
            <text:p>0.586302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53064" calcext:value-type="float">
            <text:p>0.353064</text:p>
          </table:table-cell>
          <table:table-cell office:value-type="float" office:value="0.133095" calcext:value-type="float">
            <text:p>0.133095</text:p>
          </table:table-cell>
          <table:table-cell office:value-type="float" office:value="0.0218217" calcext:value-type="float">
            <text:p>0.0218217</text:p>
          </table:table-cell>
          <table:table-cell office:value-type="float" office:value="2.91885" calcext:value-type="float">
            <text:p>2.91885</text:p>
          </table:table-cell>
          <table:table-cell office:value-type="float" office:value="13.2708" calcext:value-type="float">
            <text:p>13.2708</text:p>
          </table:table-cell>
          <table:table-cell office:value-type="float" office:value="0.589377" calcext:value-type="float">
            <text:p>0.58937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47201" calcext:value-type="float">
            <text:p>0.347201</text:p>
          </table:table-cell>
          <table:table-cell office:value-type="float" office:value="0.12945" calcext:value-type="float">
            <text:p>0.12945</text:p>
          </table:table-cell>
          <table:table-cell office:value-type="float" office:value="0.0209127" calcext:value-type="float">
            <text:p>0.0209127</text:p>
          </table:table-cell>
          <table:table-cell office:value-type="float" office:value="3.04411" calcext:value-type="float">
            <text:p>3.04411</text:p>
          </table:table-cell>
          <table:table-cell office:value-type="float" office:value="12.7889" calcext:value-type="float">
            <text:p>12.7889</text:p>
          </table:table-cell>
          <table:table-cell office:value-type="float" office:value="0.584007" calcext:value-type="float">
            <text:p>0.58400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51204" calcext:value-type="float">
            <text:p>0.351204</text:p>
          </table:table-cell>
          <table:table-cell office:value-type="float" office:value="0.132154" calcext:value-type="float">
            <text:p>0.132154</text:p>
          </table:table-cell>
          <table:table-cell office:value-type="float" office:value="0.0216731" calcext:value-type="float">
            <text:p>0.0216731</text:p>
          </table:table-cell>
          <table:table-cell office:value-type="float" office:value="3.0407" calcext:value-type="float">
            <text:p>3.040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0.586343" calcext:value-type="float">
            <text:p>0.58634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49792" calcext:value-type="float">
            <text:p>0.349792</text:p>
          </table:table-cell>
          <table:table-cell office:value-type="float" office:value="0.131166" calcext:value-type="float">
            <text:p>0.131166</text:p>
          </table:table-cell>
          <table:table-cell office:value-type="float" office:value="0.0213768" calcext:value-type="float">
            <text:p>0.0213768</text:p>
          </table:table-cell>
          <table:table-cell office:value-type="float" office:value="3.02371" calcext:value-type="float">
            <text:p>3.02371</text:p>
          </table:table-cell>
          <table:table-cell office:value-type="float" office:value="12.9247" calcext:value-type="float">
            <text:p>12.9247</text:p>
          </table:table-cell>
          <table:table-cell office:value-type="float" office:value="0.585832" calcext:value-type="float">
            <text:p>0.585832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49977" calcext:value-type="float">
            <text:p>0.349977</text:p>
          </table:table-cell>
          <table:table-cell office:value-type="float" office:value="0.131226" calcext:value-type="float">
            <text:p>0.131226</text:p>
          </table:table-cell>
          <table:table-cell office:value-type="float" office:value="0.021381" calcext:value-type="float">
            <text:p>0.021381</text:p>
          </table:table-cell>
          <table:table-cell office:value-type="float" office:value="3.05519" calcext:value-type="float">
            <text:p>3.05519</text:p>
          </table:table-cell>
          <table:table-cell office:value-type="float" office:value="12.8569" calcext:value-type="float">
            <text:p>12.8569</text:p>
          </table:table-cell>
          <table:table-cell office:value-type="float" office:value="0.586127" calcext:value-type="float">
            <text:p>0.5861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001296" calcext:value-type="float">
            <text:p>1.296E-05</text:p>
          </table:table-cell>
          <table:table-cell office:value-type="float" office:value="0.912129" calcext:value-type="float">
            <text:p>0.912129</text:p>
          </table:table-cell>
          <table:table-cell office:value-type="float" office:value="2.43149" calcext:value-type="float">
            <text:p>2.43149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0.000012085" calcext:value-type="float">
            <text:p>1.2085E-05</text:p>
          </table:table-cell>
          <table:table-cell office:value-type="float" office:value="0.771867" calcext:value-type="float">
            <text:p>0.771867</text:p>
          </table:table-cell>
          <table:table-cell office:value-type="float" office:value="1.95282" calcext:value-type="float">
            <text:p>1.95282</text:p>
          </table:table-cell>
          <table:table-cell office:value-type="float" office:value="0.426368" calcext:value-type="float">
            <text:p>0.426368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8625" calcext:value-type="float">
            <text:p>0.18625</text:p>
          </table:table-cell>
          <table:table-cell office:value-type="float" office:value="0.0353313" calcext:value-type="float">
            <text:p>0.0353313</text:p>
          </table:table-cell>
          <table:table-cell office:value-type="float" office:value="0.00133874" calcext:value-type="float">
            <text:p>0.00133874</text:p>
          </table:table-cell>
          <table:table-cell office:value-type="float" office:value="4.06504" calcext:value-type="float">
            <text:p>4.06504</text:p>
          </table:table-cell>
          <table:table-cell office:value-type="float" office:value="5.02997" calcext:value-type="float">
            <text:p>5.02997</text:p>
          </table:table-cell>
          <table:table-cell office:value-type="float" office:value="0.642515" calcext:value-type="float">
            <text:p>0.642515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6875" calcext:value-type="float">
            <text:p>0.186875</text:p>
          </table:table-cell>
          <table:table-cell office:value-type="float" office:value="0.0359719" calcext:value-type="float">
            <text:p>0.0359719</text:p>
          </table:table-cell>
          <table:table-cell office:value-type="float" office:value="0.0014292" calcext:value-type="float">
            <text:p>0.0014292</text:p>
          </table:table-cell>
          <table:table-cell office:value-type="float" office:value="5.65503" calcext:value-type="float">
            <text:p>5.65503</text:p>
          </table:table-cell>
          <table:table-cell office:value-type="float" office:value="3.9721" calcext:value-type="float">
            <text:p>3.9721</text:p>
          </table:table-cell>
          <table:table-cell office:value-type="float" office:value="0.631832" calcext:value-type="float">
            <text:p>0.631832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35313" calcext:value-type="float">
            <text:p>0.235313</text:p>
          </table:table-cell>
          <table:table-cell office:value-type="float" office:value="0.0580797" calcext:value-type="float">
            <text:p>0.0580797</text:p>
          </table:table-cell>
          <table:table-cell office:value-type="float" office:value="0.00390868" calcext:value-type="float">
            <text:p>0.00390868</text:p>
          </table:table-cell>
          <table:table-cell office:value-type="float" office:value="1.35698" calcext:value-type="float">
            <text:p>1.35698</text:p>
          </table:table-cell>
          <table:table-cell office:value-type="float" office:value="12.8329" calcext:value-type="float">
            <text:p>12.8329</text:p>
          </table:table-cell>
          <table:table-cell office:value-type="float" office:value="0.613757" calcext:value-type="float">
            <text:p>0.613757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40781" calcext:value-type="float">
            <text:p>0.340781</text:p>
          </table:table-cell>
          <table:table-cell office:value-type="float" office:value="0.121102" calcext:value-type="float">
            <text:p>0.121102</text:p>
          </table:table-cell>
          <table:table-cell office:value-type="float" office:value="0.0173859" calcext:value-type="float">
            <text:p>0.0173859</text:p>
          </table:table-cell>
          <table:table-cell office:value-type="float" office:value="3.00808" calcext:value-type="float">
            <text:p>3.00808</text:p>
          </table:table-cell>
          <table:table-cell office:value-type="float" office:value="12.4216" calcext:value-type="float">
            <text:p>12.4216</text:p>
          </table:table-cell>
          <table:table-cell office:value-type="float" office:value="0.604842" calcext:value-type="float">
            <text:p>0.604842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4844" calcext:value-type="float">
            <text:p>0.334844</text:p>
          </table:table-cell>
          <table:table-cell office:value-type="float" office:value="0.122387" calcext:value-type="float">
            <text:p>0.122387</text:p>
          </table:table-cell>
          <table:table-cell office:value-type="float" office:value="0.0207667" calcext:value-type="float">
            <text:p>0.0207667</text:p>
          </table:table-cell>
          <table:table-cell office:value-type="float" office:value="3.34555" calcext:value-type="float">
            <text:p>3.34555</text:p>
          </table:table-cell>
          <table:table-cell office:value-type="float" office:value="11.8013" calcext:value-type="float">
            <text:p>11.8013</text:p>
          </table:table-cell>
          <table:table-cell office:value-type="float" office:value="0.537855" calcext:value-type="float">
            <text:p>0.537855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75" calcext:value-type="float">
            <text:p>0.3575</text:p>
          </table:table-cell>
          <table:table-cell office:value-type="float" office:value="0.133798" calcext:value-type="float">
            <text:p>0.133798</text:p>
          </table:table-cell>
          <table:table-cell office:value-type="float" office:value="0.0212515" calcext:value-type="float">
            <text:p>0.0212515</text:p>
          </table:table-cell>
          <table:table-cell office:value-type="float" office:value="1.85612" calcext:value-type="float">
            <text:p>1.85612</text:p>
          </table:table-cell>
          <table:table-cell office:value-type="float" office:value="16.8626" calcext:value-type="float">
            <text:p>16.8626</text:p>
          </table:table-cell>
          <table:table-cell office:value-type="float" office:value="0.604296" calcext:value-type="float">
            <text:p>0.604296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99844" calcext:value-type="float">
            <text:p>0.299844</text:p>
          </table:table-cell>
          <table:table-cell office:value-type="float" office:value="0.100001" calcext:value-type="float">
            <text:p>0.100001</text:p>
          </table:table-cell>
          <table:table-cell office:value-type="float" office:value="0.013498" calcext:value-type="float">
            <text:p>0.013498</text:p>
          </table:table-cell>
          <table:table-cell office:value-type="float" office:value="2.11538" calcext:value-type="float">
            <text:p>2.11538</text:p>
          </table:table-cell>
          <table:table-cell office:value-type="float" office:value="13.5262" calcext:value-type="float">
            <text:p>13.5262</text:p>
          </table:table-cell>
          <table:table-cell office:value-type="float" office:value="0.550079" calcext:value-type="float">
            <text:p>0.550079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14932" calcext:value-type="float">
            <text:p>0.314932</text:p>
          </table:table-cell>
          <table:table-cell office:value-type="float" office:value="0.106143" calcext:value-type="float">
            <text:p>0.106143</text:p>
          </table:table-cell>
          <table:table-cell office:value-type="float" office:value="0.0145023" calcext:value-type="float">
            <text:p>0.0145023</text:p>
          </table:table-cell>
          <table:table-cell office:value-type="float" office:value="3.09503" calcext:value-type="float">
            <text:p>3.09503</text:p>
          </table:table-cell>
          <table:table-cell office:value-type="float" office:value="11.3985" calcext:value-type="float">
            <text:p>11.3985</text:p>
          </table:table-cell>
          <table:table-cell office:value-type="float" office:value="0.570929" calcext:value-type="float">
            <text:p>0.570929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36426" calcext:value-type="float">
            <text:p>0.336426</text:p>
          </table:table-cell>
          <table:table-cell office:value-type="float" office:value="0.122151" calcext:value-type="float">
            <text:p>0.122151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2.72505" calcext:value-type="float">
            <text:p>2.72505</text:p>
          </table:table-cell>
          <table:table-cell office:value-type="float" office:value="13.1513" calcext:value-type="float">
            <text:p>13.1513</text:p>
          </table:table-cell>
          <table:table-cell office:value-type="float" office:value="0.56589" calcext:value-type="float">
            <text:p>0.56589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327202" calcext:value-type="float">
            <text:p>0.327202</text:p>
          </table:table-cell>
          <table:table-cell office:value-type="float" office:value="0.115954" calcext:value-type="float">
            <text:p>0.115954</text:p>
          </table:table-cell>
          <table:table-cell office:value-type="float" office:value="0.0172758" calcext:value-type="float">
            <text:p>0.0172758</text:p>
          </table:table-cell>
          <table:table-cell office:value-type="float" office:value="2.63967" calcext:value-type="float">
            <text:p>2.63967</text:p>
          </table:table-cell>
          <table:table-cell office:value-type="float" office:value="13.011" calcext:value-type="float">
            <text:p>13.011</text:p>
          </table:table-cell>
          <table:table-cell office:value-type="float" office:value="0.571699" calcext:value-type="float">
            <text:p>0.571699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30739" calcext:value-type="float">
            <text:p>0.330739</text:p>
          </table:table-cell>
          <table:table-cell office:value-type="float" office:value="0.11773" calcext:value-type="float">
            <text:p>0.11773</text:p>
          </table:table-cell>
          <table:table-cell office:value-type="float" office:value="0.0173708" calcext:value-type="float">
            <text:p>0.0173708</text:p>
          </table:table-cell>
          <table:table-cell office:value-type="float" office:value="3.01828" calcext:value-type="float">
            <text:p>3.01828</text:p>
          </table:table-cell>
          <table:table-cell office:value-type="float" office:value="12.2137" calcext:value-type="float">
            <text:p>12.2137</text:p>
          </table:table-cell>
          <table:table-cell office:value-type="float" office:value="0.582244" calcext:value-type="float">
            <text:p>0.582244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24792" calcext:value-type="float">
            <text:p>0.324792</text:p>
          </table:table-cell>
          <table:table-cell office:value-type="float" office:value="0.11331" calcext:value-type="float">
            <text:p>0.11331</text:p>
          </table:table-cell>
          <table:table-cell office:value-type="float" office:value="0.0161463" calcext:value-type="float">
            <text:p>0.0161463</text:p>
          </table:table-cell>
          <table:table-cell office:value-type="float" office:value="2.90671" calcext:value-type="float">
            <text:p>2.90671</text:p>
          </table:table-cell>
          <table:table-cell office:value-type="float" office:value="12.2098" calcext:value-type="float">
            <text:p>12.2098</text:p>
          </table:table-cell>
          <table:table-cell office:value-type="float" office:value="0.580807" calcext:value-type="float">
            <text:p>0.580807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25399" calcext:value-type="float">
            <text:p>0.325399</text:p>
          </table:table-cell>
          <table:table-cell office:value-type="float" office:value="0.114319" calcext:value-type="float">
            <text:p>0.114319</text:p>
          </table:table-cell>
          <table:table-cell office:value-type="float" office:value="0.0165735" calcext:value-type="float">
            <text:p>0.0165735</text:p>
          </table:table-cell>
          <table:table-cell office:value-type="float" office:value="2.72785" calcext:value-type="float">
            <text:p>2.72785</text:p>
          </table:table-cell>
          <table:table-cell office:value-type="float" office:value="12.69" calcext:value-type="float">
            <text:p>12.69</text:p>
          </table:table-cell>
          <table:table-cell office:value-type="float" office:value="0.577275" calcext:value-type="float">
            <text:p>0.577275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28178" calcext:value-type="float">
            <text:p>0.328178</text:p>
          </table:table-cell>
          <table:table-cell office:value-type="float" office:value="0.115333" calcext:value-type="float">
            <text:p>0.115333</text:p>
          </table:table-cell>
          <table:table-cell office:value-type="float" office:value="0.0165617" calcext:value-type="float">
            <text:p>0.0165617</text:p>
          </table:table-cell>
          <table:table-cell office:value-type="float" office:value="2.84262" calcext:value-type="float">
            <text:p>2.84262</text:p>
          </table:table-cell>
          <table:table-cell office:value-type="float" office:value="12.4731" calcext:value-type="float">
            <text:p>12.4731</text:p>
          </table:table-cell>
          <table:table-cell office:value-type="float" office:value="0.584974" calcext:value-type="float">
            <text:p>0.584974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26969" calcext:value-type="float">
            <text:p>0.326969</text:p>
          </table:table-cell>
          <table:table-cell office:value-type="float" office:value="0.114839" calcext:value-type="float">
            <text:p>0.114839</text:p>
          </table:table-cell>
          <table:table-cell office:value-type="float" office:value="0.0165162" calcext:value-type="float">
            <text:p>0.0165162</text:p>
          </table:table-cell>
          <table:table-cell office:value-type="float" office:value="2.78433" calcext:value-type="float">
            <text:p>2.78433</text:p>
          </table:table-cell>
          <table:table-cell office:value-type="float" office:value="12.5827" calcext:value-type="float">
            <text:p>12.5827</text:p>
          </table:table-cell>
          <table:table-cell office:value-type="float" office:value="0.582543" calcext:value-type="float">
            <text:p>0.582543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26754" calcext:value-type="float">
            <text:p>0.326754</text:p>
          </table:table-cell>
          <table:table-cell office:value-type="float" office:value="0.114678" calcext:value-type="float">
            <text:p>0.114678</text:p>
          </table:table-cell>
          <table:table-cell office:value-type="float" office:value="0.0164841" calcext:value-type="float">
            <text:p>0.0164841</text:p>
          </table:table-cell>
          <table:table-cell office:value-type="float" office:value="2.79867" calcext:value-type="float">
            <text:p>2.79867</text:p>
          </table:table-cell>
          <table:table-cell office:value-type="float" office:value="12.5389" calcext:value-type="float">
            <text:p>12.5389</text:p>
          </table:table-cell>
          <table:table-cell office:value-type="float" office:value="0.582183" calcext:value-type="float">
            <text:p>0.582183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28035" calcext:value-type="float">
            <text:p>0.328035</text:p>
          </table:table-cell>
          <table:table-cell office:value-type="float" office:value="0.115507" calcext:value-type="float">
            <text:p>0.115507</text:p>
          </table:table-cell>
          <table:table-cell office:value-type="float" office:value="0.0166738" calcext:value-type="float">
            <text:p>0.0166738</text:p>
          </table:table-cell>
          <table:table-cell office:value-type="float" office:value="2.80935" calcext:value-type="float">
            <text:p>2.80935</text:p>
          </table:table-cell>
          <table:table-cell office:value-type="float" office:value="12.5617" calcext:value-type="float">
            <text:p>12.5617</text:p>
          </table:table-cell>
          <table:table-cell office:value-type="float" office:value="0.583423" calcext:value-type="float">
            <text:p>0.583423</text:p>
          </table:table-cell>
          <table:table-cell table:number-columns-repeated="1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26603" calcext:value-type="float">
            <text:p>0.326603</text:p>
          </table:table-cell>
          <table:table-cell office:value-type="float" office:value="0.11446" calcext:value-type="float">
            <text:p>0.11446</text:p>
          </table:table-cell>
          <table:table-cell office:value-type="float" office:value="0.0163643" calcext:value-type="float">
            <text:p>0.0163643</text:p>
          </table:table-cell>
          <table:table-cell office:value-type="float" office:value="2.80797" calcext:value-type="float">
            <text:p>2.80797</text:p>
          </table:table-cell>
          <table:table-cell office:value-type="float" office:value="12.5042" calcext:value-type="float">
            <text:p>12.5042</text:p>
          </table:table-cell>
          <table:table-cell office:value-type="float" office:value="0.583639" calcext:value-type="float">
            <text:p>0.5836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2.21504" calcext:value-type="float">
            <text:p>2.21504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5" calcext:value-type="float">
            <text:p>0.115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0.000176885" calcext:value-type="float">
            <text:p>0.000176885</text:p>
          </table:table-cell>
          <table:table-cell office:value-type="float" office:value="0.488695" calcext:value-type="float">
            <text:p>0.488695</text:p>
          </table:table-cell>
          <table:table-cell office:value-type="float" office:value="10.0288" calcext:value-type="float">
            <text:p>10.0288</text:p>
          </table:table-cell>
          <table:table-cell office:value-type="float" office:value="0.664156" calcext:value-type="float">
            <text:p>0.664156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625" calcext:value-type="float">
            <text:p>0.15625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00761703" calcext:value-type="float">
            <text:p>0.000761703</text:p>
          </table:table-cell>
          <table:table-cell office:value-type="float" office:value="2.06584" calcext:value-type="float">
            <text:p>2.06584</text:p>
          </table:table-cell>
          <table:table-cell office:value-type="float" office:value="6.33741" calcext:value-type="float">
            <text:p>6.33741</text:p>
          </table:table-cell>
          <table:table-cell office:value-type="float" office:value="0.608574" calcext:value-type="float">
            <text:p>0.608574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025" calcext:value-type="float">
            <text:p>0.2025</text:p>
          </table:table-cell>
          <table:table-cell office:value-type="float" office:value="0.0438937" calcext:value-type="float">
            <text:p>0.0438937</text:p>
          </table:table-cell>
          <table:table-cell office:value-type="float" office:value="0.0025102" calcext:value-type="float">
            <text:p>0.0025102</text:p>
          </table:table-cell>
          <table:table-cell office:value-type="float" office:value="1.39524" calcext:value-type="float">
            <text:p>1.39524</text:p>
          </table:table-cell>
          <table:table-cell office:value-type="float" office:value="10.8784" calcext:value-type="float">
            <text:p>10.8784</text:p>
          </table:table-cell>
          <table:table-cell office:value-type="float" office:value="0.565708" calcext:value-type="float">
            <text:p>0.565708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025" calcext:value-type="float">
            <text:p>0.3025</text:p>
          </table:table-cell>
          <table:table-cell office:value-type="float" office:value="0.0928563" calcext:value-type="float">
            <text:p>0.0928563</text:p>
          </table:table-cell>
          <table:table-cell office:value-type="float" office:value="0.00910893" calcext:value-type="float">
            <text:p>0.00910893</text:p>
          </table:table-cell>
          <table:table-cell office:value-type="float" office:value="1.00918" calcext:value-type="float">
            <text:p>1.00918</text:p>
          </table:table-cell>
          <table:table-cell office:value-type="float" office:value="19.1253" calcext:value-type="float">
            <text:p>19.1253</text:p>
          </table:table-cell>
          <table:table-cell office:value-type="float" office:value="0.647853" calcext:value-type="float">
            <text:p>0.647853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84531" calcext:value-type="float">
            <text:p>0.284531</text:p>
          </table:table-cell>
          <table:table-cell office:value-type="float" office:value="0.0852352" calcext:value-type="float">
            <text:p>0.0852352</text:p>
          </table:table-cell>
          <table:table-cell office:value-type="float" office:value="0.00877624" calcext:value-type="float">
            <text:p>0.00877624</text:p>
          </table:table-cell>
          <table:table-cell office:value-type="float" office:value="4.32335" calcext:value-type="float">
            <text:p>4.32335</text:p>
          </table:table-cell>
          <table:table-cell office:value-type="float" office:value="8.38729" calcext:value-type="float">
            <text:p>8.38729</text:p>
          </table:table-cell>
          <table:table-cell office:value-type="float" office:value="0.59733" calcext:value-type="float">
            <text:p>0.59733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3828" calcext:value-type="float">
            <text:p>0.333828</text:p>
          </table:table-cell>
          <table:table-cell office:value-type="float" office:value="0.115561" calcext:value-type="float">
            <text:p>0.115561</text:p>
          </table:table-cell>
          <table:table-cell office:value-type="float" office:value="0.0151785" calcext:value-type="float">
            <text:p>0.0151785</text:p>
          </table:table-cell>
          <table:table-cell office:value-type="float" office:value="1.98257" calcext:value-type="float">
            <text:p>1.98257</text:p>
          </table:table-cell>
          <table:table-cell office:value-type="float" office:value="15.0987" calcext:value-type="float">
            <text:p>15.0987</text:p>
          </table:table-cell>
          <table:table-cell office:value-type="float" office:value="0.621136" calcext:value-type="float">
            <text:p>0.621136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3711" calcext:value-type="float">
            <text:p>0.313711</text:p>
          </table:table-cell>
          <table:table-cell office:value-type="float" office:value="0.106576" calcext:value-type="float">
            <text:p>0.106576</text:p>
          </table:table-cell>
          <table:table-cell office:value-type="float" office:value="0.0142895" calcext:value-type="float">
            <text:p>0.0142895</text:p>
          </table:table-cell>
          <table:table-cell office:value-type="float" office:value="2.81387" calcext:value-type="float">
            <text:p>2.81387</text:p>
          </table:table-cell>
          <table:table-cell office:value-type="float" office:value="12.0232" calcext:value-type="float">
            <text:p>12.0232</text:p>
          </table:table-cell>
          <table:table-cell office:value-type="float" office:value="0.580652" calcext:value-type="float">
            <text:p>0.580652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9043" calcext:value-type="float">
            <text:p>0.309043</text:p>
          </table:table-cell>
          <table:table-cell office:value-type="float" office:value="0.102487" calcext:value-type="float">
            <text:p>0.102487</text:p>
          </table:table-cell>
          <table:table-cell office:value-type="float" office:value="0.0130188" calcext:value-type="float">
            <text:p>0.0130188</text:p>
          </table:table-cell>
          <table:table-cell office:value-type="float" office:value="2.94967" calcext:value-type="float">
            <text:p>2.94967</text:p>
          </table:table-cell>
          <table:table-cell office:value-type="float" office:value="11.4789" calcext:value-type="float">
            <text:p>11.4789</text:p>
          </table:table-cell>
          <table:table-cell office:value-type="float" office:value="0.586848" calcext:value-type="float">
            <text:p>0.586848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07783" calcext:value-type="float">
            <text:p>0.307783</text:p>
          </table:table-cell>
          <table:table-cell office:value-type="float" office:value="0.100709" calcext:value-type="float">
            <text:p>0.100709</text:p>
          </table:table-cell>
          <table:table-cell office:value-type="float" office:value="0.0125605" calcext:value-type="float">
            <text:p>0.0125605</text:p>
          </table:table-cell>
          <table:table-cell office:value-type="float" office:value="2.53384" calcext:value-type="float">
            <text:p>2.53384</text:p>
          </table:table-cell>
          <table:table-cell office:value-type="float" office:value="12.3369" calcext:value-type="float">
            <text:p>12.3369</text:p>
          </table:table-cell>
          <table:table-cell office:value-type="float" office:value="0.587192" calcext:value-type="float">
            <text:p>0.587192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1973" calcext:value-type="float">
            <text:p>0.301973</text:p>
          </table:table-cell>
          <table:table-cell office:value-type="float" office:value="0.0980518" calcext:value-type="float">
            <text:p>0.0980518</text:p>
          </table:table-cell>
          <table:table-cell office:value-type="float" office:value="0.012201" calcext:value-type="float">
            <text:p>0.012201</text:p>
          </table:table-cell>
          <table:table-cell office:value-type="float" office:value="2.69725" calcext:value-type="float">
            <text:p>2.69725</text:p>
          </table:table-cell>
          <table:table-cell office:value-type="float" office:value="11.7615" calcext:value-type="float">
            <text:p>11.7615</text:p>
          </table:table-cell>
          <table:table-cell office:value-type="float" office:value="0.576977" calcext:value-type="float">
            <text:p>0.576977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8025" calcext:value-type="float">
            <text:p>0.298025</text:p>
          </table:table-cell>
          <table:table-cell office:value-type="float" office:value="0.0968631" calcext:value-type="float">
            <text:p>0.0968631</text:p>
          </table:table-cell>
          <table:table-cell office:value-type="float" office:value="0.0122484" calcext:value-type="float">
            <text:p>0.0122484</text:p>
          </table:table-cell>
          <table:table-cell office:value-type="float" office:value="2.90156" calcext:value-type="float">
            <text:p>2.90156</text:p>
          </table:table-cell>
          <table:table-cell office:value-type="float" office:value="11.2338" calcext:value-type="float">
            <text:p>11.2338</text:p>
          </table:table-cell>
          <table:table-cell office:value-type="float" office:value="0.56485" calcext:value-type="float">
            <text:p>0.56485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12891" calcext:value-type="float">
            <text:p>0.312891</text:p>
          </table:table-cell>
          <table:table-cell office:value-type="float" office:value="0.105039" calcext:value-type="float">
            <text:p>0.105039</text:p>
          </table:table-cell>
          <table:table-cell office:value-type="float" office:value="0.0138676" calcext:value-type="float">
            <text:p>0.0138676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12.8418" calcext:value-type="float">
            <text:p>12.8418</text:p>
          </table:table-cell>
          <table:table-cell office:value-type="float" office:value="0.581032" calcext:value-type="float">
            <text:p>0.581032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11179" calcext:value-type="float">
            <text:p>0.311179</text:p>
          </table:table-cell>
          <table:table-cell office:value-type="float" office:value="0.103385" calcext:value-type="float">
            <text:p>0.103385</text:p>
          </table:table-cell>
          <table:table-cell office:value-type="float" office:value="0.013218" calcext:value-type="float">
            <text:p>0.013218</text:p>
          </table:table-cell>
          <table:table-cell office:value-type="float" office:value="2.71744" calcext:value-type="float">
            <text:p>2.71744</text:p>
          </table:table-cell>
          <table:table-cell office:value-type="float" office:value="12.052" calcext:value-type="float">
            <text:p>12.052</text:p>
          </table:table-cell>
          <table:table-cell office:value-type="float" office:value="0.587783" calcext:value-type="float">
            <text:p>0.587783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9303" calcext:value-type="float">
            <text:p>0.309303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132423" calcext:value-type="float">
            <text:p>0.0132423</text:p>
          </table:table-cell>
          <table:table-cell office:value-type="float" office:value="2.75927" calcext:value-type="float">
            <text:p>2.75927</text:p>
          </table:table-cell>
          <table:table-cell office:value-type="float" office:value="11.9112" calcext:value-type="float">
            <text:p>11.9112</text:p>
          </table:table-cell>
          <table:table-cell office:value-type="float" office:value="0.581494" calcext:value-type="float">
            <text:p>0.581494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306048" calcext:value-type="float">
            <text:p>0.306048</text:p>
          </table:table-cell>
          <table:table-cell office:value-type="float" office:value="0.100906" calcext:value-type="float">
            <text:p>0.100906</text:p>
          </table:table-cell>
          <table:table-cell office:value-type="float" office:value="0.0129062" calcext:value-type="float">
            <text:p>0.0129062</text:p>
          </table:table-cell>
          <table:table-cell office:value-type="float" office:value="2.54297" calcext:value-type="float">
            <text:p>2.54297</text:p>
          </table:table-cell>
          <table:table-cell office:value-type="float" office:value="12.326" calcext:value-type="float">
            <text:p>12.326</text:p>
          </table:table-cell>
          <table:table-cell office:value-type="float" office:value="0.577481" calcext:value-type="float">
            <text:p>0.577481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311284" calcext:value-type="float">
            <text:p>0.311284</text:p>
          </table:table-cell>
          <table:table-cell office:value-type="float" office:value="0.104129" calcext:value-type="float">
            <text:p>0.104129</text:p>
          </table:table-cell>
          <table:table-cell office:value-type="float" office:value="0.0136219" calcext:value-type="float">
            <text:p>0.0136219</text:p>
          </table:table-cell>
          <table:table-cell office:value-type="float" office:value="2.55788" calcext:value-type="float">
            <text:p>2.55788</text:p>
          </table:table-cell>
          <table:table-cell office:value-type="float" office:value="12.4954" calcext:value-type="float">
            <text:p>12.4954</text:p>
          </table:table-cell>
          <table:table-cell office:value-type="float" office:value="0.581232" calcext:value-type="float">
            <text:p>0.581232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309283" calcext:value-type="float">
            <text:p>0.309283</text:p>
          </table:table-cell>
          <table:table-cell office:value-type="float" office:value="0.102821" calcext:value-type="float">
            <text:p>0.102821</text:p>
          </table:table-cell>
          <table:table-cell office:value-type="float" office:value="0.0132909" calcext:value-type="float">
            <text:p>0.0132909</text:p>
          </table:table-cell>
          <table:table-cell office:value-type="float" office:value="2.57113" calcext:value-type="float">
            <text:p>2.57113</text:p>
          </table:table-cell>
          <table:table-cell office:value-type="float" office:value="12.3774" calcext:value-type="float">
            <text:p>12.3774</text:p>
          </table:table-cell>
          <table:table-cell office:value-type="float" office:value="0.580947" calcext:value-type="float">
            <text:p>0.580947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310266" calcext:value-type="float">
            <text:p>0.310266</text:p>
          </table:table-cell>
          <table:table-cell office:value-type="float" office:value="0.103404" calcext:value-type="float">
            <text:p>0.103404</text:p>
          </table:table-cell>
          <table:table-cell office:value-type="float" office:value="0.0134149" calcext:value-type="float">
            <text:p>0.0134149</text:p>
          </table:table-cell>
          <table:table-cell office:value-type="float" office:value="2.61651" calcext:value-type="float">
            <text:p>2.61651</text:p>
          </table:table-cell>
          <table:table-cell office:value-type="float" office:value="12.2994" calcext:value-type="float">
            <text:p>12.2994</text:p>
          </table:table-cell>
          <table:table-cell office:value-type="float" office:value="0.581794" calcext:value-type="float">
            <text:p>0.581794</text:p>
          </table:table-cell>
          <table:table-cell table:number-columns-repeated="1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310186" calcext:value-type="float">
            <text:p>0.310186</text:p>
          </table:table-cell>
          <table:table-cell office:value-type="float" office:value="0.103326" calcext:value-type="float">
            <text:p>0.103326</text:p>
          </table:table-cell>
          <table:table-cell office:value-type="float" office:value="0.0133816" calcext:value-type="float">
            <text:p>0.0133816</text:p>
          </table:table-cell>
          <table:table-cell office:value-type="float" office:value="2.59376" calcext:value-type="float">
            <text:p>2.59376</text:p>
          </table:table-cell>
          <table:table-cell office:value-type="float" office:value="12.3519" calcext:value-type="float">
            <text:p>12.3519</text:p>
          </table:table-cell>
          <table:table-cell office:value-type="float" office:value="0.582198" calcext:value-type="float">
            <text:p>0.5821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4.47797" calcext:value-type="float">
            <text:p>4.47797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08" calcext:value-type="float">
            <text:p>8E-08</text:p>
          </table:table-cell>
          <table:table-cell office:value-type="float" office:value="4.37412" calcext:value-type="float">
            <text:p>4.37412</text:p>
          </table:table-cell>
          <table:table-cell office:value-type="string" calcext:value-type="string">
            <text:p>-nan</text:p>
          </table:table-cell>
          <table:table-cell office:value-type="float" office:value="0.333333" calcext:value-type="float">
            <text:p>0.333333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01875" calcext:value-type="float">
            <text:p>0.0101875</text:p>
          </table:table-cell>
          <table:table-cell office:value-type="float" office:value="0.00011093" calcext:value-type="float">
            <text:p>0.00011093</text:p>
          </table:table-cell>
          <table:table-cell office:value-type="float" office:value="6.05217" calcext:value-type="float">
            <text:p>6.05217</text:p>
          </table:table-cell>
          <table:table-cell office:value-type="string" calcext:value-type="string">
            <text:p>-nan</text:p>
          </table:table-cell>
          <table:table-cell office:value-type="float" office:value="0.643718" calcext:value-type="float">
            <text:p>0.643718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26875" calcext:value-type="float">
            <text:p>0.226875</text:p>
          </table:table-cell>
          <table:table-cell office:value-type="float" office:value="0.0575781" calcext:value-type="float">
            <text:p>0.0575781</text:p>
          </table:table-cell>
          <table:table-cell office:value-type="float" office:value="0.00440613" calcext:value-type="float">
            <text:p>0.00440613</text:p>
          </table:table-cell>
          <table:table-cell office:value-type="float" office:value="3.58991" calcext:value-type="float">
            <text:p>3.58991</text:p>
          </table:table-cell>
          <table:table-cell office:value-type="float" office:value="7.43804" calcext:value-type="float">
            <text:p>7.43804</text:p>
          </table:table-cell>
          <table:table-cell office:value-type="float" office:value="0.556982" calcext:value-type="float">
            <text:p>0.556982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0563656" calcext:value-type="float">
            <text:p>0.0563656</text:p>
          </table:table-cell>
          <table:table-cell office:value-type="float" office:value="0.00372204" calcext:value-type="float">
            <text:p>0.00372204</text:p>
          </table:table-cell>
          <table:table-cell office:value-type="float" office:value="2.58887" calcext:value-type="float">
            <text:p>2.58887</text:p>
          </table:table-cell>
          <table:table-cell office:value-type="float" office:value="8.8743" calcext:value-type="float">
            <text:p>8.8743</text:p>
          </table:table-cell>
          <table:table-cell office:value-type="float" office:value="0.609491" calcext:value-type="float">
            <text:p>0.609491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278125" calcext:value-type="float">
            <text:p>0.278125</text:p>
          </table:table-cell>
          <table:table-cell office:value-type="float" office:value="0.0797094" calcext:value-type="float">
            <text:p>0.0797094</text:p>
          </table:table-cell>
          <table:table-cell office:value-type="float" office:value="0.00705137" calcext:value-type="float">
            <text:p>0.00705137</text:p>
          </table:table-cell>
          <table:table-cell office:value-type="float" office:value="7.16367" calcext:value-type="float">
            <text:p>7.16367</text:p>
          </table:table-cell>
          <table:table-cell office:value-type="float" office:value="5.93738" calcext:value-type="float">
            <text:p>5.93738</text:p>
          </table:table-cell>
          <table:table-cell office:value-type="float" office:value="0.630058" calcext:value-type="float">
            <text:p>0.630058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15625" calcext:value-type="float">
            <text:p>0.315625</text:p>
          </table:table-cell>
          <table:table-cell office:value-type="float" office:value="0.10296" calcext:value-type="float">
            <text:p>0.10296</text:p>
          </table:table-cell>
          <table:table-cell office:value-type="float" office:value="0.0119779" calcext:value-type="float">
            <text:p>0.0119779</text:p>
          </table:table-cell>
          <table:table-cell office:value-type="float" office:value="2.01228" calcext:value-type="float">
            <text:p>2.01228</text:p>
          </table:table-cell>
          <table:table-cell office:value-type="float" office:value="14.102" calcext:value-type="float">
            <text:p>14.102</text:p>
          </table:table-cell>
          <table:table-cell office:value-type="float" office:value="0.623366" calcext:value-type="float">
            <text:p>0.623366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16211" calcext:value-type="float">
            <text:p>0.316211</text:p>
          </table:table-cell>
          <table:table-cell office:value-type="float" office:value="0.105295" calcext:value-type="float">
            <text:p>0.105295</text:p>
          </table:table-cell>
          <table:table-cell office:value-type="float" office:value="0.012901" calcext:value-type="float">
            <text:p>0.012901</text:p>
          </table:table-cell>
          <table:table-cell office:value-type="float" office:value="1.9603" calcext:value-type="float">
            <text:p>1.9603</text:p>
          </table:table-cell>
          <table:table-cell office:value-type="float" office:value="14.4664" calcext:value-type="float">
            <text:p>14.4664</text:p>
          </table:table-cell>
          <table:table-cell office:value-type="float" office:value="0.612128" calcext:value-type="float">
            <text:p>0.612128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09434" calcext:value-type="float">
            <text:p>0.309434</text:p>
          </table:table-cell>
          <table:table-cell office:value-type="float" office:value="0.103438" calcext:value-type="float">
            <text:p>0.103438</text:p>
          </table:table-cell>
          <table:table-cell office:value-type="float" office:value="0.0136036" calcext:value-type="float">
            <text:p>0.0136036</text:p>
          </table:table-cell>
          <table:table-cell office:value-type="float" office:value="2.54954" calcext:value-type="float">
            <text:p>2.54954</text:p>
          </table:table-cell>
          <table:table-cell office:value-type="float" office:value="12.4729" calcext:value-type="float">
            <text:p>12.4729</text:p>
          </table:table-cell>
          <table:table-cell office:value-type="float" office:value="0.576193" calcext:value-type="float">
            <text:p>0.576193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29111" calcext:value-type="float">
            <text:p>0.329111</text:p>
          </table:table-cell>
          <table:table-cell office:value-type="float" office:value="0.113521" calcext:value-type="float">
            <text:p>0.113521</text:p>
          </table:table-cell>
          <table:table-cell office:value-type="float" office:value="0.0150316" calcext:value-type="float">
            <text:p>0.0150316</text:p>
          </table:table-cell>
          <table:table-cell office:value-type="float" office:value="2.35231" calcext:value-type="float">
            <text:p>2.35231</text:p>
          </table:table-cell>
          <table:table-cell office:value-type="float" office:value="13.6744" calcext:value-type="float">
            <text:p>13.6744</text:p>
          </table:table-cell>
          <table:table-cell office:value-type="float" office:value="0.611195" calcext:value-type="float">
            <text:p>0.611195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09521" calcext:value-type="float">
            <text:p>0.309521</text:p>
          </table:table-cell>
          <table:table-cell office:value-type="float" office:value="0.101207" calcext:value-type="float">
            <text:p>0.101207</text:p>
          </table:table-cell>
          <table:table-cell office:value-type="float" office:value="0.0123464" calcext:value-type="float">
            <text:p>0.0123464</text:p>
          </table:table-cell>
          <table:table-cell office:value-type="float" office:value="2.01264" calcext:value-type="float">
            <text:p>2.01264</text:p>
          </table:table-cell>
          <table:table-cell office:value-type="float" office:value="13.9739" calcext:value-type="float">
            <text:p>13.9739</text:p>
          </table:table-cell>
          <table:table-cell office:value-type="float" office:value="0.598211" calcext:value-type="float">
            <text:p>0.598211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1577" calcext:value-type="float">
            <text:p>0.291577</text:p>
          </table:table-cell>
          <table:table-cell office:value-type="float" office:value="0.0917912" calcext:value-type="float">
            <text:p>0.0917912</text:p>
          </table:table-cell>
          <table:table-cell office:value-type="float" office:value="0.0107366" calcext:value-type="float">
            <text:p>0.0107366</text:p>
          </table:table-cell>
          <table:table-cell office:value-type="float" office:value="2.52897" calcext:value-type="float">
            <text:p>2.52897</text:p>
          </table:table-cell>
          <table:table-cell office:value-type="float" office:value="11.7517" calcext:value-type="float">
            <text:p>11.7517</text:p>
          </table:table-cell>
          <table:table-cell office:value-type="float" office:value="0.57524" calcext:value-type="float">
            <text:p>0.57524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300575" calcext:value-type="float">
            <text:p>0.300575</text:p>
          </table:table-cell>
          <table:table-cell office:value-type="float" office:value="0.096631" calcext:value-type="float">
            <text:p>0.096631</text:p>
          </table:table-cell>
          <table:table-cell office:value-type="float" office:value="0.0115951" calcext:value-type="float">
            <text:p>0.0115951</text:p>
          </table:table-cell>
          <table:table-cell office:value-type="float" office:value="2.68179" calcext:value-type="float">
            <text:p>2.68179</text:p>
          </table:table-cell>
          <table:table-cell office:value-type="float" office:value="11.7057" calcext:value-type="float">
            <text:p>11.7057</text:p>
          </table:table-cell>
          <table:table-cell office:value-type="float" office:value="0.586075" calcext:value-type="float">
            <text:p>0.586075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02122" calcext:value-type="float">
            <text:p>0.302122</text:p>
          </table:table-cell>
          <table:table-cell office:value-type="float" office:value="0.0978371" calcext:value-type="float">
            <text:p>0.0978371</text:p>
          </table:table-cell>
          <table:table-cell office:value-type="float" office:value="0.0119764" calcext:value-type="float">
            <text:p>0.0119764</text:p>
          </table:table-cell>
          <table:table-cell office:value-type="float" office:value="2.36638" calcext:value-type="float">
            <text:p>2.36638</text:p>
          </table:table-cell>
          <table:table-cell office:value-type="float" office:value="12.5989" calcext:value-type="float">
            <text:p>12.5989</text:p>
          </table:table-cell>
          <table:table-cell office:value-type="float" office:value="0.582942" calcext:value-type="float">
            <text:p>0.582942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301379" calcext:value-type="float">
            <text:p>0.301379</text:p>
          </table:table-cell>
          <table:table-cell office:value-type="float" office:value="0.0973953" calcext:value-type="float">
            <text:p>0.0973953</text:p>
          </table:table-cell>
          <table:table-cell office:value-type="float" office:value="0.0118586" calcext:value-type="float">
            <text:p>0.0118586</text:p>
          </table:table-cell>
          <table:table-cell office:value-type="float" office:value="2.46614" calcext:value-type="float">
            <text:p>2.46614</text:p>
          </table:table-cell>
          <table:table-cell office:value-type="float" office:value="12.295" calcext:value-type="float">
            <text:p>12.295</text:p>
          </table:table-cell>
          <table:table-cell office:value-type="float" office:value="0.583287" calcext:value-type="float">
            <text:p>0.583287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9617" calcext:value-type="float">
            <text:p>0.29617</text:p>
          </table:table-cell>
          <table:table-cell office:value-type="float" office:value="0.0942107" calcext:value-type="float">
            <text:p>0.0942107</text:p>
          </table:table-cell>
          <table:table-cell office:value-type="float" office:value="0.0111614" calcext:value-type="float">
            <text:p>0.0111614</text:p>
          </table:table-cell>
          <table:table-cell office:value-type="float" office:value="2.35024" calcext:value-type="float">
            <text:p>2.35024</text:p>
          </table:table-cell>
          <table:table-cell office:value-type="float" office:value="12.3931" calcext:value-type="float">
            <text:p>12.3931</text:p>
          </table:table-cell>
          <table:table-cell office:value-type="float" office:value="0.580822" calcext:value-type="float">
            <text:p>0.580822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98878" calcext:value-type="float">
            <text:p>0.298878</text:p>
          </table:table-cell>
          <table:table-cell office:value-type="float" office:value="0.0959289" calcext:value-type="float">
            <text:p>0.0959289</text:p>
          </table:table-cell>
          <table:table-cell office:value-type="float" office:value="0.0115313" calcext:value-type="float">
            <text:p>0.0115313</text:p>
          </table:table-cell>
          <table:table-cell office:value-type="float" office:value="2.40295" calcext:value-type="float">
            <text:p>2.40295</text:p>
          </table:table-cell>
          <table:table-cell office:value-type="float" office:value="12.3659" calcext:value-type="float">
            <text:p>12.3659</text:p>
          </table:table-cell>
          <table:table-cell office:value-type="float" office:value="0.582305" calcext:value-type="float">
            <text:p>0.582305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98721" calcext:value-type="float">
            <text:p>0.298721</text:p>
          </table:table-cell>
          <table:table-cell office:value-type="float" office:value="0.0957317" calcext:value-type="float">
            <text:p>0.0957317</text:p>
          </table:table-cell>
          <table:table-cell office:value-type="float" office:value="0.0114672" calcext:value-type="float">
            <text:p>0.0114672</text:p>
          </table:table-cell>
          <table:table-cell office:value-type="float" office:value="2.38813" calcext:value-type="float">
            <text:p>2.38813</text:p>
          </table:table-cell>
          <table:table-cell office:value-type="float" office:value="12.3932" calcext:value-type="float">
            <text:p>12.3932</text:p>
          </table:table-cell>
          <table:table-cell office:value-type="float" office:value="0.582914" calcext:value-type="float">
            <text:p>0.582914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98085" calcext:value-type="float">
            <text:p>0.298085</text:p>
          </table:table-cell>
          <table:table-cell office:value-type="float" office:value="0.0953969" calcext:value-type="float">
            <text:p>0.0953969</text:p>
          </table:table-cell>
          <table:table-cell office:value-type="float" office:value="0.0114185" calcext:value-type="float">
            <text:p>0.0114185</text:p>
          </table:table-cell>
          <table:table-cell office:value-type="float" office:value="2.42243" calcext:value-type="float">
            <text:p>2.42243</text:p>
          </table:table-cell>
          <table:table-cell office:value-type="float" office:value="12.2763" calcext:value-type="float">
            <text:p>12.2763</text:p>
          </table:table-cell>
          <table:table-cell office:value-type="float" office:value="0.581766" calcext:value-type="float">
            <text:p>0.581766</text:p>
          </table:table-cell>
          <table:table-cell table:number-columns-repeated="1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97509" calcext:value-type="float">
            <text:p>0.297509</text:p>
          </table:table-cell>
          <table:table-cell office:value-type="float" office:value="0.0950379" calcext:value-type="float">
            <text:p>0.0950379</text:p>
          </table:table-cell>
          <table:table-cell office:value-type="float" office:value="0.0113334" calcext:value-type="float">
            <text:p>0.0113334</text:p>
          </table:table-cell>
          <table:table-cell office:value-type="float" office:value="2.39701" calcext:value-type="float">
            <text:p>2.39701</text:p>
          </table:table-cell>
          <table:table-cell office:value-type="float" office:value="12.3208" calcext:value-type="float">
            <text:p>12.3208</text:p>
          </table:table-cell>
          <table:table-cell office:value-type="float" office:value="0.581742" calcext:value-type="float">
            <text:p>0.581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235916" calcext:value-type="float">
            <text:p>0.235916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75" calcext:value-type="float">
            <text:p>0.0475</text:p>
          </table:table-cell>
          <table:table-cell office:value-type="float" office:value="0.0025625" calcext:value-type="float">
            <text:p>0.0025625</text:p>
          </table:table-cell>
          <table:table-cell office:value-type="float" office:value="0.00000933031" calcext:value-type="float">
            <text:p>9.33031E-06</text:p>
          </table:table-cell>
          <table:table-cell office:value-type="float" office:value="2.37187" calcext:value-type="float">
            <text:p>2.37187</text:p>
          </table:table-cell>
          <table:table-cell office:value-type="string" calcext:value-type="string">
            <text:p>-nan</text:p>
          </table:table-cell>
          <table:table-cell office:value-type="float" office:value="0.526361" calcext:value-type="float">
            <text:p>0.526361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0312125" calcext:value-type="float">
            <text:p>0.0312125</text:p>
          </table:table-cell>
          <table:table-cell office:value-type="float" office:value="0.0010499" calcext:value-type="float">
            <text:p>0.0010499</text:p>
          </table:table-cell>
          <table:table-cell office:value-type="float" office:value="1.50898" calcext:value-type="float">
            <text:p>1.50898</text:p>
          </table:table-cell>
          <table:table-cell office:value-type="float" office:value="8.62022" calcext:value-type="float">
            <text:p>8.62022</text:p>
          </table:table-cell>
          <table:table-cell office:value-type="float" office:value="0.640772" calcext:value-type="float">
            <text:p>0.640772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0780375" calcext:value-type="float">
            <text:p>0.0780375</text:p>
          </table:table-cell>
          <table:table-cell office:value-type="float" office:value="0.00684081" calcext:value-type="float">
            <text:p>0.00684081</text:p>
          </table:table-cell>
          <table:table-cell office:value-type="float" office:value="2.41391" calcext:value-type="float">
            <text:p>2.41391</text:p>
          </table:table-cell>
          <table:table-cell office:value-type="float" office:value="11.0403" calcext:value-type="float">
            <text:p>11.0403</text:p>
          </table:table-cell>
          <table:table-cell office:value-type="float" office:value="0.625562" calcext:value-type="float">
            <text:p>0.625562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5938" calcext:value-type="float">
            <text:p>0.335938</text:p>
          </table:table-cell>
          <table:table-cell office:value-type="float" office:value="0.114652" calcext:value-type="float">
            <text:p>0.114652</text:p>
          </table:table-cell>
          <table:table-cell office:value-type="float" office:value="0.0140176" calcext:value-type="float">
            <text:p>0.0140176</text:p>
          </table:table-cell>
          <table:table-cell office:value-type="float" office:value="2.69596" calcext:value-type="float">
            <text:p>2.69596</text:p>
          </table:table-cell>
          <table:table-cell office:value-type="float" office:value="12.7893" calcext:value-type="float">
            <text:p>12.7893</text:p>
          </table:table-cell>
          <table:table-cell office:value-type="float" office:value="0.644538" calcext:value-type="float">
            <text:p>0.644538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6406" calcext:value-type="float">
            <text:p>0.336406</text:p>
          </table:table-cell>
          <table:table-cell office:value-type="float" office:value="0.115743" calcext:value-type="float">
            <text:p>0.115743</text:p>
          </table:table-cell>
          <table:table-cell office:value-type="float" office:value="0.0145803" calcext:value-type="float">
            <text:p>0.0145803</text:p>
          </table:table-cell>
          <table:table-cell office:value-type="float" office:value="1.61126" calcext:value-type="float">
            <text:p>1.61126</text:p>
          </table:table-cell>
          <table:table-cell office:value-type="float" office:value="16.8322" calcext:value-type="float">
            <text:p>16.8322</text:p>
          </table:table-cell>
          <table:table-cell office:value-type="float" office:value="0.63721" calcext:value-type="float">
            <text:p>0.63721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01094" calcext:value-type="float">
            <text:p>0.301094</text:p>
          </table:table-cell>
          <table:table-cell office:value-type="float" office:value="0.0946648" calcext:value-type="float">
            <text:p>0.0946648</text:p>
          </table:table-cell>
          <table:table-cell office:value-type="float" office:value="0.010411" calcext:value-type="float">
            <text:p>0.010411</text:p>
          </table:table-cell>
          <table:table-cell office:value-type="float" office:value="2.2489" calcext:value-type="float">
            <text:p>2.2489</text:p>
          </table:table-cell>
          <table:table-cell office:value-type="float" office:value="12.7198" calcext:value-type="float">
            <text:p>12.7198</text:p>
          </table:table-cell>
          <table:table-cell office:value-type="float" office:value="0.612747" calcext:value-type="float">
            <text:p>0.612747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8707" calcext:value-type="float">
            <text:p>0.28707</text:p>
          </table:table-cell>
          <table:table-cell office:value-type="float" office:value="0.0866299" calcext:value-type="float">
            <text:p>0.0866299</text:p>
          </table:table-cell>
          <table:table-cell office:value-type="float" office:value="0.00884515" calcext:value-type="float">
            <text:p>0.00884515</text:p>
          </table:table-cell>
          <table:table-cell office:value-type="float" office:value="1.95396" calcext:value-type="float">
            <text:p>1.95396</text:p>
          </table:table-cell>
          <table:table-cell office:value-type="float" office:value="13.075" calcext:value-type="float">
            <text:p>13.075</text:p>
          </table:table-cell>
          <table:table-cell office:value-type="float" office:value="0.60713" calcext:value-type="float">
            <text:p>0.60713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14004" calcext:value-type="float">
            <text:p>0.314004</text:p>
          </table:table-cell>
          <table:table-cell office:value-type="float" office:value="0.102332" calcext:value-type="float">
            <text:p>0.102332</text:p>
          </table:table-cell>
          <table:table-cell office:value-type="float" office:value="0.0119755" calcext:value-type="float">
            <text:p>0.0119755</text:p>
          </table:table-cell>
          <table:table-cell office:value-type="float" office:value="2.16313" calcext:value-type="float">
            <text:p>2.16313</text:p>
          </table:table-cell>
          <table:table-cell office:value-type="float" office:value="13.5314" calcext:value-type="float">
            <text:p>13.5314</text:p>
          </table:table-cell>
          <table:table-cell office:value-type="float" office:value="0.618803" calcext:value-type="float">
            <text:p>0.618803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4062" calcext:value-type="float">
            <text:p>0.284062</text:p>
          </table:table-cell>
          <table:table-cell office:value-type="float" office:value="0.0853195" calcext:value-type="float">
            <text:p>0.0853195</text:p>
          </table:table-cell>
          <table:table-cell office:value-type="float" office:value="0.00880078" calcext:value-type="float">
            <text:p>0.00880078</text:p>
          </table:table-cell>
          <table:table-cell office:value-type="float" office:value="2.34227" calcext:value-type="float">
            <text:p>2.34227</text:p>
          </table:table-cell>
          <table:table-cell office:value-type="float" office:value="11.7743" calcext:value-type="float">
            <text:p>11.7743</text:p>
          </table:table-cell>
          <table:table-cell office:value-type="float" office:value="0.597002" calcext:value-type="float">
            <text:p>0.597002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80825" calcext:value-type="float">
            <text:p>0.280825</text:p>
          </table:table-cell>
          <table:table-cell office:value-type="float" office:value="0.0843565" calcext:value-type="float">
            <text:p>0.0843565</text:p>
          </table:table-cell>
          <table:table-cell office:value-type="float" office:value="0.00879972" calcext:value-type="float">
            <text:p>0.00879972</text:p>
          </table:table-cell>
          <table:table-cell office:value-type="float" office:value="2.43895" calcext:value-type="float">
            <text:p>2.43895</text:p>
          </table:table-cell>
          <table:table-cell office:value-type="float" office:value="11.4507" calcext:value-type="float">
            <text:p>11.4507</text:p>
          </table:table-cell>
          <table:table-cell office:value-type="float" office:value="0.587797" calcext:value-type="float">
            <text:p>0.587797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897" calcext:value-type="float">
            <text:p>0.2897</text:p>
          </table:table-cell>
          <table:table-cell office:value-type="float" office:value="0.0894736" calcext:value-type="float">
            <text:p>0.0894736</text:p>
          </table:table-cell>
          <table:table-cell office:value-type="float" office:value="0.00983831" calcext:value-type="float">
            <text:p>0.00983831</text:p>
          </table:table-cell>
          <table:table-cell office:value-type="float" office:value="2.12042" calcext:value-type="float">
            <text:p>2.12042</text:p>
          </table:table-cell>
          <table:table-cell office:value-type="float" office:value="12.7362" calcext:value-type="float">
            <text:p>12.7362</text:p>
          </table:table-cell>
          <table:table-cell office:value-type="float" office:value="0.590353" calcext:value-type="float">
            <text:p>0.590353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90389" calcext:value-type="float">
            <text:p>0.290389</text:p>
          </table:table-cell>
          <table:table-cell office:value-type="float" office:value="0.090148" calcext:value-type="float">
            <text:p>0.090148</text:p>
          </table:table-cell>
          <table:table-cell office:value-type="float" office:value="0.0100447" calcext:value-type="float">
            <text:p>0.0100447</text:p>
          </table:table-cell>
          <table:table-cell office:value-type="float" office:value="2.19409" calcext:value-type="float">
            <text:p>2.19409</text:p>
          </table:table-cell>
          <table:table-cell office:value-type="float" office:value="12.557" calcext:value-type="float">
            <text:p>12.557</text:p>
          </table:table-cell>
          <table:table-cell office:value-type="float" office:value="0.587994" calcext:value-type="float">
            <text:p>0.587994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5027" calcext:value-type="float">
            <text:p>0.285027</text:p>
          </table:table-cell>
          <table:table-cell office:value-type="float" office:value="0.0872936" calcext:value-type="float">
            <text:p>0.0872936</text:p>
          </table:table-cell>
          <table:table-cell office:value-type="float" office:value="0.00957784" calcext:value-type="float">
            <text:p>0.00957784</text:p>
          </table:table-cell>
          <table:table-cell office:value-type="float" office:value="2.38921" calcext:value-type="float">
            <text:p>2.38921</text:p>
          </table:table-cell>
          <table:table-cell office:value-type="float" office:value="11.7934" calcext:value-type="float">
            <text:p>11.7934</text:p>
          </table:table-cell>
          <table:table-cell office:value-type="float" office:value="0.581031" calcext:value-type="float">
            <text:p>0.581031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7237" calcext:value-type="float">
            <text:p>0.287237</text:p>
          </table:table-cell>
          <table:table-cell office:value-type="float" office:value="0.0884875" calcext:value-type="float">
            <text:p>0.0884875</text:p>
          </table:table-cell>
          <table:table-cell office:value-type="float" office:value="0.00981992" calcext:value-type="float">
            <text:p>0.00981992</text:p>
          </table:table-cell>
          <table:table-cell office:value-type="float" office:value="2.26023" calcext:value-type="float">
            <text:p>2.26023</text:p>
          </table:table-cell>
          <table:table-cell office:value-type="float" office:value="12.2378" calcext:value-type="float">
            <text:p>12.2378</text:p>
          </table:table-cell>
          <table:table-cell office:value-type="float" office:value="0.581955" calcext:value-type="float">
            <text:p>0.581955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89768" calcext:value-type="float">
            <text:p>0.289768</text:p>
          </table:table-cell>
          <table:table-cell office:value-type="float" office:value="0.0897806" calcext:value-type="float">
            <text:p>0.0897806</text:p>
          </table:table-cell>
          <table:table-cell office:value-type="float" office:value="0.0100312" calcext:value-type="float">
            <text:p>0.0100312</text:p>
          </table:table-cell>
          <table:table-cell office:value-type="float" office:value="2.2067" calcext:value-type="float">
            <text:p>2.2067</text:p>
          </table:table-cell>
          <table:table-cell office:value-type="float" office:value="12.4915" calcext:value-type="float">
            <text:p>12.4915</text:p>
          </table:table-cell>
          <table:table-cell office:value-type="float" office:value="0.585172" calcext:value-type="float">
            <text:p>0.585172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7757" calcext:value-type="float">
            <text:p>0.287757</text:p>
          </table:table-cell>
          <table:table-cell office:value-type="float" office:value="0.0886551" calcext:value-type="float">
            <text:p>0.0886551</text:p>
          </table:table-cell>
          <table:table-cell office:value-type="float" office:value="0.00980883" calcext:value-type="float">
            <text:p>0.00980883</text:p>
          </table:table-cell>
          <table:table-cell office:value-type="float" office:value="2.25371" calcext:value-type="float">
            <text:p>2.25371</text:p>
          </table:table-cell>
          <table:table-cell office:value-type="float" office:value="12.2691" calcext:value-type="float">
            <text:p>12.2691</text:p>
          </table:table-cell>
          <table:table-cell office:value-type="float" office:value="0.584005" calcext:value-type="float">
            <text:p>0.584005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9488" calcext:value-type="float">
            <text:p>0.289488</text:p>
          </table:table-cell>
          <table:table-cell office:value-type="float" office:value="0.0897924" calcext:value-type="float">
            <text:p>0.0897924</text:p>
          </table:table-cell>
          <table:table-cell office:value-type="float" office:value="0.0100819" calcext:value-type="float">
            <text:p>0.0100819</text:p>
          </table:table-cell>
          <table:table-cell office:value-type="float" office:value="2.23939" calcext:value-type="float">
            <text:p>2.23939</text:p>
          </table:table-cell>
          <table:table-cell office:value-type="float" office:value="12.3949" calcext:value-type="float">
            <text:p>12.3949</text:p>
          </table:table-cell>
          <table:table-cell office:value-type="float" office:value="0.583184" calcext:value-type="float">
            <text:p>0.583184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9129" calcext:value-type="float">
            <text:p>0.289129</text:p>
          </table:table-cell>
          <table:table-cell office:value-type="float" office:value="0.0895533" calcext:value-type="float">
            <text:p>0.0895533</text:p>
          </table:table-cell>
          <table:table-cell office:value-type="float" office:value="0.0100168" calcext:value-type="float">
            <text:p>0.0100168</text:p>
          </table:table-cell>
          <table:table-cell office:value-type="float" office:value="2.21332" calcext:value-type="float">
            <text:p>2.21332</text:p>
          </table:table-cell>
          <table:table-cell office:value-type="float" office:value="12.4548" calcext:value-type="float">
            <text:p>12.4548</text:p>
          </table:table-cell>
          <table:table-cell office:value-type="float" office:value="0.583664" calcext:value-type="float">
            <text:p>0.583664</text:p>
          </table:table-cell>
          <table:table-cell table:number-columns-repeated="1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9329" calcext:value-type="float">
            <text:p>0.289329</text:p>
          </table:table-cell>
          <table:table-cell office:value-type="float" office:value="0.0897002" calcext:value-type="float">
            <text:p>0.0897002</text:p>
          </table:table-cell>
          <table:table-cell office:value-type="float" office:value="0.0100575" calcext:value-type="float">
            <text:p>0.0100575</text:p>
          </table:table-cell>
          <table:table-cell office:value-type="float" office:value="2.23119" calcext:value-type="float">
            <text:p>2.23119</text:p>
          </table:table-cell>
          <table:table-cell office:value-type="float" office:value="12.4124" calcext:value-type="float">
            <text:p>12.4124</text:p>
          </table:table-cell>
          <table:table-cell office:value-type="float" office:value="0.58334" calcext:value-type="float">
            <text:p>0.583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correl length </text:p>
          </table:table-cell>
          <table:table-cell office:value-type="string" calcext:value-type="string">
            <text:p><text:s/>Binder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0000625" calcext:value-type="float">
            <text:p>6.25E-10</text:p>
          </table:table-cell>
          <table:table-cell office:value-type="float" office:value="1.00785" calcext:value-type="float">
            <text:p>1.00785</text:p>
          </table:table-cell>
          <table:table-cell office:value-type="string" calcext:value-type="string">
            <text:p>-nan</text:p>
          </table:table-cell>
          <table:table-cell office:value-type="float" office:value="0.666667" calcext:value-type="float">
            <text:p>0.66666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00053125" calcext:value-type="float">
            <text:p>5.3125E-05</text:p>
          </table:table-cell>
          <table:table-cell office:value-type="float" office:value="3.53587" calcext:value-type="float">
            <text:p>3.53587</text:p>
          </table:table-cell>
          <table:table-cell office:value-type="string" calcext:value-type="string">
            <text:p>-nan</text:p>
          </table:table-cell>
          <table:table-cell office:value-type="float" office:value="0.546667" calcext:value-type="float">
            <text:p>0.54666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375" calcext:value-type="float">
            <text:p>0.15375</text:p>
          </table:table-cell>
          <table:table-cell office:value-type="float" office:value="0.0242188" calcext:value-type="float">
            <text:p>0.0242188</text:p>
          </table:table-cell>
          <table:table-cell office:value-type="float" office:value="0.000635765" calcext:value-type="float">
            <text:p>0.000635765</text:p>
          </table:table-cell>
          <table:table-cell office:value-type="float" office:value="0.988498" calcext:value-type="float">
            <text:p>0.988498</text:p>
          </table:table-cell>
          <table:table-cell office:value-type="float" office:value="9.48166" calcext:value-type="float">
            <text:p>9.48166</text:p>
          </table:table-cell>
          <table:table-cell office:value-type="float" office:value="0.638696" calcext:value-type="float">
            <text:p>0.63869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1875" calcext:value-type="float">
            <text:p>0.271875</text:p>
          </table:table-cell>
          <table:table-cell office:value-type="float" office:value="0.0766094" calcext:value-type="float">
            <text:p>0.0766094</text:p>
          </table:table-cell>
          <table:table-cell office:value-type="float" office:value="0.00669323" calcext:value-type="float">
            <text:p>0.00669323</text:p>
          </table:table-cell>
          <table:table-cell office:value-type="float" office:value="1.01916" calcext:value-type="float">
            <text:p>1.01916</text:p>
          </table:table-cell>
          <table:table-cell office:value-type="float" office:value="17.2322" calcext:value-type="float">
            <text:p>17.2322</text:p>
          </table:table-cell>
          <table:table-cell office:value-type="float" office:value="0.619854" calcext:value-type="float">
            <text:p>0.61985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92812" calcext:value-type="float">
            <text:p>0.392812</text:p>
          </table:table-cell>
          <table:table-cell office:value-type="float" office:value="0.157161" calcext:value-type="float">
            <text:p>0.157161</text:p>
          </table:table-cell>
          <table:table-cell office:value-type="float" office:value="0.0265223" calcext:value-type="float">
            <text:p>0.0265223</text:p>
          </table:table-cell>
          <table:table-cell office:value-type="float" office:value="1.53934" calcext:value-type="float">
            <text:p>1.53934</text:p>
          </table:table-cell>
          <table:table-cell office:value-type="float" office:value="20.1739" calcext:value-type="float">
            <text:p>20.1739</text:p>
          </table:table-cell>
          <table:table-cell office:value-type="float" office:value="0.642068" calcext:value-type="float">
            <text:p>0.64206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31406" calcext:value-type="float">
            <text:p>0.331406</text:p>
          </table:table-cell>
          <table:table-cell office:value-type="float" office:value="0.113566" calcext:value-type="float">
            <text:p>0.113566</text:p>
          </table:table-cell>
          <table:table-cell office:value-type="float" office:value="0.0145802" calcext:value-type="float">
            <text:p>0.0145802</text:p>
          </table:table-cell>
          <table:table-cell office:value-type="float" office:value="1.39711" calcext:value-type="float">
            <text:p>1.39711</text:p>
          </table:table-cell>
          <table:table-cell office:value-type="float" office:value="17.943" calcext:value-type="float">
            <text:p>17.943</text:p>
          </table:table-cell>
          <table:table-cell office:value-type="float" office:value="0.623174" calcext:value-type="float">
            <text:p>0.62317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265703" calcext:value-type="float">
            <text:p>0.265703</text:p>
          </table:table-cell>
          <table:table-cell office:value-type="float" office:value="0.076909" calcext:value-type="float">
            <text:p>0.076909</text:p>
          </table:table-cell>
          <table:table-cell office:value-type="float" office:value="0.00751631" calcext:value-type="float">
            <text:p>0.00751631</text:p>
          </table:table-cell>
          <table:table-cell office:value-type="float" office:value="2.45158" calcext:value-type="float">
            <text:p>2.45158</text:p>
          </table:table-cell>
          <table:table-cell office:value-type="float" office:value="10.8617" calcext:value-type="float">
            <text:p>10.8617</text:p>
          </table:table-cell>
          <table:table-cell office:value-type="float" office:value="0.576426" calcext:value-type="float">
            <text:p>0.57642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68945" calcext:value-type="float">
            <text:p>0.268945</text:p>
          </table:table-cell>
          <table:table-cell office:value-type="float" office:value="0.0767209" calcext:value-type="float">
            <text:p>0.0767209</text:p>
          </table:table-cell>
          <table:table-cell office:value-type="float" office:value="0.00711072" calcext:value-type="float">
            <text:p>0.00711072</text:p>
          </table:table-cell>
          <table:table-cell office:value-type="float" office:value="2.61054" calcext:value-type="float">
            <text:p>2.61054</text:p>
          </table:table-cell>
          <table:table-cell office:value-type="float" office:value="10.4822" calcext:value-type="float">
            <text:p>10.4822</text:p>
          </table:table-cell>
          <table:table-cell office:value-type="float" office:value="0.597315" calcext:value-type="float">
            <text:p>0.59731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231582" calcext:value-type="float">
            <text:p>0.231582</text:p>
          </table:table-cell>
          <table:table-cell office:value-type="float" office:value="0.0596729" calcext:value-type="float">
            <text:p>0.0596729</text:p>
          </table:table-cell>
          <table:table-cell office:value-type="float" office:value="0.0049793" calcext:value-type="float">
            <text:p>0.0049793</text:p>
          </table:table-cell>
          <table:table-cell office:value-type="float" office:value="2.10331" calcext:value-type="float">
            <text:p>2.10331</text:p>
          </table:table-cell>
          <table:table-cell office:value-type="float" office:value="10.2819" calcext:value-type="float">
            <text:p>10.2819</text:p>
          </table:table-cell>
          <table:table-cell office:value-type="float" office:value="0.533886" calcext:value-type="float">
            <text:p>0.53388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83018" calcext:value-type="float">
            <text:p>0.283018</text:p>
          </table:table-cell>
          <table:table-cell office:value-type="float" office:value="0.0860834" calcext:value-type="float">
            <text:p>0.0860834</text:p>
          </table:table-cell>
          <table:table-cell office:value-type="float" office:value="0.0093856" calcext:value-type="float">
            <text:p>0.0093856</text:p>
          </table:table-cell>
          <table:table-cell office:value-type="float" office:value="1.78144" calcext:value-type="float">
            <text:p>1.78144</text:p>
          </table:table-cell>
          <table:table-cell office:value-type="float" office:value="13.6838" calcext:value-type="float">
            <text:p>13.6838</text:p>
          </table:table-cell>
          <table:table-cell office:value-type="float" office:value="0.577816" calcext:value-type="float">
            <text:p>0.57781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76821" calcext:value-type="float">
            <text:p>0.276821</text:p>
          </table:table-cell>
          <table:table-cell office:value-type="float" office:value="0.0835752" calcext:value-type="float">
            <text:p>0.0835752</text:p>
          </table:table-cell>
          <table:table-cell office:value-type="float" office:value="0.00906924" calcext:value-type="float">
            <text:p>0.00906924</text:p>
          </table:table-cell>
          <table:table-cell office:value-type="float" office:value="1.93612" calcext:value-type="float">
            <text:p>1.93612</text:p>
          </table:table-cell>
          <table:table-cell office:value-type="float" office:value="12.891" calcext:value-type="float">
            <text:p>12.891</text:p>
          </table:table-cell>
          <table:table-cell office:value-type="float" office:value="0.567192" calcext:value-type="float">
            <text:p>0.567192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90923" calcext:value-type="float">
            <text:p>0.290923</text:p>
          </table:table-cell>
          <table:table-cell office:value-type="float" office:value="0.0895061" calcext:value-type="float">
            <text:p>0.0895061</text:p>
          </table:table-cell>
          <table:table-cell office:value-type="float" office:value="0.00966444" calcext:value-type="float">
            <text:p>0.00966444</text:p>
          </table:table-cell>
          <table:table-cell office:value-type="float" office:value="2.10841" calcext:value-type="float">
            <text:p>2.10841</text:p>
          </table:table-cell>
          <table:table-cell office:value-type="float" office:value="12.7772" calcext:value-type="float">
            <text:p>12.7772</text:p>
          </table:table-cell>
          <table:table-cell office:value-type="float" office:value="0.597885" calcext:value-type="float">
            <text:p>0.59788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78568" calcext:value-type="float">
            <text:p>0.278568</text:p>
          </table:table-cell>
          <table:table-cell office:value-type="float" office:value="0.0830226" calcext:value-type="float">
            <text:p>0.0830226</text:p>
          </table:table-cell>
          <table:table-cell office:value-type="float" office:value="0.00861862" calcext:value-type="float">
            <text:p>0.00861862</text:p>
          </table:table-cell>
          <table:table-cell office:value-type="float" office:value="2.20646" calcext:value-type="float">
            <text:p>2.20646</text:p>
          </table:table-cell>
          <table:table-cell office:value-type="float" office:value="11.9809" calcext:value-type="float">
            <text:p>11.9809</text:p>
          </table:table-cell>
          <table:table-cell office:value-type="float" office:value="0.583203" calcext:value-type="float">
            <text:p>0.58320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82682" calcext:value-type="float">
            <text:p>0.282682</text:p>
          </table:table-cell>
          <table:table-cell office:value-type="float" office:value="0.0850985" calcext:value-type="float">
            <text:p>0.0850985</text:p>
          </table:table-cell>
          <table:table-cell office:value-type="float" office:value="0.00897743" calcext:value-type="float">
            <text:p>0.00897743</text:p>
          </table:table-cell>
          <table:table-cell office:value-type="float" office:value="2.16111" calcext:value-type="float">
            <text:p>2.16111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0.586774" calcext:value-type="float">
            <text:p>0.58677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82319" calcext:value-type="float">
            <text:p>0.282319</text:p>
          </table:table-cell>
          <table:table-cell office:value-type="float" office:value="0.0854022" calcext:value-type="float">
            <text:p>0.0854022</text:p>
          </table:table-cell>
          <table:table-cell office:value-type="float" office:value="0.00911309" calcext:value-type="float">
            <text:p>0.00911309</text:p>
          </table:table-cell>
          <table:table-cell office:value-type="float" office:value="2.12516" calcext:value-type="float">
            <text:p>2.12516</text:p>
          </table:table-cell>
          <table:table-cell office:value-type="float" office:value="12.4096" calcext:value-type="float">
            <text:p>12.4096</text:p>
          </table:table-cell>
          <table:table-cell office:value-type="float" office:value="0.583508" calcext:value-type="float">
            <text:p>0.58350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79837" calcext:value-type="float">
            <text:p>0.279837</text:p>
          </table:table-cell>
          <table:table-cell office:value-type="float" office:value="0.0839501" calcext:value-type="float">
            <text:p>0.0839501</text:p>
          </table:table-cell>
          <table:table-cell office:value-type="float" office:value="0.0088268" calcext:value-type="float">
            <text:p>0.0088268</text:p>
          </table:table-cell>
          <table:table-cell office:value-type="float" office:value="2.14881" calcext:value-type="float">
            <text:p>2.14881</text:p>
          </table:table-cell>
          <table:table-cell office:value-type="float" office:value="12.2242" calcext:value-type="float">
            <text:p>12.2242</text:p>
          </table:table-cell>
          <table:table-cell office:value-type="float" office:value="0.582516" calcext:value-type="float">
            <text:p>0.58251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284159" calcext:value-type="float">
            <text:p>0.284159</text:p>
          </table:table-cell>
          <table:table-cell office:value-type="float" office:value="0.0863199" calcext:value-type="float">
            <text:p>0.0863199</text:p>
          </table:table-cell>
          <table:table-cell office:value-type="float" office:value="0.00926073" calcext:value-type="float">
            <text:p>0.00926073</text:p>
          </table:table-cell>
          <table:table-cell office:value-type="float" office:value="2.12248" calcext:value-type="float">
            <text:p>2.12248</text:p>
          </table:table-cell>
          <table:table-cell office:value-type="float" office:value="12.4889" calcext:value-type="float">
            <text:p>12.4889</text:p>
          </table:table-cell>
          <table:table-cell office:value-type="float" office:value="0.585712" calcext:value-type="float">
            <text:p>0.585712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82808" calcext:value-type="float">
            <text:p>0.282808</text:p>
          </table:table-cell>
          <table:table-cell office:value-type="float" office:value="0.0854969" calcext:value-type="float">
            <text:p>0.0854969</text:p>
          </table:table-cell>
          <table:table-cell office:value-type="float" office:value="0.00907947" calcext:value-type="float">
            <text:p>0.00907947</text:p>
          </table:table-cell>
          <table:table-cell office:value-type="float" office:value="2.0803" calcext:value-type="float">
            <text:p>2.0803</text:p>
          </table:table-cell>
          <table:table-cell office:value-type="float" office:value="12.5589" calcext:value-type="float">
            <text:p>12.5589</text:p>
          </table:table-cell>
          <table:table-cell office:value-type="float" office:value="0.585963" calcext:value-type="float">
            <text:p>0.58596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83541" calcext:value-type="float">
            <text:p>0.283541</text:p>
          </table:table-cell>
          <table:table-cell office:value-type="float" office:value="0.0859722" calcext:value-type="float">
            <text:p>0.0859722</text:p>
          </table:table-cell>
          <table:table-cell office:value-type="float" office:value="0.00919877" calcext:value-type="float">
            <text:p>0.00919877</text:p>
          </table:table-cell>
          <table:table-cell office:value-type="float" office:value="2.09142" calcext:value-type="float">
            <text:p>2.09142</text:p>
          </table:table-cell>
          <table:table-cell office:value-type="float" office:value="12.5603" calcext:value-type="float">
            <text:p>12.5603</text:p>
          </table:table-cell>
          <table:table-cell office:value-type="float" office:value="0.585149" calcext:value-type="float">
            <text:p>0.58514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82965" calcext:value-type="float">
            <text:p>0.282965</text:p>
          </table:table-cell>
          <table:table-cell office:value-type="float" office:value="0.0856338" calcext:value-type="float">
            <text:p>0.0856338</text:p>
          </table:table-cell>
          <table:table-cell office:value-type="float" office:value="0.00911886" calcext:value-type="float">
            <text:p>0.00911886</text:p>
          </table:table-cell>
          <table:table-cell office:value-type="float" office:value="2.09298" calcext:value-type="float">
            <text:p>2.09298</text:p>
          </table:table-cell>
          <table:table-cell office:value-type="float" office:value="12.529" calcext:value-type="float">
            <text:p>12.529</text:p>
          </table:table-cell>
          <table:table-cell office:value-type="float" office:value="0.585496" calcext:value-type="float">
            <text:p>0.58549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5:10:07.604251779</dc:date>
    <meta:editing-duration>PT30M24S</meta:editing-duration>
    <meta:editing-cycles>1</meta:editing-cycles>
    <meta:document-statistic meta:table-count="1" meta:cell-count="3981" meta:object-count="3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legend chart:legend-position="end" svg:x="13.102cm" svg:y="4.242cm" style:legend-expansion="high" chart:style-name="ch2"/>
        <chart:plot-area chart:style-name="ch3" table:cell-range-address="Toom20h0.K2:Toom20h0.K21 Toom20h0.M2:Toom20h0.M21" svg:x="0.32cm" svg:y="0.18cm" svg:width="12.462cm" svg:height="8.645cm">
          <chartooo:coordinate-region svg:x="1.153cm" svg:y="0.34cm" svg:width="11.297cm" svg:height="8.3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20h0.M2:Toom20h0.M21" chart:class="chart:scatter">
            <chart:domain table:cell-range-address="Toom20h0.K2:Toom20h0.K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Toom20h0.K2:Toom20h0.K21</svg:desc>
                </draw:g>
              </table:table-cell>
              <table:table-cell office:value-type="float" office:value="-0.979338">
                <text:p>-0.979338</text:p>
                <draw:g>
                  <svg:desc>Toom20h0.M2:Toom20h0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958169">
                <text:p>0.958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-0.933208">
                <text:p>-0.933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910965">
                <text:p>0.910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88438">
                <text:p>0.88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0.854228">
                <text:p>0.854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819366">
                <text:p>0.81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776858">
                <text:p>0.776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721968">
                <text:p>0.721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64939">
                <text:p>0.649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0.569122">
                <text:p>0.569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489956">
                <text:p>0.489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0.426054">
                <text:p>0.426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0.383519">
                <text:p>0.383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349977">
                <text:p>0.349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326603">
                <text:p>0.326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0.310186">
                <text:p>0.310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0.297509">
                <text:p>0.29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289329">
                <text:p>0.289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282965">
                <text:p>0.282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Toom20h0.K2:Toom20h0.K21 Toom20h0.S2:Toom20h0.S21" svg:x="0.32cm" svg:y="0.18cm" svg:width="12.508cm" svg:height="8.64cm">
          <chartooo:coordinate-region svg:x="1.232cm" svg:y="0.34cm" svg:width="11.264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20h0.S2:Toom20h0.S21" chart:class="chart:scatter">
            <chart:domain table:cell-range-address="Toom20h0.K2:Toom20h0.K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Toom20h0.K2:Toom20h0.K21</svg:desc>
                </draw:g>
              </table:table-cell>
              <table:table-cell office:value-type="float" office:value="0.666525">
                <text:p>0.666525</text:p>
                <draw:g>
                  <svg:desc>Toom20h0.S2:Toom20h0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666367">
                <text:p>0.666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666157">
                <text:p>0.666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665943">
                <text:p>0.665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665628">
                <text:p>0.665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0.665151">
                <text:p>0.665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0.664343">
                <text:p>0.664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0.662762">
                <text:p>0.662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658966">
                <text:p>0.658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650228">
                <text:p>0.650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0.636707">
                <text:p>0.636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618957">
                <text:p>0.618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0.602415">
                <text:p>0.602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0.592912">
                <text:p>0.592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586127">
                <text:p>0.586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583639">
                <text:p>0.5836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0.582198">
                <text:p>0.582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0.581742">
                <text:p>0.581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58334">
                <text:p>0.58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0.585496">
                <text:p>0.5854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Toom20h0.K2:Toom20h0.K21 Toom20h0.U2:Toom20h0.U21" svg:x="0.32cm" svg:y="0.18cm" svg:width="12.508cm" svg:height="8.64cm">
          <chartooo:coordinate-region svg:x="0.756cm" svg:y="0.341cm" svg:width="11.74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om20h0.U2:Toom20h0.U21" chart:class="chart:scatter">
            <chart:domain table:cell-range-address="Toom20h0.K2:Toom20h0.K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Toom20h0.K2:Toom20h0.K21</svg:desc>
                </draw:g>
              </table:table-cell>
              <table:table-cell office:value-type="float" office:value="5.73390422520872">
                <text:p>5.73390422520872</text:p>
                <draw:g>
                  <svg:desc>Toom20h0.U2:Toom20h0.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5.36038095255873">
                <text:p>5.36038095255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5.0964520689439">
                <text:p>5.0964520689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4.91866619333285">
                <text:p>4.91866619333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4.73957869383457">
                <text:p>4.73957869383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">
                <text:p>0.12</text:p>
              </table:table-cell>
              <table:table-cell office:value-type="float" office:value="4.55267827881431">
                <text:p>4.55267827881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4.34101972722495">
                <text:p>4.341019727224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4.08867351217231">
                <text:p>4.08867351217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3.77120340392871">
                <text:p>3.7712034039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3.40912586798428">
                <text:p>3.40912586798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3.1083240802898">
                <text:p>3.10832408028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.868080703699">
                <text:p>2.868080703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2.70852342244866">
                <text:p>2.70852342244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2.61716952985723">
                <text:p>2.61716952985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2.55388063220767">
                <text:p>2.55388063220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2.5260645878729">
                <text:p>2.5260645878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">
                <text:p>0.34</text:p>
              </table:table-cell>
              <table:table-cell office:value-type="float" office:value="2.51380989739473">
                <text:p>2.51380989739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2.51128889106212">
                <text:p>2.51128889106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2.51869597294407">
                <text:p>2.51869597294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">
                <text:p>0.4</text:p>
              </table:table-cell>
              <table:table-cell office:value-type="float" office:value="2.52804595726342">
                <text:p>2.528045957263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